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 manifest:media-type="application/vnd.sun.star.oleobject"/>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Configurations2/" manifest:media-type="application/vnd.sun.xml.ui.configuration"/>
  <manifest:file-entry manifest:full-path="ObjectReplacements/Object 4"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layout-cache" manifest:media-type="application/binary"/>
  <manifest:file-entry manifest:full-path="Thumbnails/thumbnail.png" manifest:media-type="image/png"/>
  <manifest:file-entry manifest:full-path="Pictures/100002000000005800000013CD33E410FC0C69E5.png" manifest:media-type="image/png"/>
  <manifest:file-entry manifest:full-path="Pictures/10000200000000530000001880DF7F6CDE316CBA.png" manifest:media-type="image/png"/>
  <manifest:file-entry manifest:full-path="Object 8"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automatic-styles>
    <style:style style:name="Таблица3" style:family="table">
      <style:table-properties style:width="17.38cm" fo:margin-left="-0.191cm" table:align="left" style:writing-mode="lr-tb"/>
    </style:style>
    <style:style style:name="Таблица3.A" style:family="table-column">
      <style:table-column-properties style:column-width="6.692cm"/>
    </style:style>
    <style:style style:name="Таблица3.B" style:family="table-column">
      <style:table-column-properties style:column-width="3.5cm"/>
    </style:style>
    <style:style style:name="Таблица3.C" style:family="table-column">
      <style:table-column-properties style:column-width="3.501cm"/>
    </style:style>
    <style:style style:name="Таблица3.D" style:family="table-column">
      <style:table-column-properties style:column-width="3.687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6.882cm" fo:margin-left="-0.191cm" table:align="left" style:writing-mode="lr-tb"/>
    </style:style>
    <style:style style:name="Таблица4.A" style:family="table-column">
      <style:table-column-properties style:column-width="6.191cm"/>
    </style:style>
    <style:style style:name="Таблица4.B" style:family="table-column">
      <style:table-column-properties style:column-width="3.501cm"/>
    </style:style>
    <style:style style:name="Таблица4.C" style:family="table-column">
      <style:table-column-properties style:column-width="7.19cm"/>
    </style:style>
    <style:style style:name="Таблица4.1" style:family="table-row">
      <style:table-row-properties style:min-row-height="1.143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4.2" style:family="table-row">
      <style:table-row-properties style:min-row-height="0.515cm" fo:keep-together="auto"/>
    </style:style>
    <style:style style:name="Таблица4.3" style:family="table-row">
      <style:table-row-properties style:min-row-height="0.557cm" fo:keep-together="auto"/>
    </style:style>
    <style:style style:name="Таблица4.8" style:family="table-row">
      <style:table-row-properties style:min-row-height="0.473cm" fo:keep-together="auto"/>
    </style:style>
    <style:style style:name="Таблица5" style:family="table">
      <style:table-properties style:width="16.693cm" fo:margin-left="-0.191cm" table:align="left" style:writing-mode="lr-tb"/>
    </style:style>
    <style:style style:name="Таблица5.A" style:family="table-column">
      <style:table-column-properties style:column-width="9.192cm"/>
    </style:style>
    <style:style style:name="Таблица5.B" style:family="table-column">
      <style:table-column-properties style:column-width="2.501cm"/>
    </style:style>
    <style:style style:name="Таблица5.C" style:family="table-column">
      <style:table-column-properties style:column-width="2.499cm"/>
    </style:style>
    <style:style style:name="Таблица5.1" style:family="table-row">
      <style:table-row-properties style:min-row-height="0.568cm"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5.2" style:family="table-row">
      <style:table-row-properties style:min-row-height="0.381cm" fo:keep-together="auto"/>
    </style:style>
    <style:style style:name="Таблица5.3" style:family="table-row">
      <style:table-row-properties style:min-row-height="0.339cm" fo:keep-together="auto"/>
    </style:style>
    <style:style style:name="Таблица5.4" style:family="table-row">
      <style:table-row-properties style:min-row-height="0.344cm" fo:keep-together="auto"/>
    </style:style>
    <style:style style:name="Таблица5.5" style:family="table-row">
      <style:table-row-properties style:min-row-height="0.254cm" fo:keep-together="auto"/>
    </style:style>
    <style:style style:name="Таблица5.6" style:family="table-row">
      <style:table-row-properties style:min-row-height="0.185cm" fo:keep-together="auto"/>
    </style:style>
    <style:style style:name="Таблица5.7" style:family="table-row">
      <style:table-row-properties style:min-row-height="0.446cm" fo:keep-together="auto"/>
    </style:style>
    <style:style style:name="Таблица5.8" style:family="table-row">
      <style:table-row-properties style:min-row-height="0.123cm" fo:keep-together="auto"/>
    </style:style>
    <style:style style:name="P1" style:family="paragraph" style:parent-style-name="Heading_20_1">
      <style:paragraph-properties fo:margin-left="0cm" fo:margin-right="0cm" fo:margin-top="0cm" fo:margin-bottom="0cm" style:contextual-spacing="false" fo:line-height="100%" fo:text-align="center" style:justify-single-word="false" fo:text-indent="1cm" style:auto-text-indent="false" fo:break-before="page"/>
      <style:text-properties style:font-name="Times New Roman" fo:font-size="12pt" style:font-size-asian="12pt" style:font-name-complex="Times New Roman" style:font-size-complex="12pt"/>
    </style:style>
    <style:style style:name="P2" style:family="paragraph" style:parent-style-name="Heading_20_1">
      <style:paragraph-properties fo:margin-left="0cm" fo:margin-right="0cm" fo:margin-top="0cm" fo:margin-bottom="0cm" style:contextual-spacing="false" fo:line-height="100%" fo:text-indent="1cm" style:auto-text-indent="false"/>
    </style:style>
    <style:style style:name="P3" style:family="paragraph" style:parent-style-name="Heading_20_1">
      <style:paragraph-properties fo:margin-left="0cm" fo:margin-right="0cm" fo:margin-top="0cm" fo:margin-bottom="0cm" style:contextual-spacing="false" fo:line-height="100%" fo:text-indent="1cm" style:auto-text-indent="false"/>
      <style:text-properties style:font-name="Times New Roman" fo:font-size="12pt" style:font-size-asian="12pt" style:font-name-complex="Times New Roman" style:font-size-complex="12pt"/>
    </style:style>
    <style:style style:name="P4" style:family="paragraph" style:parent-style-name="Heading_20_2">
      <style:paragraph-properties fo:margin-left="0.416cm" fo:margin-right="0cm" fo:text-indent="1cm" style:auto-text-indent="false"/>
    </style:style>
    <style:style style:name="P5" style:family="paragraph" style:parent-style-name="Heading_20_2">
      <style:paragraph-properties fo:margin-left="0.416cm" fo:margin-right="0cm" fo:text-indent="1cm" style:auto-text-indent="false"/>
      <style:text-properties fo:font-size="12pt" fo:font-style="italic" style:font-size-asian="12pt" style:font-style-asian="italic" style:font-size-complex="12pt"/>
    </style:style>
    <style:style style:name="P6" style:family="paragraph" style:parent-style-name="Standard">
      <style:paragraph-properties fo:text-align="center" style:justify-single-word="false"/>
    </style:style>
    <style:style style:name="P7" style:family="paragraph" style:parent-style-name="Standard">
      <style:text-properties fo:font-size="12pt" style:font-size-asian="12pt"/>
    </style:style>
    <style:style style:name="P8" style:family="paragraph" style:parent-style-name="Standard">
      <style:paragraph-properties fo:text-align="center" style:justify-single-word="false"/>
      <style:text-properties fo:font-size="12pt" style:font-size-asian="12pt" style:font-size-complex="12pt" style:font-weight-complex="bold"/>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Standard">
      <style:paragraph-properties fo:text-align="justify" style:justify-single-word="false" style:snap-to-layout-grid="false"/>
      <style:text-properties fo:font-size="12pt" style:font-size-asian="12pt" style:font-size-complex="12pt"/>
    </style:style>
    <style:style style:name="P12" style:family="paragraph" style:parent-style-name="Standard">
      <style:paragraph-properties fo:text-align="end" style:justify-single-word="false"/>
      <style:text-properties fo:font-size="12pt" style:font-size-asian="12pt"/>
    </style:style>
    <style:style style:name="P13" style:family="paragraph" style:parent-style-name="Standard">
      <style:paragraph-properties fo:text-align="center" style:justify-single-word="false"/>
      <style:text-properties fo:font-size="12pt" fo:font-weight="bold" style:font-size-asian="12pt" style:font-weight-asian="bold" style:font-size-complex="14pt"/>
    </style:style>
    <style:style style:name="P14" style:family="paragraph" style:parent-style-name="Standard">
      <style:paragraph-properties fo:text-align="center" style:justify-single-word="false"/>
      <style:text-properties fo:font-size="12pt" fo:font-weight="bold" style:font-size-asian="12pt" style:font-weight-asian="bold"/>
    </style:style>
    <style:style style:name="P15" style:family="paragraph" style:parent-style-name="Standard">
      <style:paragraph-properties fo:text-align="center" style:justify-single-word="false"/>
      <style:text-properties fo:font-weight="bold" style:font-weight-asian="bold" style:font-size-complex="14pt"/>
    </style:style>
    <style:style style:name="P16" style:family="paragraph" style:parent-style-name="Standard">
      <style:paragraph-properties fo:orphans="0" fo:widows="0" fo:hyphenation-ladder-count="no-limit" style:text-autospace="none" style:punctuation-wrap="simple">
        <style:tab-stops>
          <style:tab-stop style:position="7.62cm" style:type="center"/>
          <style:tab-stop style:position="15.24cm" style:type="right"/>
        </style:tab-stops>
      </style:paragraph-properties>
      <style:text-properties fo:language="en" fo:country="US" style:language-asian="en" style:country-asian="US" fo:hyphenate="true" fo:hyphenation-remain-char-count="2" fo:hyphenation-push-char-count="2" loext:hyphenation-no-caps="false"/>
    </style:style>
    <style:style style:name="P17" style:family="paragraph" style:parent-style-name="Standard" style:list-style-name="">
      <style:paragraph-properties fo:margin-left="0cm" fo:margin-right="0.002cm" fo:text-align="center" style:justify-single-word="false" fo:text-indent="0cm" style:auto-text-indent="false"/>
      <style:text-properties fo:font-size="12pt" fo:font-weight="bold" style:font-size-asian="12pt" style:font-weight-asian="bold" style:font-size-complex="12pt" style:font-style-complex="italic"/>
    </style:style>
    <style:style style:name="P18" style:family="paragraph" style:parent-style-name="Standard" style:list-style-name="">
      <style:paragraph-properties fo:margin-left="0cm" fo:margin-right="0.002cm" fo:text-align="center" style:justify-single-word="false" fo:text-indent="0cm" style:auto-text-indent="false"/>
      <style:text-properties fo:font-size="14pt" fo:font-weight="bold" style:font-size-asian="14pt" style:font-weight-asian="bold" style:font-size-complex="14pt" style:font-style-complex="italic"/>
    </style:style>
    <style:style style:name="P19" style:family="paragraph" style:parent-style-name="Standard">
      <style:paragraph-properties fo:margin-top="0cm" fo:margin-bottom="0cm" style:contextual-spacing="true"/>
    </style:style>
    <style:style style:name="P20" style:family="paragraph" style:parent-style-name="Standard">
      <style:paragraph-properties fo:margin-top="0cm" fo:margin-bottom="0cm" style:contextual-spacing="true" fo:text-align="center" style:justify-single-word="false"/>
      <style:text-properties fo:font-size="12pt" style:font-size-asian="12pt" style:font-size-complex="12pt"/>
    </style:style>
    <style:style style:name="P21" style:family="paragraph" style:parent-style-name="Standard">
      <style:paragraph-properties fo:margin-top="0cm" fo:margin-bottom="0cm" style:contextual-spacing="true" fo:text-align="center" style:justify-single-word="false">
        <style:tab-stops>
          <style:tab-stop style:position="17.002cm" style:type="right" style:leader-style="solid" style:leader-text="_"/>
        </style:tab-stops>
      </style:paragraph-properties>
      <style:text-properties fo:font-size="12pt" style:font-size-asian="12pt" style:font-size-complex="12pt"/>
    </style:style>
    <style:style style:name="P22" style:family="paragraph" style:parent-style-name="Standard">
      <style:paragraph-properties fo:margin-top="0cm" fo:margin-bottom="0cm" style:contextual-spacing="true" fo:text-align="justify" style:justify-single-word="false"/>
      <style:text-properties fo:font-size="12pt" style:font-size-asian="12pt" style:font-size-complex="12pt"/>
    </style:style>
    <style:style style:name="P23" style:family="paragraph" style:parent-style-name="Standard">
      <style:paragraph-properties fo:margin-top="0cm" fo:margin-bottom="0cm" style:contextual-spacing="true"/>
      <style:text-properties fo:font-size="12pt" fo:font-weight="bold" style:font-size-asian="12pt" style:font-weight-asian="bold" style:font-size-complex="12pt"/>
    </style:style>
    <style:style style:name="P24" style:family="paragraph" style:parent-style-name="Standard">
      <style:paragraph-properties fo:margin-top="0cm" fo:margin-bottom="0cm" style:contextual-spacing="true"/>
      <style:text-properties fo:font-size="12pt" fo:font-weight="bold" style:font-size-asian="12pt" style:font-weight-asian="bold" style:font-size-complex="12pt" style:font-weight-complex="bold"/>
    </style:style>
    <style:style style:name="P25" style:family="paragraph" style:parent-style-name="Standard">
      <style:paragraph-properties fo:margin-top="0cm" fo:margin-bottom="0cm" style:contextual-spacing="true" fo:text-align="center"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margin-top="0cm" fo:margin-bottom="0cm" style:contextual-spacing="true" fo:text-align="center" style:justify-single-word="false" style:snap-to-layout-grid="false"/>
      <style:text-properties fo:font-size="12pt" fo:font-weight="bold" style:font-size-asian="12pt" style:font-weight-asian="bold" style:font-size-complex="12pt" style:font-weight-complex="bold"/>
    </style:style>
    <style:style style:name="P27" style:family="paragraph" style:parent-style-name="Standard">
      <style:paragraph-properties fo:margin-top="0cm" fo:margin-bottom="0cm" style:contextual-spacing="true" style:snap-to-layout-grid="false"/>
      <style:text-properties fo:font-size="12pt" fo:font-weight="bold" style:font-size-asian="12pt" style:font-weight-asian="bold" style:font-size-complex="12pt" style:font-weight-complex="bold"/>
    </style:style>
    <style:style style:name="P28" style:family="paragraph" style:parent-style-name="Standard">
      <style:paragraph-properties fo:margin-top="0cm" fo:margin-bottom="0cm" style:contextual-spacing="true">
        <style:tab-stops>
          <style:tab-stop style:position="17.002cm" style:type="right" style:leader-style="solid" style:leader-text="_"/>
        </style:tab-stops>
      </style:paragraph-properties>
      <style:text-properties fo:font-size="12pt" fo:font-weight="bold" style:font-size-asian="12pt" style:font-weight-asian="bold" style:font-size-complex="12pt" style:font-weight-complex="bold"/>
    </style:style>
    <style:style style:name="P29" style:family="paragraph" style:parent-style-name="Standard">
      <style:paragraph-properties fo:margin-top="0cm" fo:margin-bottom="0cm" style:contextual-spacing="true" fo:text-align="justify" style:justify-single-word="false"/>
      <style:text-properties fo:font-size="12pt" fo:font-weight="bold" style:font-size-asian="12pt" style:font-weight-asian="bold" style:font-size-complex="12pt" style:font-weight-complex="bold"/>
    </style:style>
    <style:style style:name="P30" style:family="paragraph" style:parent-style-name="Standard">
      <style:paragraph-properties fo:margin-top="0cm" fo:margin-bottom="0cm" style:contextual-spacing="true" fo:text-align="center" style:justify-single-word="false" style:snap-to-layout-grid="false"/>
      <style:text-properties fo:font-size="12pt" fo:font-weight="bold" style:font-size-asian="12pt" style:font-weight-asian="bold" style:font-size-complex="12pt"/>
    </style:style>
    <style:style style:name="P31" style:family="paragraph" style:parent-style-name="Standard">
      <style:paragraph-properties fo:margin-top="0cm" fo:margin-bottom="0cm" style:contextual-spacing="true" style:snap-to-layout-grid="false"/>
      <style:text-properties fo:font-size="12pt" fo:font-weight="bold" style:font-size-asian="12pt" style:font-weight-asian="bold" style:font-size-complex="12pt"/>
    </style:style>
    <style:style style:name="P32" style:family="paragraph" style:parent-style-name="Standard">
      <style:paragraph-properties fo:margin-top="0cm" fo:margin-bottom="0cm" style:contextual-spacing="true" fo:text-align="center" style:justify-single-word="false" style:snap-to-layout-grid="false"/>
      <style:text-properties fo:font-size="12pt" fo:font-style="italic" fo:font-weight="bold" style:font-size-asian="12pt" style:font-style-asian="italic" style:font-weight-asian="bold" style:font-size-complex="12pt"/>
    </style:style>
    <style:style style:name="P33" style:family="paragraph" style:parent-style-name="Standard">
      <style:paragraph-properties fo:margin-top="0cm" fo:margin-bottom="0cm" style:contextual-spacing="true"/>
      <style:text-properties fo:font-size="12pt" fo:language="en" fo:country="US" fo:font-weight="bold" style:font-size-asian="12pt" style:font-weight-asian="bold" style:font-size-complex="12pt"/>
    </style:style>
    <style:style style:name="P34" style:family="paragraph" style:parent-style-name="Standard">
      <style:paragraph-properties fo:margin-top="0cm" fo:margin-bottom="0cm" style:contextual-spacing="true" fo:text-align="center" style:justify-single-word="false"/>
      <style:text-properties fo:color="#000000" loext:opacity="100%" fo:font-size="12pt" fo:font-weight="bold" style:font-size-asian="12pt" style:language-asian="zh" style:country-asian="CN" style:font-weight-asian="bold" style:font-size-complex="12pt" style:font-weight-complex="bold"/>
    </style:style>
    <style:style style:name="P35" style:family="paragraph" style:parent-style-name="Standard">
      <style:paragraph-properties fo:margin-top="0cm" fo:margin-bottom="0cm" style:contextual-spacing="true" fo:text-align="center" style:justify-single-word="false"/>
      <style:text-properties fo:color="#000000" loext:opacity="100%" fo:font-size="12pt" fo:font-weight="bold" style:font-size-asian="12pt" style:font-weight-asian="bold" style:font-size-complex="12pt"/>
    </style:style>
    <style:style style:name="P36" style:family="paragraph" style:parent-style-name="Standard">
      <style:paragraph-properties fo:margin-top="0cm" fo:margin-bottom="0cm" style:contextual-spacing="true"/>
      <style:text-properties fo:color="#000000" loext:opacity="100%" fo:font-size="12pt" fo:font-weight="bold" style:font-size-asian="12pt" style:font-weight-asian="bold" style:font-size-complex="12pt" style:font-weight-complex="bold"/>
    </style:style>
    <style:style style:name="P37" style:family="paragraph" style:parent-style-name="Standard">
      <style:paragraph-properties fo:margin-top="0cm" fo:margin-bottom="0cm" style:contextual-spacing="true" fo:text-align="center" style:justify-single-word="false"/>
      <style:text-properties fo:color="#000000" loext:opacity="100%" fo:font-size="14pt" fo:font-weight="bold" style:font-size-asian="14pt" style:font-weight-asian="bold" style:font-size-complex="14pt"/>
    </style:style>
    <style:style style:name="P38" style:family="paragraph" style:parent-style-name="Standard">
      <style:paragraph-properties fo:margin-top="0cm" fo:margin-bottom="0cm" style:contextual-spacing="true"/>
      <style:text-properties fo:font-size="14pt" fo:font-weight="bold" style:font-size-asian="14pt" style:font-weight-asian="bold" style:font-size-complex="14pt"/>
    </style:style>
    <style:style style:name="P39" style:family="paragraph" style:parent-style-name="Standard">
      <style:paragraph-properties fo:margin-top="0cm" fo:margin-bottom="0cm" style:contextual-spacing="true" fo:text-align="center" style:justify-single-word="false"/>
      <style:text-properties fo:font-size="14pt" fo:font-weight="bold" style:font-size-asian="14pt" style:font-weight-asian="bold" style:font-size-complex="14pt"/>
    </style:style>
    <style:style style:name="P40" style:family="paragraph" style:parent-style-name="Standard">
      <style:paragraph-properties fo:margin-top="0cm" fo:margin-bottom="0cm" style:contextual-spacing="true"/>
      <style:text-properties fo:font-size="14pt" fo:font-weight="bold" style:font-size-asian="14pt" style:font-weight-asian="bold" style:font-size-complex="14pt" style:font-style-complex="italic"/>
    </style:style>
    <style:style style:name="P41" style:family="paragraph" style:parent-style-name="Standard">
      <style:paragraph-properties fo:margin-top="0cm" fo:margin-bottom="0cm" style:contextual-spacing="true" fo:text-align="center" style:justify-single-word="false"/>
      <style:text-properties fo:font-size="14pt" fo:font-weight="bold" style:font-size-asian="14pt" style:font-weight-asian="bold" style:font-size-complex="14pt" style:font-weight-complex="bold"/>
    </style:style>
    <style:style style:name="P42" style:family="paragraph" style:parent-style-name="Standard">
      <style:paragraph-properties fo:margin-top="0cm" fo:margin-bottom="0cm" style:contextual-spacing="true"/>
      <style:text-properties fo:font-size="14pt" style:font-size-asian="14pt" style:font-size-complex="14pt" style:font-weight-complex="bold"/>
    </style:style>
    <style:style style:name="P43" style:family="paragraph" style:parent-style-name="Standard">
      <style:paragraph-properties fo:margin-top="0cm" fo:margin-bottom="0cm" style:contextual-spacing="true" fo:orphans="0" fo:widows="0"/>
    </style:style>
    <style:style style:name="P44" style:family="paragraph" style:parent-style-name="Standard">
      <style:paragraph-properties fo:margin-top="0cm" fo:margin-bottom="0cm" style:contextual-spacing="true" fo:text-align="center" style:justify-single-word="false" fo:padding-left="0cm" fo:padding-right="0cm" fo:padding-top="0cm" fo:padding-bottom="0.035cm" fo:border-left="none" fo:border-right="none" fo:border-top="none" fo:border-bottom="1.5pt solid #000000" style:shadow="none"/>
      <style:text-properties fo:font-size="14pt" fo:font-weight="bold" style:font-size-asian="14pt" style:font-weight-asian="bold" style:font-size-complex="14pt"/>
    </style:style>
    <style:style style:name="P45" style:family="paragraph" style:parent-style-name="Standard">
      <style:paragraph-properties fo:margin-left="0.953cm" fo:margin-right="4.346cm" fo:margin-top="0cm" fo:margin-bottom="0cm" style:contextual-spacing="true" fo:text-indent="0cm" style:auto-text-indent="false"/>
      <style:text-properties fo:font-size="12pt" style:font-size-asian="12pt" style:font-size-complex="12pt"/>
    </style:style>
    <style:style style:name="P46" style:family="paragraph" style:parent-style-name="Standard">
      <style:paragraph-properties fo:margin-left="0.953cm" fo:margin-right="4.346cm" fo:margin-top="0cm" fo:margin-bottom="0cm" style:contextual-spacing="true" fo:text-align="justify" style:justify-single-word="false" fo:text-indent="0cm" style:auto-text-indent="false"/>
      <style:text-properties fo:font-size="12pt" style:font-size-asian="12pt" style:font-size-complex="12pt"/>
    </style:style>
    <style:style style:name="P47" style:family="paragraph" style:parent-style-name="Standard">
      <style:paragraph-properties fo:margin-left="0cm" fo:margin-right="4.346cm" fo:margin-top="0cm" fo:margin-bottom="0cm" style:contextual-spacing="true" fo:text-indent="0cm" style:auto-text-indent="false"/>
      <style:text-properties fo:font-size="12pt" style:font-size-asian="12pt" style:font-size-complex="12pt"/>
    </style:style>
    <style:style style:name="P48" style:family="paragraph" style:parent-style-name="Standard">
      <style:paragraph-properties fo:margin-left="0cm" fo:margin-right="0cm" fo:text-indent="1cm" style:auto-text-indent="false"/>
    </style:style>
    <style:style style:name="P49" style:family="paragraph" style:parent-style-name="Standard">
      <style:paragraph-properties fo:margin-left="0cm" fo:margin-right="0cm" fo:text-align="justify" style:justify-single-word="false" fo:text-indent="1cm" style:auto-text-indent="false"/>
    </style:style>
    <style:style style:name="P50" style:family="paragraph" style:parent-style-name="Standard">
      <style:paragraph-properties fo:margin-left="0cm" fo:margin-right="0cm" fo:text-align="justify" style:justify-single-word="false" fo:text-indent="1cm" style:auto-text-indent="false">
        <style:tab-stops>
          <style:tab-stop style:position="1.588cm"/>
        </style:tab-stops>
      </style:paragraph-properties>
    </style:style>
    <style:style style:name="P51" style:family="paragraph" style:parent-style-name="Standard">
      <style:paragraph-properties fo:margin-left="0cm" fo:margin-right="0cm" fo:text-align="justify" style:justify-single-word="false" fo:text-indent="1cm" style:auto-text-indent="false" style:text-autospace="none">
        <style:tab-stops>
          <style:tab-stop style:position="0cm"/>
        </style:tab-stops>
      </style:paragraph-properties>
    </style:style>
    <style:style style:name="P52" style:family="paragraph" style:parent-style-name="Standard">
      <style:paragraph-properties fo:margin-left="0cm" fo:margin-right="0cm" fo:text-indent="1cm" style:auto-text-indent="false"/>
      <style:text-properties fo:font-size="12pt" style:font-size-asian="12pt" style:font-size-complex="12pt"/>
    </style:style>
    <style:style style:name="P53" style:family="paragraph" style:parent-style-name="Standard">
      <style:paragraph-properties fo:margin-left="0cm" fo:margin-right="0cm" fo:text-align="justify" style:justify-single-word="false" fo:text-indent="1cm" style:auto-text-indent="false"/>
      <style:text-properties fo:font-size="12pt" style:font-size-asian="12pt" style:font-size-complex="12pt"/>
    </style:style>
    <style:style style:name="P54" style:family="paragraph" style:parent-style-name="Standard">
      <style:paragraph-properties fo:margin-left="0cm" fo:margin-right="0cm" fo:text-align="justify" style:justify-single-word="false" fo:text-indent="1cm" style:auto-text-indent="false">
        <style:tab-stops>
          <style:tab-stop style:position="1.588cm"/>
        </style:tab-stops>
      </style:paragraph-properties>
      <style:text-properties fo:font-size="12pt" style:font-size-asian="12pt" style:font-size-complex="12pt"/>
    </style:style>
    <style:style style:name="P55" style:family="paragraph" style:parent-style-name="Standard">
      <style:paragraph-properties fo:margin-left="0cm" fo:margin-right="0cm" fo:text-align="justify" style:justify-single-word="false" fo:text-indent="1cm" style:auto-text-indent="false" style:snap-to-layout-grid="false"/>
      <style:text-properties fo:font-size="12pt" style:font-size-asian="12pt" style:font-size-complex="12pt"/>
    </style:style>
    <style:style style:name="P56" style:family="paragraph" style:parent-style-name="Standard">
      <style:paragraph-properties fo:margin-left="0cm" fo:margin-right="0cm" fo:text-align="justify" style:justify-single-word="false" fo:text-indent="1cm" style:auto-text-indent="false"/>
      <style:text-properties fo:font-size="12pt" style:text-underline-style="solid" style:text-underline-width="auto" style:text-underline-color="font-color" style:font-size-asian="12pt" style:font-size-complex="12pt"/>
    </style:style>
    <style:style style:name="P57" style:family="paragraph" style:parent-style-name="Standard">
      <style:paragraph-properties fo:margin-left="0cm" fo:margin-right="0cm" fo:text-align="justify" style:justify-single-word="false" fo:text-indent="1cm" style:auto-text-indent="false"/>
      <style:text-properties fo:font-size="12pt" fo:font-weight="bold" style:font-size-asian="12pt" style:font-weight-asian="bold" style:font-size-complex="12pt"/>
    </style:style>
    <style:style style:name="P58" style:family="paragraph" style:parent-style-name="Standard">
      <style:paragraph-properties fo:margin-left="0cm" fo:margin-right="0cm" fo:text-align="justify" style:justify-single-word="false" fo:text-indent="1cm" style:auto-text-indent="false"/>
      <style:text-properties fo:font-size="14pt" style:text-underline-style="solid" style:text-underline-width="auto" style:text-underline-color="font-color" fo:font-weight="bold" style:font-size-asian="14pt" style:font-weight-asian="bold" style:font-size-complex="14pt"/>
    </style:style>
    <style:style style:name="P59" style:family="paragraph" style:parent-style-name="Standard">
      <style:paragraph-properties fo:margin-left="0cm" fo:margin-right="0cm" fo:text-align="justify" style:justify-single-word="false" fo:text-indent="1cm" style:auto-text-indent="false"/>
      <style:text-properties fo:font-size="14pt" style:font-size-asian="14pt" style:font-size-complex="14pt"/>
    </style:style>
    <style:style style:name="P60" style:family="paragraph" style:parent-style-name="Standard">
      <loext:graphic-properties draw:fill="solid" draw:fill-color="#ffffff"/>
      <style:paragraph-properties fo:margin-left="0cm" fo:margin-right="0cm" fo:text-indent="1cm" style:auto-text-indent="false" fo:background-color="#ffffff"/>
    </style:style>
    <style:style style:name="P61" style:family="paragraph" style:parent-style-name="Standard" style:list-style-name="WW8Num70">
      <style:paragraph-properties fo:margin-left="1.27cm" fo:margin-right="0cm" fo:text-align="justify" style:justify-single-word="false" fo:hyphenation-ladder-count="no-limit" fo:text-indent="1cm" style:auto-text-indent="false"/>
      <style:text-properties fo:font-size="14pt" fo:font-weight="bold" style:font-size-asian="14pt" style:font-weight-asian="bold" style:font-size-complex="14pt" fo:hyphenate="true" fo:hyphenation-remain-char-count="2" fo:hyphenation-push-char-count="2" loext:hyphenation-no-caps="false"/>
    </style:style>
    <style:style style:name="P62" style:family="paragraph" style:parent-style-name="Standard" style:list-style-name="WW8Num70">
      <style:paragraph-properties fo:margin-left="0cm" fo:margin-right="0cm" fo:text-align="justify" style:justify-single-word="false" fo:hyphenation-ladder-count="no-limit" fo:text-indent="1cm" style:auto-text-indent="false"/>
      <style:text-properties fo:font-size="12pt" style:font-size-asian="12pt" style:font-size-complex="12pt" fo:hyphenate="true" fo:hyphenation-remain-char-count="2" fo:hyphenation-push-char-count="2" loext:hyphenation-no-caps="false"/>
    </style:style>
    <style:style style:name="P63" style:family="paragraph" style:parent-style-name="Standard">
      <style:paragraph-properties fo:break-before="page"/>
      <style:text-properties fo:font-size="12pt" fo:font-weight="bold" style:font-size-asian="12pt" style:font-weight-asian="bold" style:font-size-complex="14pt"/>
    </style:style>
    <style:style style:name="P64" style:family="paragraph" style:parent-style-name="Standard">
      <style:paragraph-properties fo:margin-left="5.001cm" fo:margin-right="0cm" fo:margin-top="0cm" fo:margin-bottom="0cm" style:contextual-spacing="true" fo:text-indent="0cm" style:auto-text-indent="false"/>
      <style:text-properties fo:font-size="12pt" fo:font-weight="bold" style:font-size-asian="12pt" style:font-weight-asian="bold" style:font-size-complex="12pt"/>
    </style:style>
    <style:style style:name="P65" style:family="paragraph" style:parent-style-name="Standard">
      <style:paragraph-properties fo:margin-left="5.001cm" fo:margin-right="0cm" fo:margin-top="0cm" fo:margin-bottom="0cm" style:contextual-spacing="true" fo:text-indent="0cm" style:auto-text-indent="false"/>
      <style:text-properties fo:font-size="12pt" style:font-size-asian="12pt" style:font-size-complex="12pt"/>
    </style:style>
    <style:style style:name="P66" style:family="paragraph" style:parent-style-name="Standard">
      <style:paragraph-properties fo:margin-left="0cm" fo:margin-right="0cm" fo:margin-top="0cm" fo:margin-bottom="0cm" style:contextual-spacing="true" fo:text-indent="8.251cm" style:auto-text-indent="false">
        <style:tab-stops>
          <style:tab-stop style:position="11.753cm"/>
        </style:tab-stops>
      </style:paragraph-properties>
      <style:text-properties style:text-position="super 58%" fo:font-size="12pt" style:font-size-asian="12pt" style:font-size-complex="12pt"/>
    </style:style>
    <style:style style:name="P67" style:family="paragraph" style:parent-style-name="Standard">
      <style:paragraph-properties fo:margin-left="5.001cm" fo:margin-right="-1.101cm" fo:margin-top="0cm" fo:margin-bottom="0cm" style:contextual-spacing="true" fo:text-indent="0cm" style:auto-text-indent="false"/>
      <style:text-properties fo:font-size="12pt" fo:font-weight="bold" style:font-size-asian="12pt" style:font-weight-asian="bold" style:font-size-complex="12pt"/>
    </style:style>
    <style:style style:name="P68" style:family="paragraph" style:parent-style-name="Standard">
      <style:paragraph-properties fo:margin-left="5.001cm" fo:margin-right="-1.101cm" fo:margin-top="0cm" fo:margin-bottom="0cm" style:contextual-spacing="true" fo:text-indent="0cm" style:auto-text-indent="false"/>
      <style:text-properties fo:font-size="12pt" style:font-size-asian="12pt" style:font-size-complex="12pt"/>
    </style:style>
    <style:style style:name="P69" style:family="paragraph" style:parent-style-name="Standard">
      <style:paragraph-properties fo:margin-left="8.251cm" fo:margin-right="-1.101cm" fo:margin-top="0cm" fo:margin-bottom="0cm" style:contextual-spacing="true" fo:text-indent="0cm" style:auto-text-indent="false"/>
      <style:text-properties style:text-position="super 58%" fo:font-size="12pt" style:font-size-asian="12pt" style:font-size-complex="12pt"/>
    </style:style>
    <style:style style:name="P70" style:family="paragraph" style:parent-style-name="Standard">
      <style:paragraph-properties fo:margin-left="9.001cm" fo:margin-right="-1.101cm" fo:margin-top="0cm" fo:margin-bottom="0cm" style:contextual-spacing="true" fo:text-indent="0cm" style:auto-text-indent="false"/>
      <style:text-properties fo:font-size="12pt" style:font-size-asian="12pt" style:font-size-complex="12pt"/>
    </style:style>
    <style:style style:name="P71" style:family="paragraph" style:parent-style-name="Standard">
      <style:paragraph-properties fo:margin-left="7.502cm" fo:margin-right="-1.101cm" fo:margin-top="0cm" fo:margin-bottom="0cm" style:contextual-spacing="true" fo:text-indent="0cm" style:auto-text-indent="false"/>
      <style:text-properties fo:font-size="12pt" style:font-size-asian="12pt" style:font-size-complex="12pt"/>
    </style:style>
    <style:style style:name="P72" style:family="paragraph" style:parent-style-name="Standard">
      <style:paragraph-properties fo:margin-left="0cm" fo:margin-right="-0.102cm" fo:margin-top="0cm" fo:margin-bottom="0cm" style:contextual-spacing="true" fo:text-align="center" style:justify-single-word="false" fo:text-indent="0cm" style:auto-text-indent="false"/>
      <style:text-properties fo:font-size="14pt" style:font-size-asian="14pt" style:font-size-complex="14pt"/>
    </style:style>
    <style:style style:name="P73" style:family="paragraph" style:parent-style-name="Standard" style:master-page-name="Standard">
      <style:paragraph-properties fo:text-align="center" style:justify-single-word="false" style:page-number="1"/>
      <style:text-properties fo:font-size="12pt" style:font-size-asian="12pt" style:font-size-complex="12pt" style:font-weight-complex="bold"/>
    </style:style>
    <style:style style:name="P74" style:family="paragraph" style:parent-style-name="Text_20_body">
      <style:paragraph-properties fo:margin-top="0cm" fo:margin-bottom="0cm" style:contextual-spacing="true"/>
      <style:text-properties fo:color="#000000" loext:opacity="100%" fo:font-size="12pt" fo:font-weight="bold" style:font-size-asian="12pt" style:language-asian="ar" style:country-asian="SA" style:font-weight-asian="bold" style:font-size-complex="12pt"/>
    </style:style>
    <style:style style:name="P75" style:family="paragraph" style:parent-style-name="Text_20_body">
      <style:paragraph-properties fo:margin-top="0cm" fo:margin-bottom="0cm" style:contextual-spacing="true"/>
      <style:text-properties fo:color="#000000" loext:opacity="100%" fo:font-size="12pt" fo:font-weight="bold" style:font-size-asian="12pt" style:language-asian="ar" style:country-asian="SA" style:font-weight-asian="bold" style:font-size-complex="12pt" style:font-weight-complex="normal"/>
    </style:style>
    <style:style style:name="P76" style:family="paragraph" style:parent-style-name="Text_20_body">
      <style:paragraph-properties fo:margin-top="0cm" fo:margin-bottom="0cm" style:contextual-spacing="true"/>
      <style:text-properties fo:color="#000000" loext:opacity="100%" fo:font-weight="bold" style:language-asian="ar" style:country-asian="SA" style:font-weight-asian="bold"/>
    </style:style>
    <style:style style:name="P77" style:family="paragraph" style:parent-style-name="Text_20_body">
      <style:paragraph-properties fo:margin-top="0cm" fo:margin-bottom="0cm" style:contextual-spacing="true"/>
      <style:text-properties fo:font-size="12pt" fo:font-weight="bold" style:font-size-asian="12pt" style:language-asian="ar" style:country-asian="SA" style:font-weight-asian="bold" style:font-size-complex="12pt"/>
    </style:style>
    <style:style style:name="P78" style:family="paragraph" style:parent-style-name="Абзац_20_списка" style:list-style-name="WW8Num92">
      <style:paragraph-properties fo:margin-left="0cm" fo:margin-right="0cm" fo:text-align="justify" style:justify-single-word="false" fo:hyphenation-ladder-count="no-limit" fo:text-indent="1cm" style:auto-text-indent="false">
        <style:tab-stops>
          <style:tab-stop style:position="1.752cm"/>
        </style:tab-stops>
      </style:paragraph-properties>
      <style:text-properties fo:font-size="12pt" style:font-size-asian="12pt" style:font-size-complex="12pt" fo:hyphenate="true" fo:hyphenation-remain-char-count="2" fo:hyphenation-push-char-count="2" loext:hyphenation-no-caps="false"/>
    </style:style>
    <style:style style:name="P79"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ab-stops>
          <style:tab-stop style:position="0.751cm"/>
        </style:tab-stops>
      </style:paragraph-properties>
      <style:text-properties fo:font-size="12pt" style:font-size-asian="12pt" style:font-size-complex="12pt" fo:hyphenate="true" fo:hyphenation-remain-char-count="2" fo:hyphenation-push-char-count="2" loext:hyphenation-no-caps="false"/>
    </style:style>
    <style:style style:name="P80" style:family="paragraph" style:parent-style-name="Абзац_20_списка" style:list-style-name="WW8Num70">
      <style:paragraph-properties fo:margin-left="0cm" fo:margin-right="0cm" fo:text-align="justify" style:justify-single-word="false" fo:hyphenation-ladder-count="no-limit" fo:text-indent="1cm" style:auto-text-indent="false"/>
      <style:text-properties fo:font-size="12pt" style:font-size-asian="12pt" style:font-size-complex="12pt" fo:hyphenate="true" fo:hyphenation-remain-char-count="2" fo:hyphenation-push-char-count="2" loext:hyphenation-no-caps="false"/>
    </style:style>
    <style:style style:name="P81" style:family="paragraph" style:parent-style-name="Обычный_20__28_веб_29_">
      <style:paragraph-properties fo:margin-left="0cm" fo:margin-right="0cm" fo:margin-top="0cm" fo:margin-bottom="0cm" style:contextual-spacing="false" fo:text-align="justify" style:justify-single-word="false" fo:text-indent="1cm" style:auto-text-indent="false">
        <style:tab-stops>
          <style:tab-stop style:position="26.353cm"/>
        </style:tab-stops>
      </style:paragraph-properties>
    </style:style>
    <style:style style:name="P82" style:family="paragraph" style:parent-style-name="Основной_20_абзац">
      <style:paragraph-properties fo:margin-left="0cm" fo:margin-right="0cm" fo:line-height="100%" fo:text-indent="1cm" style:auto-text-indent="false"/>
    </style:style>
    <style:style style:name="P83" style:family="paragraph" style:parent-style-name="Основной_20_абзац">
      <style:paragraph-properties fo:margin-left="0cm" fo:margin-right="0cm" fo:line-height="100%" fo:text-indent="1cm" style:auto-text-indent="false"/>
      <style:text-properties fo:font-size="12pt" fo:letter-spacing="-0.007cm" style:font-size-asian="12pt" style:font-size-complex="12pt"/>
    </style:style>
    <style:style style:name="P84" style:family="paragraph" style:parent-style-name="Стандартный_20_HTML">
      <style:paragraph-properties fo:margin-left="0cm" fo:margin-right="0cm" fo:margin-top="0cm" fo:margin-bottom="0cm" style:contextual-spacing="true" fo:text-align="end" style:justify-single-word="false" fo:text-indent="1.27cm" style:auto-text-indent="false" fo:break-before="page"/>
      <style:text-properties style:font-name="Times New Roman" fo:font-size="14pt" style:font-size-asian="14pt" style:font-name-complex="Times New Roman" style:font-size-complex="14pt"/>
    </style:style>
    <style:style style:name="P85" style:family="paragraph" style:parent-style-name="Стандартный_20_HTML">
      <style:paragraph-properties fo:margin-top="0cm" fo:margin-bottom="0cm" style:contextual-spacing="true" fo:text-align="center" style:justify-single-word="false"/>
      <style:text-properties style:font-name="Times New Roman" fo:font-size="14pt" fo:font-weight="bold" style:font-size-asian="14pt" style:font-weight-asian="bold" style:font-name-complex="Times New Roman" style:font-size-complex="14pt"/>
    </style:style>
    <style:style style:name="P86" style:family="paragraph" style:parent-style-name="Титул_20__28_мелкий_29_">
      <style:paragraph-properties fo:margin-left="0cm" fo:margin-right="0cm" fo:margin-top="0cm" fo:margin-bottom="0cm" style:contextual-spacing="true" fo:line-height="100%" fo:text-indent="0cm" style:auto-text-indent="false"/>
      <style:text-properties style:font-name="Times New Roman" fo:font-size="14pt" fo:font-weight="normal" style:font-size-asian="14pt" style:font-weight-asian="normal" style:font-name-complex="Times New Roman" style:font-size-complex="14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style:font-size-asian="12pt" style:font-size-complex="12pt" style:font-weight-complex="bold"/>
    </style:style>
    <style:style style:name="T4" style:family="text">
      <style:text-properties fo:font-size="12pt" style:font-size-asian="12pt" style:font-size-complex="12pt" style:font-style-complex="italic"/>
    </style:style>
    <style:style style:name="T5" style:family="text">
      <style:text-properties fo:font-size="12pt" fo:font-weight="bold" style:font-size-asian="12pt" style:font-weight-asian="bold"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style="italic" style:font-size-asian="12pt" style:font-style-asian="italic" style:font-size-complex="12pt" fo:background-color="#ffff00"/>
    </style:style>
    <style:style style:name="T8" style:family="text">
      <style:text-properties fo:font-size="12pt" fo:language="en" fo:country="US" style:font-size-asian="12pt" style:font-size-complex="12pt"/>
    </style:style>
    <style:style style:name="T9" style:family="text">
      <style:text-properties fo:font-size="12pt" fo:language="en" fo:country="US" fo:font-weight="bold" style:font-size-asian="12pt" style:font-weight-asian="bold" style:font-size-complex="12pt"/>
    </style:style>
    <style:style style:name="T10" style:family="text">
      <style:text-properties fo:font-size="12pt" fo:language="en" fo:country="US" style:text-underline-style="solid" style:text-underline-width="auto" style:text-underline-color="font-color" style:font-size-asian="12pt"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style:text-underline-style="solid" style:text-underline-width="auto" style:text-underline-color="font-color" fo:font-weight="bold" style:font-size-asian="12pt" style:font-weight-asian="bold" style:font-size-complex="12pt"/>
    </style:style>
    <style:style style:name="T13" style:family="text">
      <style:text-properties fo:font-size="12pt" fo:language="none" fo:country="none" style:font-size-asian="12pt" style:language-asian="none" style:country-asian="none" style:font-size-complex="12pt"/>
    </style:style>
    <style:style style:name="T14" style:family="text">
      <style:text-properties fo:font-size="12pt" fo:letter-spacing="-0.007cm" style:font-size-asian="12pt" style:font-size-complex="12pt"/>
    </style:style>
    <style:style style:name="T15" style:family="text">
      <style:text-properties fo:font-size="12pt" fo:language="ru" fo:country="RU" fo:font-style="italic" style:font-size-asian="12pt" style:font-style-asian="italic" style:font-size-complex="12pt"/>
    </style:style>
    <style:style style:name="T16" style:family="text">
      <style:text-properties fo:font-size="12pt" fo:language="ru" fo:country="RU" fo:font-style="italic" style:font-size-asian="12pt" style:font-style-asian="italic" style:font-size-complex="12pt" fo:background-color="#ffff00"/>
    </style:style>
    <style:style style:name="T17" style:family="text">
      <style:text-properties fo:font-size="12pt" style:font-name-asian="Courier New" style:font-size-asian="12pt" style:font-size-complex="12pt"/>
    </style:style>
    <style:style style:name="T18" style:family="text">
      <style:text-properties fo:font-weight="bold" style:font-weight-asian="bold"/>
    </style:style>
    <style:style style:name="T19" style:family="text">
      <style:text-properties fo:font-weight="bold" style:font-weight-asian="bold" style:font-style-complex="italic"/>
    </style:style>
    <style:style style:name="T20" style:family="text">
      <style:text-properties style:font-style-complex="italic"/>
    </style:style>
    <style:style style:name="T21" style:family="text">
      <style:text-properties style:language-asian="ar" style:country-asian="SA"/>
    </style:style>
    <style:style style:name="T22" style:family="text">
      <style:text-properties fo:font-style="italic" style:font-style-asian="italic"/>
    </style:style>
    <style:style style:name="T23" style:family="text">
      <style:text-properties style:text-underline-style="solid" style:text-underline-width="auto" style:text-underline-color="font-color"/>
    </style:style>
    <style:style style:name="T24" style:family="text">
      <style:text-properties style:font-name="Times New Roman" fo:font-size="12pt" style:font-size-asian="12pt" style:font-name-complex="Times New Roman" style:font-size-complex="12pt"/>
    </style:style>
    <style:style style:name="T25" style:family="text">
      <style:text-properties style:font-name="Times New Roman" style:font-name-complex="Times New Roman"/>
    </style:style>
    <style:style style:name="T26" style:family="text">
      <style:text-properties style:font-name="Times New Roman" fo:font-size="14pt" fo:font-weight="bold" style:font-size-asian="14pt" style:font-weight-asian="bold" style:font-name-complex="Times New Roman" style:font-size-complex="14pt"/>
    </style:style>
    <style:style style:name="T27" style:family="text">
      <style:text-properties fo:font-size="14pt" style:text-underline-style="solid" style:text-underline-width="auto" style:text-underline-color="font-color" fo:font-weight="bold" style:font-size-asian="14pt" style:font-weight-asian="bold" style:font-size-complex="14pt"/>
    </style:style>
    <style:style style:name="T28" style:family="text">
      <style:text-properties fo:font-size="14pt" fo:font-weight="bold" style:font-size-asian="14pt" style:font-weight-asian="bold"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style:font-size-asian="14pt" style:font-size-complex="14pt"/>
    </style:style>
    <style:style style:name="T31" style:family="text">
      <style:text-properties fo:font-size="14pt" fo:font-weight="normal" style:font-size-asian="14pt" style:font-weight-asian="normal" style:font-size-complex="14pt"/>
    </style:style>
    <style:style style:name="T32" style:family="text">
      <style:text-properties style:text-position="-70% 100%"/>
    </style:style>
    <style:style style:name="T33" style:family="text">
      <style:text-properties style:text-position="-55% 100%"/>
    </style:style>
    <style:style style:name="T34" style:family="text">
      <style:text-properties style:text-position="super 58%"/>
    </style:style>
    <style:style style:name="T35" style:family="text">
      <style:text-properties style:font-name-asian="Courier New"/>
    </style:style>
    <style:style style:name="T36"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middle" style:vertical-rel="text" fo:padding="0.002cm" fo:border="none" draw:ole-draw-aspect="1" draw:visible-area-top="0cm" draw:visible-area-width="0.458cm" draw:visible-area-height="0.564cm"/>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0.634cm" draw:visible-area-height="0.564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0.811cm" draw:visible-area-height="0.634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h text:style-name="P2" text:outline-level="1"><text:span text:style-name="T24">Порядок выполнения индивидуального задания по второму модулю</text:span></text:h>
      <text:p text:style-name="P53">Выполнение индивидуального задания по второму модулю осуществляется в несколько этапов.</text:p>
      <text:p text:style-name="P49"><text:span text:style-name="T11">Этап первый</text:span><text:span text:style-name="T2"> – Расчетная работа выполняется по вариантам. Вариант определяется по номеру студента в <text:s/>ПРИЛОЖЕННОМ ФАЙЛЕ. Исходные данные для расчета по вариантам представлены в Приложении В. </text:span></text:p>
      <text:p text:style-name="P53">Исходные данные:</text:p>
      <text:p text:style-name="P53">Предприятие производит и продает три товара: товар 1, товар 2, товар 3. В таблице по каждому товару представлены объемы производства за год, материальные затраты на единицу, сдельная (основная) заработная плата на единицу продукции. Взносы на социальное страхование – 30%. В таблице по каждому товару указана цена единицы продукции. Объем производства совпадает с объемом продаж, то есть вся произведенная продукция за год будет продана.</text:p>
      <text:p text:style-name="P53">Также в таблице указаны необходимые данные для расчетов: </text:p>
      <text:list xml:id="list2711758385" text:style-name="WW8Num92">
        <text:list-item>
          <text:p text:style-name="P78">первоначальная стоимость оборудования, срок полезного использования оборудования;</text:p>
        </text:list-item>
        <text:list-item>
          <text:p text:style-name="P78">оклады АУП и обслуживающего персонала за год по предприятию в целом (данные указаны без взносов на социальное страхование);</text:p>
        </text:list-item>
        <text:list-item>
          <text:p text:style-name="P78">расходы на содержание и эксплуатацию оборудования, услуги связи, аренду помещения, прочие общехозяйственные расходы за год по предприятию в целом;</text:p>
        </text:list-item>
        <text:list-item>
          <text:p text:style-name="P78">затраты на рекламу за год по предприятию в целом;</text:p>
        </text:list-item>
        <text:list-item>
          <text:p text:style-name="P78">величина оборотных средств предприятия.</text:p>
        </text:list-item>
      </text:list>
      <text:p text:style-name="P49"><text:span text:style-name="T11">Этап второй</text:span><text:span text:style-name="T2"> – составление аналитических таблиц и проведение экономических расчетов. Расчетная работа включает 6 заданий:</text:span></text:p>
      <text:p text:style-name="P56"/>
      <text:p text:style-name="P49"><text:span text:style-name="T27">Задание 1:</text:span><text:span text:style-name="T28"> Рассчитать величину амортизационных отчислений линейным способом. </text:span><text:span text:style-name="T30">Амортизация начисляется только на производственное оборудование, на арендованное помещение амортизация не начисляется.</text:span></text:p>
      <text:p text:style-name="P58"/>
      <text:p text:style-name="P49"><text:span text:style-name="T27">Задание 2:</text:span><text:span text:style-name="T28"> Составить калькуляции себестоимости для каждой товара. </text:span><text:span text:style-name="T30">Общепроизводственные (цеховые) и общехозяйственные (заводские) расходы распределяются пропорционально основной заработной плате основных рабочих, внепроизводственные (коммерческие) расходы распределяются пропорционально заводской себестоимости.</text:span></text:p>
      <text:p text:style-name="P59">Алгоритм выполнения данного задания:</text:p>
      <text:list xml:id="list3241807632" text:style-name="WW8Num70">
        <text:list-item>
          <text:p text:style-name="P61">Определить прямые затраты на единицу каждого товара;</text:p>
        </text:list-item>
      </text:list>
      <text:p text:style-name="P49">Таблица 1 – Прямые затраты на единицу продукции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0">Статьи прямых затрат</text:p>
          </table:table-cell>
          <table:table-cell table:style-name="Таблица3.A1" office:value-type="string">
            <text:p text:style-name="P53">Товар 1</text:p>
          </table:table-cell>
          <table:table-cell table:style-name="Таблица3.A1" office:value-type="string">
            <text:p text:style-name="P53">Товар 2</text:p>
          </table:table-cell>
          <table:table-cell table:style-name="Таблица3.A1" office:value-type="string">
            <text:p text:style-name="P53">Товар 3</text:p>
          </table:table-cell>
        </table:table-row>
        <table:table-row table:style-name="Таблица3.1">
          <table:table-cell table:style-name="Таблица3.A1" office:value-type="string">
            <text:p text:style-name="P11"/>
          </table:table-cell>
          <table:table-cell table:style-name="Таблица3.A1" office:value-type="string">
            <text:p text:style-name="P55"/>
          </table:table-cell>
          <table:table-cell table:style-name="Таблица3.A1" office:value-type="string">
            <text:p text:style-name="P55"/>
          </table:table-cell>
          <table:table-cell table:style-name="Таблица3.A1" office:value-type="string">
            <text:p text:style-name="P55"/>
          </table:table-cell>
        </table:table-row>
        <table:table-row table:style-name="Таблица3.1">
          <table:table-cell table:style-name="Таблица3.A1" office:value-type="string">
            <text:p text:style-name="P11"/>
          </table:table-cell>
          <table:table-cell table:style-name="Таблица3.A1" office:value-type="string">
            <text:p text:style-name="P55"/>
          </table:table-cell>
          <table:table-cell table:style-name="Таблица3.A1" office:value-type="string">
            <text:p text:style-name="P55"/>
          </table:table-cell>
          <table:table-cell table:style-name="Таблица3.A1" office:value-type="string">
            <text:p text:style-name="P55"/>
          </table:table-cell>
        </table:table-row>
        <table:table-row table:style-name="Таблица3.1">
          <table:table-cell table:style-name="Таблица3.A1" office:value-type="string">
            <text:p text:style-name="P11"/>
          </table:table-cell>
          <table:table-cell table:style-name="Таблица3.A1" office:value-type="string">
            <text:p text:style-name="P55"/>
          </table:table-cell>
          <table:table-cell table:style-name="Таблица3.A1" office:value-type="string">
            <text:p text:style-name="P55"/>
          </table:table-cell>
          <table:table-cell table:style-name="Таблица3.A1" office:value-type="string">
            <text:p text:style-name="P55"/>
          </table:table-cell>
        </table:table-row>
        <table:table-row table:style-name="Таблица3.1">
          <table:table-cell table:style-name="Таблица3.A1" office:value-type="string">
            <text:p text:style-name="P10">Итого прямые затраты, руб.</text:p>
          </table:table-cell>
          <table:table-cell table:style-name="Таблица3.A1" office:value-type="string">
            <text:p text:style-name="P55"/>
          </table:table-cell>
          <table:table-cell table:style-name="Таблица3.A1" office:value-type="string">
            <text:p text:style-name="P55"/>
          </table:table-cell>
          <table:table-cell table:style-name="Таблица3.A1" office:value-type="string">
            <text:p text:style-name="P55"/>
          </table:table-cell>
        </table:table-row>
      </table:table>
      <text:p text:style-name="P53">2. Все косвенные затраты разделить на три группы: Общепроизводственные, общехозяйственные расходы, внепроизводственные расходы;</text:p>
      <text:p text:style-name="P49">Таблица 2 – Косвенные затраты предприятия за год</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0">Статьи косвенных затрат</text:p>
          </table:table-cell>
          <table:table-cell table:style-name="Таблица4.A1" office:value-type="string">
            <text:p text:style-name="P53">Сумма за год, руб.</text:p>
          </table:table-cell>
          <table:table-cell table:style-name="Таблица4.A1" office:value-type="string">
            <text:p text:style-name="P53">Вид косвенных затрат (указать)</text:p>
          </table:table-cell>
        </table:table-row>
        <table:table-row table:style-name="Таблица4.2">
          <table:table-cell table:style-name="Таблица4.A1" office:value-type="string">
            <text:p text:style-name="P10">Амортизационные отчисления</text:p>
          </table:table-cell>
          <table:table-cell table:style-name="Таблица4.A1" office:value-type="string">
            <text:p text:style-name="P55"/>
          </table:table-cell>
          <table:table-cell table:style-name="Таблица4.A1" office:value-type="string">
            <text:p text:style-name="P55"/>
          </table:table-cell>
        </table:table-row>
        <table:table-row table:style-name="Таблица4.3">
          <table:table-cell table:style-name="Таблица4.A1" office:value-type="string">
            <text:p text:style-name="P10">Оклады АУП предприятия</text:p>
          </table:table-cell>
          <table:table-cell table:style-name="Таблица4.A1" office:value-type="string">
            <text:p text:style-name="P55"/>
          </table:table-cell>
          <table:table-cell table:style-name="Таблица4.A1" office:value-type="string">
            <text:p text:style-name="P55"/>
          </table:table-cell>
        </table:table-row>
        <table:table-row table:style-name="Таблица4.3">
          <table:table-cell table:style-name="Таблица4.A1" office:value-type="string">
            <text:p text:style-name="P10">Взносы на соц. Страхование</text:p>
          </table:table-cell>
          <table:table-cell table:style-name="Таблица4.A1" office:value-type="string">
            <text:p text:style-name="P55"/>
          </table:table-cell>
          <table:table-cell table:style-name="Таблица4.A1" office:value-type="string">
            <text:p text:style-name="P55"/>
          </table:table-cell>
        </table:table-row>
        <table:table-row table:style-name="Таблица4.3">
          <table:table-cell table:style-name="Таблица4.A1" office:value-type="string">
            <text:p text:style-name="P10">…</text:p>
          </table:table-cell>
          <table:table-cell table:style-name="Таблица4.A1" office:value-type="string">
            <text:p text:style-name="P55"/>
          </table:table-cell>
          <table:table-cell table:style-name="Таблица4.A1" office:value-type="string">
            <text:p text:style-name="P55"/>
          </table:table-cell>
        </table:table-row>
        <text:soft-page-break/>
        <table:table-row table:style-name="Таблица4.3">
          <table:table-cell table:style-name="Таблица4.A1" office:value-type="string">
            <text:p text:style-name="P11"/>
          </table:table-cell>
          <table:table-cell table:style-name="Таблица4.A1" office:value-type="string">
            <text:p text:style-name="P55"/>
          </table:table-cell>
          <table:table-cell table:style-name="Таблица4.A1" office:value-type="string">
            <text:p text:style-name="P55"/>
          </table:table-cell>
        </table:table-row>
        <table:table-row table:style-name="Таблица4.3">
          <table:table-cell table:style-name="Таблица4.A1" office:value-type="string">
            <text:p text:style-name="P11"/>
          </table:table-cell>
          <table:table-cell table:style-name="Таблица4.A1" office:value-type="string">
            <text:p text:style-name="P55"/>
          </table:table-cell>
          <table:table-cell table:style-name="Таблица4.A1" office:value-type="string">
            <text:p text:style-name="P55"/>
          </table:table-cell>
        </table:table-row>
        <table:table-row table:style-name="Таблица4.8">
          <table:table-cell table:style-name="Таблица4.A1" office:value-type="string">
            <text:p text:style-name="P10">Итого косвенные затраты</text:p>
          </table:table-cell>
          <table:table-cell table:style-name="Таблица4.A1" office:value-type="string">
            <text:p text:style-name="P55"/>
          </table:table-cell>
          <table:table-cell table:style-name="Таблица4.A1" office:value-type="string">
            <text:p text:style-name="P53">–</text:p>
          </table:table-cell>
        </table:table-row>
      </table:table>
      <text:p text:style-name="P53"/>
      <text:p text:style-name="P53">После составления данной таблицы нужно рассчитать годовую сумму общепроизводственных, общехозяйственных и внепроизводственных расходов в целом по предприятию.</text:p>
      <text:p text:style-name="P57">3. Для каждого вида косвенных затрат рассчитать коэффициент косвенных затрат с учетом указанного способа распределения (показать все расчеты);</text:p>
      <text:p text:style-name="P57">4. Рассчитать величину общепроизводственных и общехозяйственных расходов, внепроизводственных расходов на единицу каждого товара;</text:p>
      <text:p text:style-name="P57">5. Рассчитать полную себестоимость единицы продукции, составить три калькуляции. </text:p>
      <text:p text:style-name="P57">Таблица 3 – Калькуляция себестоимости единицы продукции</text:p>
      <table:table table:name="Таблица5" table:style-name="Таблица5">
        <table:table-column table:style-name="Таблица5.A"/>
        <table:table-column table:style-name="Таблица5.B"/>
        <table:table-column table:style-name="Таблица5.C"/>
        <table:table-column table:style-name="Таблица5.B"/>
        <table:table-row table:style-name="Таблица5.1">
          <table:table-cell table:style-name="Таблица5.A1" office:value-type="string">
            <text:p text:style-name="P10">Статьи затрат, руб.</text:p>
          </table:table-cell>
          <table:table-cell table:style-name="Таблица5.A1" office:value-type="string">
            <text:p text:style-name="P53">Товар 1</text:p>
          </table:table-cell>
          <table:table-cell table:style-name="Таблица5.A1" office:value-type="string">
            <text:p text:style-name="P53">Товар 2</text:p>
          </table:table-cell>
          <table:table-cell table:style-name="Таблица5.A1" office:value-type="string">
            <text:p text:style-name="P53">Товар 3</text:p>
          </table:table-cell>
        </table:table-row>
        <table:table-row table:style-name="Таблица5.2">
          <table:table-cell table:style-name="Таблица5.A1" office:value-type="string">
            <text:p text:style-name="P10">Материалы</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3">
          <table:table-cell table:style-name="Таблица5.A1" office:value-type="string">
            <text:p text:style-name="P10">Основная заработная плата основных рабочих</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4">
          <table:table-cell table:style-name="Таблица5.A1" office:value-type="string">
            <text:p text:style-name="P10">…</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5">
          <table:table-cell table:style-name="Таблица5.A1" office:value-type="string">
            <text:p text:style-name="P10">…</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6">
          <table:table-cell table:style-name="Таблица5.A1" office:value-type="string">
            <text:p text:style-name="P10">Заводская себестоимость</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7">
          <table:table-cell table:style-name="Таблица5.A1" office:value-type="string">
            <text:p text:style-name="P10">Внепроизводственные расходы</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row table:style-name="Таблица5.8">
          <table:table-cell table:style-name="Таблица5.A1" office:value-type="string">
            <text:p text:style-name="P10">Полная себестоимость единицы продукции </text:p>
          </table:table-cell>
          <table:table-cell table:style-name="Таблица5.A1" office:value-type="string">
            <text:p text:style-name="P55"/>
          </table:table-cell>
          <table:table-cell table:style-name="Таблица5.A1" office:value-type="string">
            <text:p text:style-name="P55"/>
          </table:table-cell>
          <table:table-cell table:style-name="Таблица5.A1" office:value-type="string">
            <text:p text:style-name="P55"/>
          </table:table-cell>
        </table:table-row>
      </table:table>
      <text:p text:style-name="P53"/>
      <text:p text:style-name="P49"><text:span text:style-name="T12">Задание 3: </text:span><text:span text:style-name="T5">Рассчитать рентабельность продаж, рентабельность затрат, рентабельность основного капитала, рентабельность оборотного капитала (по годовым показателям</text:span><text:span text:style-name="T2">).</text:span></text:p>
      <text:p text:style-name="P53">Алгоритм выполнения данного задания:</text:p>
      <text:list xml:id="list132854746670595" text:continue-numbering="true" text:style-name="WW8Num70">
        <text:list-item>
          <text:p text:style-name="P79">рассчитать годовую выручку предприятия;</text:p>
        </text:list-item>
        <text:list-item>
          <text:p text:style-name="P79">рассчитать полную себестоимость за год; </text:p>
        </text:list-item>
        <text:list-item>
          <text:p text:style-name="P79">рассчитать годовую прибыль от продаж;</text:p>
        </text:list-item>
        <text:list-item>
          <text:p text:style-name="P79">рассчитать рентабельность продаж, рентабельность затрат;</text:p>
        </text:list-item>
        <text:list-item>
          <text:p text:style-name="P79">рассчитать остаточную стоимость основных средств (на конец первого года);</text:p>
        </text:list-item>
        <text:list-item>
          <text:p text:style-name="P79">найти среднегодовую стоимость основных средств;</text:p>
        </text:list-item>
      </text:list>
      <text:p text:style-name="P83">Среднегодовую стоимость основных средств рассчитать по формуле 1: </text:p>
      <text:p text:style-name="P82"><field:fieldmark-start text:name="__Fieldmark__939_1066555456" field:type="vnd.oasis.opendocument.field.UNHANDLED"><field:param field:name="vnd.oasis.opendocument.field.code" field:value=" QUOTE  "/><field:param field:name="vnd.oasis.opendocument.field.id" field:value="35"/></field:fieldmark-start><text:span text:style-name="T32"><draw:frame draw:style-name="fr2" draw:name="Изображение1" text:anchor-type="as-char" svg:width="2.196cm" svg:height="0.635cm" draw:z-index="0"><draw:image xlink:href="Pictures/10000200000000530000001880DF7F6CDE316CBA.png" xlink:type="simple" xlink:show="embed" xlink:actuate="onLoad" draw:mime-type="image/png"/></draw:frame></text:span><field:fieldmark-end/><text:span text:style-name="T14"><text:s/>, </text:span><text:span text:style-name="T2"><text:tab/><text:tab/><text:tab/><text:tab/><text:tab/>(1)</text:span></text:p>
      <text:p text:style-name="P82"><text:span text:style-name="T2">где </text:span><text:span text:style-name="T2"><draw:frame draw:style-name="fr4" draw:name="Объект1" text:anchor-type="as-char" svg:width="0.635cm" svg:height="0.554cm" draw:z-index="1"><draw:object-ole xlink:href="./Object 2" xlink:type="simple" xlink:show="embed" xlink:actuate="onLoad"/><draw:image xlink:href="./ObjectReplacements/Object 2" xlink:type="simple" xlink:show="embed" xlink:actuate="onLoad"/></draw:frame></text:span><text:span text:style-name="T2"><text:s/>– первоначальная стоимость основных средств (</text:span><text:span text:style-name="T2"><draw:frame draw:style-name="fr5" draw:name="Объект2" text:anchor-type="as-char" svg:width="0.82cm" svg:height="0.635cm" draw:z-index="2"><draw:object-ole xlink:href="./Object 4" xlink:type="simple" xlink:show="embed" xlink:actuate="onLoad"/><draw:image xlink:href="./ObjectReplacements/Object 4" xlink:type="simple" xlink:show="embed" xlink:actuate="onLoad"/></draw:frame></text:span><text:span text:style-name="T2">), руб.;</text:span></text:p>
      <text:p text:style-name="P82"><text:span text:style-name="T2"><draw:frame draw:style-name="fr4" draw:name="Объект3" text:anchor-type="as-char" svg:width="0.635cm" svg:height="0.554cm" draw:z-index="3"><draw:object-ole xlink:href="./Object 6" xlink:type="simple" xlink:show="embed" xlink:actuate="onLoad"/><draw:image xlink:href="./ObjectReplacements/Object 6" xlink:type="simple" xlink:show="embed" xlink:actuate="onLoad"/></draw:frame></text:span><text:span text:style-name="T2"><text:s/>– стоимость основных средств на конец года, руб. (см. формула 2).</text:span></text:p>
      <text:p text:style-name="P82"><field:fieldmark-start text:name="__Fieldmark__940_1066555456" field:type="vnd.oasis.opendocument.field.UNHANDLED"><field:param field:name="vnd.oasis.opendocument.field.code" field:value=" QUOTE  "/><field:param field:name="vnd.oasis.opendocument.field.id" field:value="35"/></field:fieldmark-start><text:span text:style-name="T33"><draw:frame draw:style-name="fr2" draw:name="Изображение2" text:anchor-type="as-char" svg:width="2.328cm" svg:height="0.503cm" draw:z-index="4"><draw:image xlink:href="Pictures/100002000000005800000013CD33E410FC0C69E5.png" xlink:type="simple" xlink:show="embed" xlink:actuate="onLoad" draw:mime-type="image/png"/></draw:frame></text:span><field:fieldmark-end/><text:span text:style-name="T2">, <text:tab/><text:tab/><text:tab/><text:tab/><text:tab/>(2)</text:span></text:p>
      <text:p text:style-name="P82"><text:span text:style-name="T2">где </text:span><text:span text:style-name="T2"><draw:frame draw:style-name="fr3" draw:name="Объект4" text:anchor-type="as-char" svg:width="0.45cm" svg:height="0.554cm" draw:z-index="5"><draw:object-ole xlink:href="./Object 8" xlink:type="simple" xlink:show="embed" xlink:actuate="onLoad"/><draw:image xlink:href="./ObjectReplacements/Object 8" xlink:type="simple" xlink:show="embed" xlink:actuate="onLoad"/></draw:frame></text:span><text:span text:style-name="T2"><text:s/>– сумма годовых амортизационных отчислений, руб.</text:span></text:p>
      <text:p text:style-name="P53">Остаточную и среднегодовую стоимость считаем только по оборудованию, поскольку помещение взято в аренду.</text:p>
      <text:list xml:id="list132854495807199" text:continue-numbering="true" text:style-name="WW8Num70">
        <text:list-item>
          <text:p text:style-name="P80">рассчитать рентабельность основного капитала, при его расчете учитываются основные средства, находящиеся в собственности предприятия; арендованные основные средства не учитываются.</text:p>
        </text:list-item>
        <text:list-item>
          <text:p text:style-name="P62">рассчитать рентабельность оборотного капитала</text:p>
        </text:list-item>
      </text:list>
      <text:p text:style-name="P53"/>
      <text:p text:style-name="P49"><text:span text:style-name="T12">Задание 4</text:span><text:span text:style-name="T5">: Рассчитать капиталоотдачу, капиталоемкость, коэффициент оборачиваемости, длительность одного оборота, коэффициент загрузки. </text:span></text:p>
      <text:p text:style-name="P57"/>
      <text:p text:style-name="P49"><text:soft-page-break/><text:span text:style-name="T12">Задание 5:</text:span><text:span text:style-name="T5"> Рассчитать порог рентабельности, запас финансовой прочности в рублях и в процентах, операционный рычаг (по предприятию в целом).</text:span></text:p>
      <text:p text:style-name="P53">Алгоритм выполнения данного задания:</text:p>
      <text:p text:style-name="P53">1. рассчитать совокупные переменные затраты за год;</text:p>
      <text:p text:style-name="P53">2. рассчитать совокупные постоянные затраты за год;</text:p>
      <text:p text:style-name="P53">3. рассчитать совокупный маржинальный доход (за год);</text:p>
      <text:p text:style-name="P53">4. рассчитать коэффициент маржинального дохода;</text:p>
      <text:p text:style-name="P53">5. рассчитать порог рентабельности;</text:p>
      <text:p text:style-name="P53">6. рассчитать запас финансовой прочности (в руб. и в процентах);</text:p>
      <text:p text:style-name="P53">7. рассчитать операционный рычаг.</text:p>
      <text:p text:style-name="P56"/>
      <text:p text:style-name="P49"><text:span text:style-name="T12">Задание 6:</text:span><text:span text:style-name="T5"> Цена </text:span><text:span text:style-name="T2">оборудования составляет в соответствии с условиями, заданными исходными данными для расчета. Использование этого оборудования позволит ежегодно в течение трёх лет получать доход в размере, заданном исходными данными для расчета По истечении третьего года оборудование будет продано за сумму, заданную исходными данными для расчета (см. условие из варианта). Ставка банковского процента, заданного исходными данными для расчета (см. условие из варианта) % годовых. </text:span></text:p>
      <text:p text:style-name="P53">Чему равна чистая дисконтированная стоимость и индекс доходности, срок окупаемости, внутренняя норма доходности? Оцените выгодность проекта.</text:p>
      <text:p text:style-name="P56"/>
      <text:p text:style-name="P49"><text:span text:style-name="T11">Этап четвертый</text:span><text:span text:style-name="T2"> – подготовка расчетной работы. Письменный отчет представляет собой свободное изложение мнения автора. Титульный лист оформляется по форме, представленной в приложении А. Текст отчета оформляется в соответствии с требованиями, отраженными в приложении Г.</text:span></text:p>
      <text:p text:style-name="P49"><text:span text:style-name="T11">Этап пятый</text:span><text:span text:style-name="T2"> – защита расчетной работы. Защита проводится в виде беседы по содержанию работы в сроки, обозначенные преподавателем (в часы консультаций или в дополнительно назначенное время, отведенное для контроля самостоятельной работы студентов). Оценка за индивидуальное задание выставляется только после защиты работы.</text:span></text:p>
      <text:h text:style-name="P5" text:outline-level="2"/>
      <text:h text:style-name="P4" text:outline-level="2"><text:span text:style-name="T7">Структура </text:span><text:span text:style-name="T16">индивидуального задания </text:span><text:span text:style-name="T7"><text:s/></text:span><text:span text:style-name="T16">расчетной работы</text:span></text:h>
      <text:p text:style-name="P60"><text:span text:style-name="T2">Аналитический отчет должен включать в себя следующие разделы: титульный лист (форма приведена в приложении А); содержание; основная часть; заключение; список литературы; приложения.</text:span></text:p>
      <text:p text:style-name="P52">Основная часть аналитического отчета должна включать в себя следующие блоки: </text:p>
      <text:p text:style-name="P48"><text:span text:style-name="T10">I</text:span><text:span text:style-name="T11"> блок</text:span><text:span text:style-name="T2"> – расчет необходимого набора экономических показателей по данным варианта;</text:span></text:p>
      <text:p text:style-name="P48"><text:span text:style-name="T10">II</text:span><text:span text:style-name="T11"> блок</text:span><text:span text:style-name="T2"> – выявление на основе аналитических таблиц позитивных и негативных тенденций в развитии предприятия, их характеристика.</text:span></text:p>
      <text:p text:style-name="P48"><text:span text:style-name="T10">III</text:span><text:span text:style-name="T11"> блок</text:span><text:span text:style-name="T2"> – формулирование выводов и рекомендаций.</text:span></text:p>
      <text:p text:style-name="P48"><text:span text:style-name="T3">В заключении приводятся общие выводы и результаты. Логичность их изложения предполагает их соответствие цели и задачам работы, акцентирование внимания на собственном авторском вкладе, а также практической значимости проведенного исследования. </text:span><text:span text:style-name="T2">Примерный объем заключения – 1–2 страницы. </text:span></text:p>
      <text:p text:style-name="P52">Оформление списка литературы должно соответствовать требованиям </text:p>
      <text:p text:style-name="P43"><text:span text:style-name="T2">ГОСТ Р 7.0.5-2008. Библиографическая запись. Библиографическая ссылка. Общие требования и правила составления.</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left="0cm" fo:margin-right="0cm" fo:line-height="150%" fo:text-align="center" style:justify-single-word="false" fo:hyphenation-ladder-count="no-limit" fo:text-indent="1.251cm" style:auto-text-indent="false"/>
      <style:text-properties fo:font-size="14pt" fo:language="none" fo:country="none" style:font-size-asian="14pt" style:font-size-complex="14pt" fo:hyphenate="true" fo:hyphenation-remain-char-count="2" fo:hyphenation-push-char-count="2" loext:hyphenation-no-caps="false"/>
    </style:style>
    <style:style style:name="Text_20_body" style:display-name="Text body" style:family="paragraph" style:parent-style-name="Standard" style:class="text">
      <style:paragraph-properties fo:text-align="center" style:justify-single-word="false" fo:hyphenation-ladder-count="no-limit"/>
      <style:text-properties fo:font-size="14pt" fo:language="none" fo:country="none" style:font-size-asian="14pt" style:font-size-complex="14pt" style:font-weight-complex="bold" fo:hyphenate="true" fo:hyphenation-remain-char-count="2" fo:hyphenation-push-char-count="2" loext:hyphenation-no-caps="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line-height="115%" fo:text-align="justify" style:justify-single-word="false" fo:hyphenation-ladder-count="no-limit" fo:text-indent="1.251cm" style:auto-text-indent="false" fo:keep-with-next="always"/>
      <style:text-properties fo:color="#000000" loext:opacity="100%"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left="0.416cm" fo:margin-right="0cm" fo:text-align="center" style:justify-single-word="false" fo:hyphenation-ladder-count="no-limit" fo:text-indent="0cm" style:auto-text-indent="false" fo:keep-with-next="always"/>
      <style:text-properties fo:font-size="14pt" fo:language="none" fo:country="none" fo:font-weight="bold" style:font-size-asian="14pt" style:font-weight-asian="bold" style:font-size-complex="14pt" style:font-weight-complex="bold" fo:hyphenate="tru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line-height="115%" fo:hyphenation-ladder-count="no-limit" fo:text-indent="1.251cm" style:auto-text-indent="false" fo:keep-with-next="always"/>
      <style:text-properties style:font-name="Arial" fo:font-family="Arial" style:font-family-generic="swiss" style:font-pitch="variable" fo:font-size="13pt" fo:language="none" fo:country="none" fo:font-weight="bold" style:font-size-asian="13pt" style:font-weight-asian="bold" style:font-name-complex="Arial" style:font-family-complex="Arial" style:font-family-generic-complex="swiss" style:font-pitch-complex="variable" style:font-size-complex="13pt" style:font-weight-complex="bold" fo:hyphenate="tru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libri" fo:font-family="Calibri" style:font-family-generic="swiss" style:font-pitch="variable" fo:font-size="14pt" fo:language="none" fo:country="none"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line-height="115%" fo:hyphenation-ladder-count="no-limit" fo:text-indent="1.251cm" style:auto-text-indent="false"/>
      <style:text-properties fo:font-size="13pt" fo:language="none" fo:country="none" fo:font-style="italic" fo:font-weight="bold" style:font-size-asian="13pt" style:font-style-asian="italic" style:font-weight-asian="bold" style:font-size-complex="13pt" style:font-style-complex="italic" style:font-weight-complex="bold" fo:hyphenate="true" fo:hyphenation-remain-char-count="2" fo:hyphenation-push-char-count="2" loext:hyphenation-no-caps="false"/>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line-height="115%" fo:hyphenation-ladder-count="no-limit" fo:text-indent="1.251cm" style:auto-text-indent="false"/>
      <style:text-properties fo:language="none" fo:country="none" fo:font-weight="bold" style:font-weight-asian="bold" style:font-weight-complex="bold" fo:hyphenate="true" fo:hyphenation-remain-char-count="2" fo:hyphenation-push-char-count="2" loext:hyphenation-no-caps="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line-height="115%" fo:hyphenation-ladder-count="no-limit" fo:text-indent="1.251cm" style:auto-text-indent="false"/>
      <style:text-properties fo:font-size="14pt" fo:language="none" fo:country="none" fo:font-style="italic" style:font-size-asian="14pt" style:font-style-asian="italic" style:font-size-complex="12pt" style:font-style-complex="italic" fo:hyphenate="true" fo:hyphenation-remain-char-count="2" fo:hyphenation-push-char-count="2" loext:hyphenation-no-caps="false"/>
    </style:style>
    <style:style style:name="Основной_20_текст_20_2" style:display-name="Основной текст 2" style:family="paragraph" style:parent-style-name="Standard">
      <style:paragraph-properties fo:margin-top="0cm" fo:margin-bottom="0.212cm" style:contextual-spacing="false" fo:line-height="200%" fo:orphans="0" fo:widows="0" fo:hyphenation-ladder-count="no-limit" style:text-autospace="none" style:punctuation-wrap="simple"/>
      <style:text-properties fo:language="en" fo:country="US" style:letter-kerning="true"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orphans="0" fo:widows="0" fo:hyphenation-ladder-count="no-limit" style:text-autospace="none" style:punctuation-wrap="simple">
        <style:tab-stops>
          <style:tab-stop style:position="8.25cm" style:type="center"/>
          <style:tab-stop style:position="16.501cm" style:type="right"/>
        </style:tab-stops>
      </style:paragraph-properties>
      <style:text-properties fo:language="en" fo:country="US" style:letter-kerning="true" fo:hyphenate="true" fo:hyphenation-remain-char-count="2" fo:hyphenation-push-char-count="2" loext:hyphenation-no-caps="false"/>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Абзац_20_списка" style:display-name="Абзац списка" style:family="paragraph" style:parent-style-name="Standard">
      <style:paragraph-properties fo:margin-left="1.27cm" fo:margin-right="0cm" fo:margin-top="0cm" fo:margin-bottom="0cm" style:contextual-spacing="true" fo:text-indent="0cm" style:auto-text-indent="false"/>
    </style:style>
    <style:style style:name="Абзац_20_списка1" style:display-name="Абзац списка1" style:family="paragraph" style:parent-style-name="Standard">
      <style:paragraph-properties fo:margin-left="1.27cm" fo:margin-right="0cm" fo:line-height="115%" fo:text-align="justify" style:justify-single-word="false" fo:hyphenation-ladder-count="no-limit" fo:text-indent="1.251cm" style:auto-text-indent="false"/>
      <style:text-properties fo:font-size="14pt" style:font-name-asian="Calibri" style:font-family-asian="Calibri" style:font-family-generic-asian="swiss" style:font-pitch-asian="variable" style:font-size-asian="14pt" style:font-size-complex="12pt" fo:hyphenate="true" fo:hyphenation-remain-char-count="2" fo:hyphenation-push-char-count="2" loext:hyphenation-no-caps="false"/>
    </style:style>
    <style:style style:name="a" style:family="paragraph" style:parent-style-name="Standard">
      <style:paragraph-properties fo:margin-top="0.494cm" fo:margin-bottom="0.494cm" style:contextual-spacing="false" fo:hyphenation-ladder-count="no-limit"/>
      <style:text-properties fo:font-size="12pt" style:font-size-asian="12pt" style:font-size-complex="12pt" fo:hyphenate="true" fo:hyphenation-remain-char-count="2" fo:hyphenation-push-char-count="2" loext:hyphenation-no-caps="fals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Обычный_20__28_веб_29_" style:display-name="Обычный (веб)" style:family="paragraph" style:parent-style-name="Standard">
      <style:paragraph-properties fo:margin-top="0.494cm" fo:margin-bottom="0.494cm" style:contextual-spacing="false" fo:hyphenation-ladder-count="no-limit"/>
      <style:text-properties fo:font-size="12pt" style:font-size-asian="12pt" style:font-size-complex="12pt" fo:hyphenate="true" fo:hyphenation-remain-char-count="2" fo:hyphenation-push-char-count="2" loext:hyphenation-no-caps="false"/>
    </style:style>
    <style:style style:name="Стандартный_20_HTML" style:display-name="Стандартный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none" fo:country="none" style:font-name-complex="Courier New" style:font-family-complex="'Courier New'" style:font-family-generic-complex="modern" fo:hyphenate="true" fo:hyphenation-remain-char-count="2" fo:hyphenation-push-char-count="2" loext:hyphenation-no-caps="false"/>
    </style:style>
    <style:style style:name="c0" style:family="paragraph" style:parent-style-name="Standard">
      <style:paragraph-properties fo:margin-top="0.494cm" fo:margin-bottom="0.494cm" style:contextual-spacing="false" fo:hyphenation-ladder-count="no-limit"/>
      <style:text-properties fo:font-size="12pt" style:font-size-asian="12pt" style:font-size-complex="12pt" fo:hyphenate="true" fo:hyphenation-remain-char-count="2" fo:hyphenation-push-char-count="2" loext:hyphenation-no-caps="false"/>
    </style:style>
    <style:style style:name="Style36" style:family="paragraph" style:parent-style-name="Standard">
      <style:paragraph-properties fo:line-height="0.51cm" fo:text-align="center" style:justify-single-word="false" fo:orphans="0" fo:widows="0" fo:hyphenation-ladder-count="no-limit" style:text-autospace="none"/>
      <style:text-properties fo:font-size="12pt" style:font-size-asian="12pt" style:font-size-complex="12pt" fo:hyphenate="true" fo:hyphenation-remain-char-count="2" fo:hyphenation-push-char-count="2" loext:hyphenation-no-caps="false"/>
    </style:style>
    <style:style style:name="Style8" style:family="paragraph" style:parent-style-name="Standard">
      <style:paragraph-properties fo:margin-left="0cm" fo:margin-right="0cm" fo:line-height="0.476cm" fo:text-align="justify" style:justify-single-word="false" fo:orphans="0" fo:widows="0" fo:hyphenation-ladder-count="no-limit" fo:text-indent="0.601cm" style:auto-text-indent="false" style:text-autospace="none"/>
      <style:text-properties fo:font-size="12pt" style:font-size-asian="12pt" style:font-size-complex="12pt" fo:hyphenate="true" fo:hyphenation-remain-char-count="2" fo:hyphenation-push-char-count="2" loext:hyphenation-no-caps="false"/>
    </style:style>
    <style:style style:name="Style1" style:family="paragraph" style:parent-style-name="Standard">
      <style:paragraph-properties fo:line-height="0.425cm" fo:text-align="justify" style:justify-single-word="false" fo:orphans="0" fo:widows="0" fo:hyphenation-ladder-count="no-limit" style:text-autospace="none"/>
      <style:text-properties fo:font-size="12pt" style:font-size-asian="12pt" style:font-size-complex="12pt" fo:hyphenate="true" fo:hyphenation-remain-char-count="2" fo:hyphenation-push-char-count="2" loext:hyphenation-no-caps="false"/>
    </style:style>
    <style:style style:name="Style77" style:family="paragraph" style:parent-style-name="Standard">
      <style:paragraph-properties fo:line-height="0.469cm" fo:orphans="0" fo:widows="0" fo:hyphenation-ladder-count="no-limit" style:text-autospace="none"/>
      <style:text-properties fo:font-size="12pt" style:font-size-asian="12pt" style:font-size-complex="12pt" fo:hyphenate="true" fo:hyphenation-remain-char-count="2" fo:hyphenation-push-char-count="2" loext:hyphenation-no-caps="false"/>
    </style:style>
    <style:style style:name="Default" style:family="paragraph">
      <style:paragraph-properties fo:orphans="2" fo:widows="2" style:text-autospace="none" style:writing-mode="lr-tb"/>
      <style:text-properties fo:color="#000000" loext:opacity="1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yle50" style:family="paragraph" style:parent-style-name="Standard">
      <style:paragraph-properties fo:margin-left="0cm" fo:margin-right="0cm" fo:line-height="0.483cm" fo:orphans="0" fo:widows="0" fo:hyphenation-ladder-count="no-limit" fo:text-indent="-0.69cm" style:auto-text-indent="false" style:text-autospace="none"/>
      <style:text-properties fo:font-size="12pt" style:font-size-asian="12pt" style:font-size-complex="12pt" fo:hyphenate="true" fo:hyphenation-remain-char-count="2" fo:hyphenation-push-char-count="2" loext:hyphenation-no-caps="false"/>
    </style:style>
    <style:style style:name="Text" style:family="paragraph" style:parent-style-name="Standard" style:class="extra">
      <style:paragraph-properties fo:hyphenation-ladder-count="no-limit"/>
      <style:text-properties style:font-name="Courier New" fo:font-family="'Courier New'" style:font-family-generic="modern" fo:language="none" fo:country="none" style:font-name-complex="Courier New" style:font-family-complex="'Courier New'" style:font-family-generic-complex="modern" fo:hyphenate="true" fo:hyphenation-remain-char-count="2" fo:hyphenation-push-char-count="2" loext:hyphenation-no-caps="false"/>
    </style:style>
    <style:style style:name="боковик2" style:family="paragraph" style:parent-style-name="Standard">
      <style:paragraph-properties fo:margin-left="0.199cm" fo:margin-right="0cm" fo:text-align="justify" style:justify-single-word="false" fo:hyphenation-ladder-count="no-limit" fo:text-indent="0cm" style:auto-text-indent="false"/>
      <style:text-properties style:font-name="Arial" fo:font-family="Arial" style:font-family-generic="swiss" style:font-pitch="variable" fo:font-size="8pt" style:font-size-asian="8pt" style:font-name-complex="Arial" style:font-family-complex="Arial" style:font-family-generic-complex="swiss" style:font-pitch-complex="variable" fo:hyphenate="true" fo:hyphenation-remain-char-count="2" fo:hyphenation-push-char-count="2" loext:hyphenation-no-caps="false"/>
    </style:style>
    <style:style style:name="Основной_20_абзац" style:display-name="Основной абзац" style:family="paragraph" style:parent-style-name="Standard">
      <style:paragraph-properties fo:margin-left="0cm" fo:margin-right="0cm" fo:line-height="110%" fo:text-align="justify" style:justify-single-word="false" fo:hyphenation-ladder-count="no-limit" fo:text-indent="0.801cm" style:auto-text-indent="false">
        <style:tab-stops>
          <style:tab-stop style:position="11.001cm" style:type="right"/>
        </style:tab-stops>
      </style:paragraph-properties>
      <style:text-properties fo:language="none" fo:country="none" fo:hyphenate="true" fo:hyphenation-remain-char-count="2" fo:hyphenation-push-char-count="2" loext:hyphenation-no-caps="false"/>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итул_20__28_мелкий_29_" style:display-name="Титул (мелкий)" style:family="paragraph" style:parent-style-name="Standard">
      <style:paragraph-properties fo:margin-left="0cm" fo:margin-right="0cm" fo:line-height="150%" fo:text-align="center" style:justify-single-word="false" fo:hyphenation-ladder-count="no-limit" fo:text-indent="1cm" style:auto-text-indent="false"/>
      <style:text-properties fo:font-weight="bold" style:font-weight-asian="bold" style:font-weight-complex="bold" fo:hyphenate="true" fo:hyphenation-remain-char-count="2" fo:hyphenation-push-char-count="2" loext:hyphenation-no-caps="false"/>
    </style:style>
    <style:style style:name="Основной_20_текст_20_3" style:display-name="Основной текст 3" style:family="paragraph" style:parent-style-name="Standard">
      <style:paragraph-properties fo:margin-left="0cm" fo:margin-right="0cm" fo:margin-top="0cm" fo:margin-bottom="0.212cm" style:contextual-spacing="false" fo:line-height="115%" fo:text-align="justify" style:justify-single-word="false" fo:hyphenation-ladder-count="no-limit" fo:text-indent="1.251cm" style:auto-text-indent="false"/>
      <style:text-properties fo:color="#000000" loext:opacity="100%" fo:font-size="8pt" fo:language="none" fo:country="none" style:font-size-asian="8pt" style:font-size-complex="8pt" fo:hyphenate="true" fo:hyphenation-remain-char-count="2" fo:hyphenation-push-char-count="2" loext:hyphenation-no-caps="false"/>
    </style:style>
    <style:style style:name="Основной_20_текст_20_с_20_отступом_20_3" style:display-name="Основной текст с отступом 3" style:family="paragraph" style:parent-style-name="Standard">
      <style:paragraph-properties fo:margin-left="0.499cm" fo:margin-right="0cm" fo:margin-top="0cm" fo:margin-bottom="0.212cm" style:contextual-spacing="false" fo:line-height="115%" fo:text-align="justify" style:justify-single-word="false" fo:hyphenation-ladder-count="no-limit" fo:text-indent="1.251cm" style:auto-text-indent="false"/>
      <style:text-properties fo:color="#000000" loext:opacity="100%" fo:font-size="8pt" fo:language="none" fo:country="none" style:font-size-asian="8pt" style:font-size-complex="8pt" fo:hyphenate="true" fo:hyphenation-remain-char-count="2" fo:hyphenation-push-char-count="2" loext:hyphenation-no-caps="false"/>
    </style:style>
    <style:style style:name="FR1" style:family="paragraph">
      <style:paragraph-properties fo:margin-top="0.106cm" fo:margin-bottom="0cm" style:contextual-spacing="false" fo:text-align="end" style:justify-single-word="false" fo:orphans="0" fo:widows="0" style:snap-to-layout-grid="false" style:writing-mode="lr-tb"/>
      <style:text-properties style:use-window-font-color="true" loext:opacity="0%" style:font-name="Arial Narrow" fo:font-family="'Arial Narrow'" style:font-family-generic="swiss" style:font-pitch="variable" fo:font-size="16pt" fo:language="ru" fo:country="RU" style:font-name-asian="Times New Roman" style:font-family-asian="'Times New Roman'" style:font-family-generic-asian="roman" style:font-pitch-asian="variable" style:font-size-asian="16pt" style:font-name-complex="Arial Narrow" style:font-family-complex="'Arial Narrow'" style:font-family-generic-complex="swiss" style:font-pitch-complex="variable" style:font-size-complex="10pt" style:language-complex="ar" style:country-complex="SA"/>
    </style:style>
    <style:style style:name="Footnote" style:family="paragraph" style:parent-style-name="Standard" style:class="extra">
      <style:paragraph-properties fo:margin-left="0cm" fo:margin-right="0cm" fo:line-height="115%" fo:orphans="0" fo:widows="0" fo:hyphenation-ladder-count="no-limit" fo:text-indent="1.251cm" style:auto-text-indent="false" style:text-autospace="none"/>
      <style:text-properties fo:language="none" fo:country="none" fo:hyphenate="true" fo:hyphenation-remain-char-count="2" fo:hyphenation-push-char-count="2" loext:hyphenation-no-caps="false"/>
    </style:style>
    <style:style style:name="Достижение" style:family="paragraph" style:parent-style-name="Standard" style:list-style-name="WW8Num234">
      <style:paragraph-properties fo:line-height="115%" fo:hyphenation-ladder-count="no-limit"/>
      <style:text-properties fo:hyphenate="true" fo:hyphenation-remain-char-count="2" fo:hyphenation-push-char-count="2" loext:hyphenation-no-caps="false"/>
    </style:style>
    <style:style style:name="Header" style:family="paragraph" style:parent-style-name="Standard" style:class="extra">
      <style:paragraph-properties fo:margin-left="0cm" fo:margin-right="0cm" fo:line-height="115%" fo:text-align="justify" style:justify-single-word="false" fo:hyphenation-ladder-count="no-limit" fo:text-indent="1.251cm" style:auto-text-indent="false">
        <style:tab-stops>
          <style:tab-stop style:position="8.25cm" style:type="center"/>
          <style:tab-stop style:position="16.501cm" style:type="right"/>
        </style:tab-stops>
      </style:paragraph-properties>
      <style:text-properties fo:color="#000000" loext:opacity="100%" fo:font-size="14pt" fo:language="none" fo:country="none" style:font-size-asian="14pt" style:font-size-complex="12pt" fo:hyphenate="true" fo:hyphenation-remain-char-count="2" fo:hyphenation-push-char-count="2" loext:hyphenation-no-caps="false"/>
    </style:style>
    <style:style style:name="ConsPlusNormal" style:family="paragraph">
      <style:paragraph-properties fo:orphans="0" fo:widows="0" style:text-autospace="none" style:writing-mode="lr-tb"/>
      <style:text-properties style:use-window-font-color="true" loext:opacity="0%"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ConsPlusNonformat" style:family="paragraph">
      <style:paragraph-properties fo:orphans="0" fo:widows="0" style:text-autospace="none" style:writing-mode="lr-tb"/>
      <style:text-properties style:use-window-font-color="true" loext:opacity="0%"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text-align="start" style:justify-single-word="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class="index">
      <style:paragraph-properties fo:line-height="150%" fo:text-align="justify" style:justify-single-word="false" fo:hyphenation-ladder-count="no-limit">
        <style:tab-stops>
          <style:tab-stop style:position="16.484cm" style:type="right" style:leader-style="dotted" style:leader-text="."/>
        </style:tab-stops>
      </style:paragraph-properties>
      <style:text-properties fo:color="#000000" loext:opacity="100%" fo:font-size="14pt" style:font-size-asian="14pt" style:font-size-complex="12pt" fo:hyphenate="true" fo:hyphenation-remain-char-count="2" fo:hyphenation-push-char-count="2" loext:hyphenation-no-caps="false"/>
    </style:style>
    <style:style style:name="Contents_20_2" style:display-name="Contents 2" style:family="paragraph" style:parent-style-name="Standard" style:next-style-name="Standard" style:class="index">
      <style:paragraph-properties fo:margin-left="0cm" fo:margin-right="0cm" fo:line-height="115%" fo:text-align="justify" style:justify-single-word="false" fo:hyphenation-ladder-count="no-limit" fo:text-indent="1.251cm" style:auto-text-indent="false">
        <style:tab-stops>
          <style:tab-stop style:position="16.484cm" style:type="right" style:leader-style="dotted" style:leader-text="."/>
        </style:tab-stops>
      </style:paragraph-properties>
      <style:text-properties fo:color="#000000" loext:opacity="100%" fo:font-size="14pt" style:font-size-asian="14pt" style:font-size-complex="12pt" fo:hyphenate="true" fo:hyphenation-remain-char-count="2" fo:hyphenation-push-char-count="2" loext:hyphenation-no-caps="false"/>
    </style:style>
    <style:style style:name="Contents_20_3" style:display-name="Contents 3" style:family="paragraph" style:parent-style-name="Standard" style:next-style-name="Standard" style:class="index">
      <style:paragraph-properties fo:margin-left="0.847cm" fo:margin-right="0cm" fo:line-height="115%" fo:text-align="justify" style:justify-single-word="false" fo:hyphenation-ladder-count="no-limit" fo:text-indent="1.251cm" style:auto-text-indent="false"/>
      <style:text-properties fo:color="#000000" loext:opacity="100%" fo:font-size="14pt" style:font-size-asian="14pt" style:font-size-complex="12pt" fo:hyphenate="true" fo:hyphenation-remain-char-count="2" fo:hyphenation-push-char-count="2" loext:hyphenation-no-caps="false"/>
    </style:style>
    <style:style style:name="Основной_20_текст_20_с_20_отступом_20_2" style:display-name="Основной текст с отступом 2" style:family="paragraph" style:parent-style-name="Standard">
      <style:paragraph-properties fo:margin-left="0.499cm" fo:margin-right="0cm" fo:margin-top="0cm" fo:margin-bottom="0.212cm" style:contextual-spacing="false" fo:line-height="200%" fo:text-align="justify" style:justify-single-word="false" fo:hyphenation-ladder-count="no-limit" fo:text-indent="1.251cm" style:auto-text-indent="false"/>
      <style:text-properties fo:color="#000000" loext:opacity="100%" fo:font-size="14pt" fo:language="none" fo:country="none" style:font-size-asian="14pt" style:font-size-complex="12pt" fo:hyphenate="true" fo:hyphenation-remain-char-count="2" fo:hyphenation-push-char-count="2" loext:hyphenation-no-caps="false"/>
    </style:style>
    <style:style style:name="указатель_20_1" style:display-name="указатель 1" style:family="paragraph" style:parent-style-name="Standard" style:next-style-name="Standard">
      <style:paragraph-properties fo:hyphenation-ladder-count="no-limit"/>
      <style:text-properties fo:language="en" fo:country="US" fo:hyphenate="true" fo:hyphenation-remain-char-count="2" fo:hyphenation-push-char-count="2" loext:hyphenation-no-caps="false"/>
    </style:style>
    <style:style style:name="Центрированный_20_жирный" style:display-name="Центрированный жирный" style:family="paragraph" style:parent-style-name="Standard" style:next-style-name="Standard">
      <style:paragraph-properties fo:margin-top="0.212cm" fo:margin-bottom="0.212cm" style:contextual-spacing="false" fo:text-align="center" style:justify-single-word="false" fo:keep-together="always" style:text-autospace="none" style:punctuation-wrap="simple" style:vertical-align="baseline">
        <style:tab-stops>
          <style:tab-stop style:position="5.701cm" style:type="center"/>
          <style:tab-stop style:position="11.402cm" style:type="right"/>
        </style:tab-stops>
      </style:paragraph-properties>
      <style:text-properties fo:language="none" fo:country="none" style:language-asian="none" style:country-asian="none"/>
    </style:style>
    <style:style style:name="Схема_20_документа" style:display-name="Схема документа" style:family="paragraph" style:parent-style-name="Standard">
      <style:paragraph-properties fo:margin-left="0cm" fo:margin-right="0cm" fo:line-height="115%" fo:text-align="justify" style:justify-single-word="false" fo:hyphenation-ladder-count="no-limit" fo:text-indent="1.251cm" style:auto-text-indent="false"/>
      <style:text-properties fo:color="#000000" loext:opacity="100%"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fo:hyphenate="tru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style style:name="WW8Num55z1"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style style:name="WW8Num57z1" style:family="text"/>
    <style:style style:name="WW8Num57z2" style:family="text"/>
    <style:style style:name="WW8Num57z3" style:family="text"/>
    <style:style style:name="WW8Num57z4" style:family="text"/>
    <style:style style:name="WW8Num57z5" style:family="text"/>
    <style:style style:name="WW8Num57z6" style:family="text"/>
    <style:style style:name="WW8Num57z7" style:family="text"/>
    <style:style style:name="WW8Num57z8" style:family="text"/>
    <style:style style:name="WW8Num58z0" style:family="text"/>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style style:name="WW8Num59z1" style:family="text"/>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60z0" style:family="text"/>
    <style:style style:name="WW8Num60z1" style:family="text"/>
    <style:style style:name="WW8Num60z2" style:family="text"/>
    <style:style style:name="WW8Num60z3" style:family="text"/>
    <style:style style:name="WW8Num60z4" style:family="text"/>
    <style:style style:name="WW8Num60z5" style:family="text"/>
    <style:style style:name="WW8Num60z6" style:family="text"/>
    <style:style style:name="WW8Num60z7" style:family="text"/>
    <style:style style:name="WW8Num60z8" style:family="text"/>
    <style:style style:name="WW8Num61z0" style:family="text"/>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style style:name="WW8Num62z1" style:family="text"/>
    <style:style style:name="WW8Num62z2" style:family="text"/>
    <style:style style:name="WW8Num62z3" style:family="text"/>
    <style:style style:name="WW8Num62z4" style:family="text"/>
    <style:style style:name="WW8Num62z5" style:family="text"/>
    <style:style style:name="WW8Num62z6" style:family="text"/>
    <style:style style:name="WW8Num62z7" style:family="text"/>
    <style:style style:name="WW8Num62z8" style:family="text"/>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WW8Num66z0" style:family="text"/>
    <style:style style:name="WW8Num66z1" style:family="text"/>
    <style:style style:name="WW8Num66z2" style:family="text"/>
    <style:style style:name="WW8Num66z3" style:family="text"/>
    <style:style style:name="WW8Num66z4" style:family="text"/>
    <style:style style:name="WW8Num66z5" style:family="text"/>
    <style:style style:name="WW8Num66z6" style:family="text"/>
    <style:style style:name="WW8Num66z7" style:family="text"/>
    <style:style style:name="WW8Num66z8" style:family="text"/>
    <style:style style:name="WW8Num67z0" style:family="text"/>
    <style:style style:name="WW8Num67z1" style:family="text"/>
    <style:style style:name="WW8Num67z2" style:family="text"/>
    <style:style style:name="WW8Num67z3" style:family="text"/>
    <style:style style:name="WW8Num67z4" style:family="text"/>
    <style:style style:name="WW8Num67z5" style:family="text"/>
    <style:style style:name="WW8Num67z6" style:family="text"/>
    <style:style style:name="WW8Num67z7" style:family="text"/>
    <style:style style:name="WW8Num67z8" style:family="text"/>
    <style:style style:name="WW8Num68z0" style:family="text"/>
    <style:style style:name="WW8Num68z1" style:family="text"/>
    <style:style style:name="WW8Num68z2" style:family="text"/>
    <style:style style:name="WW8Num68z3" style:family="text"/>
    <style:style style:name="WW8Num68z4" style:family="text"/>
    <style:style style:name="WW8Num68z5" style:family="text"/>
    <style:style style:name="WW8Num68z6" style:family="text"/>
    <style:style style:name="WW8Num68z7" style:family="text"/>
    <style:style style:name="WW8Num68z8" style:family="text"/>
    <style:style style:name="WW8Num69z0" style:family="text"/>
    <style:style style:name="WW8Num69z1" style:family="text"/>
    <style:style style:name="WW8Num69z2" style:family="text"/>
    <style:style style:name="WW8Num69z3" style:family="text"/>
    <style:style style:name="WW8Num69z4" style:family="text"/>
    <style:style style:name="WW8Num69z5" style:family="text"/>
    <style:style style:name="WW8Num69z6" style:family="text"/>
    <style:style style:name="WW8Num69z7" style:family="text"/>
    <style:style style:name="WW8Num69z8" style:family="text"/>
    <style:style style:name="WW8Num70z0" style:family="text">
      <style:text-properties style:font-name-complex="Times New Roman" style:font-family-complex="'Times New Roman'" style:font-family-generic-complex="roman" style:font-pitch-complex="variable"/>
    </style:style>
    <style:style style:name="WW8Num70z1" style:family="text">
      <style:text-properties style:font-name-complex="Times New Roman" style:font-family-complex="'Times New Roman'" style:font-family-generic-complex="roman" style:font-pitch-complex="variable"/>
    </style:style>
    <style:style style:name="WW8Num71z0" style:family="text"/>
    <style:style style:name="WW8Num71z1" style:family="text"/>
    <style:style style:name="WW8Num71z2" style:family="text"/>
    <style:style style:name="WW8Num71z3" style:family="text"/>
    <style:style style:name="WW8Num71z4" style:family="text"/>
    <style:style style:name="WW8Num71z5" style:family="text"/>
    <style:style style:name="WW8Num71z6" style:family="text"/>
    <style:style style:name="WW8Num71z7" style:family="text"/>
    <style:style style:name="WW8Num71z8" style:family="text"/>
    <style:style style:name="WW8Num72z0" style:family="text"/>
    <style:style style:name="WW8Num72z1" style:family="text"/>
    <style:style style:name="WW8Num72z2" style:family="text"/>
    <style:style style:name="WW8Num72z3" style:family="text"/>
    <style:style style:name="WW8Num72z4" style:family="text"/>
    <style:style style:name="WW8Num72z5" style:family="text"/>
    <style:style style:name="WW8Num72z6" style:family="text"/>
    <style:style style:name="WW8Num72z7" style:family="text"/>
    <style:style style:name="WW8Num72z8" style:family="text"/>
    <style:style style:name="WW8Num73z0" style:family="text"/>
    <style:style style:name="WW8Num73z1" style:family="text"/>
    <style:style style:name="WW8Num73z2" style:family="text"/>
    <style:style style:name="WW8Num73z3" style:family="text"/>
    <style:style style:name="WW8Num73z4" style:family="text"/>
    <style:style style:name="WW8Num73z5" style:family="text"/>
    <style:style style:name="WW8Num73z6" style:family="text"/>
    <style:style style:name="WW8Num73z7" style:family="text"/>
    <style:style style:name="WW8Num73z8" style:family="text"/>
    <style:style style:name="WW8Num74z0" style:family="text"/>
    <style:style style:name="WW8Num74z1" style:family="text"/>
    <style:style style:name="WW8Num74z2" style:family="text"/>
    <style:style style:name="WW8Num74z3" style:family="text"/>
    <style:style style:name="WW8Num74z4" style:family="text"/>
    <style:style style:name="WW8Num74z5" style:family="text"/>
    <style:style style:name="WW8Num74z6" style:family="text"/>
    <style:style style:name="WW8Num74z7" style:family="text"/>
    <style:style style:name="WW8Num74z8" style:family="text"/>
    <style:style style:name="WW8Num75z0" style:family="text"/>
    <style:style style:name="WW8Num75z1" style:family="text"/>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WW8Num76z0" style:family="text"/>
    <style:style style:name="WW8Num76z1" style:family="text"/>
    <style:style style:name="WW8Num76z2" style:family="text"/>
    <style:style style:name="WW8Num76z3" style:family="text"/>
    <style:style style:name="WW8Num76z4" style:family="text"/>
    <style:style style:name="WW8Num76z5" style:family="text"/>
    <style:style style:name="WW8Num76z6" style:family="text"/>
    <style:style style:name="WW8Num76z7" style:family="text"/>
    <style:style style:name="WW8Num76z8" style:family="text"/>
    <style:style style:name="WW8Num77z0" style:family="text"/>
    <style:style style:name="WW8Num77z1" style:family="text"/>
    <style:style style:name="WW8Num77z2" style:family="text"/>
    <style:style style:name="WW8Num77z3" style:family="text"/>
    <style:style style:name="WW8Num77z4" style:family="text"/>
    <style:style style:name="WW8Num77z5" style:family="text"/>
    <style:style style:name="WW8Num77z6" style:family="text"/>
    <style:style style:name="WW8Num77z7" style:family="text"/>
    <style:style style:name="WW8Num77z8" style:family="text"/>
    <style:style style:name="WW8Num78z0" style:family="text"/>
    <style:style style:name="WW8Num78z2" style:family="text"/>
    <style:style style:name="WW8Num78z3" style:family="text"/>
    <style:style style:name="WW8Num78z4" style:family="text"/>
    <style:style style:name="WW8Num78z5" style:family="text"/>
    <style:style style:name="WW8Num78z6" style:family="text"/>
    <style:style style:name="WW8Num78z7" style:family="text"/>
    <style:style style:name="WW8Num78z8" style:family="text"/>
    <style:style style:name="WW8Num79z0" style:family="text"/>
    <style:style style:name="WW8Num79z1" style:family="text"/>
    <style:style style:name="WW8Num79z2" style:family="text"/>
    <style:style style:name="WW8Num79z3" style:family="text"/>
    <style:style style:name="WW8Num79z4" style:family="text"/>
    <style:style style:name="WW8Num79z5" style:family="text"/>
    <style:style style:name="WW8Num79z6" style:family="text"/>
    <style:style style:name="WW8Num79z7" style:family="text"/>
    <style:style style:name="WW8Num79z8" style:family="text"/>
    <style:style style:name="WW8Num80z0" style:family="text"/>
    <style:style style:name="WW8Num80z1" style:family="text"/>
    <style:style style:name="WW8Num80z2" style:family="text"/>
    <style:style style:name="WW8Num80z3" style:family="text"/>
    <style:style style:name="WW8Num80z4" style:family="text"/>
    <style:style style:name="WW8Num80z5" style:family="text"/>
    <style:style style:name="WW8Num80z6" style:family="text"/>
    <style:style style:name="WW8Num80z7" style:family="text"/>
    <style:style style:name="WW8Num80z8" style:family="text"/>
    <style:style style:name="WW8Num81z0" style:family="text"/>
    <style:style style:name="WW8Num81z1" style:family="text"/>
    <style:style style:name="WW8Num81z2" style:family="text"/>
    <style:style style:name="WW8Num81z3" style:family="text"/>
    <style:style style:name="WW8Num81z4" style:family="text"/>
    <style:style style:name="WW8Num81z5" style:family="text"/>
    <style:style style:name="WW8Num81z6" style:family="text"/>
    <style:style style:name="WW8Num81z7" style:family="text"/>
    <style:style style:name="WW8Num81z8" style:family="text"/>
    <style:style style:name="WW8Num82z0" style:family="text"/>
    <style:style style:name="WW8Num82z1" style:family="text"/>
    <style:style style:name="WW8Num82z2" style:family="text"/>
    <style:style style:name="WW8Num82z3" style:family="text"/>
    <style:style style:name="WW8Num82z4" style:family="text"/>
    <style:style style:name="WW8Num82z5" style:family="text"/>
    <style:style style:name="WW8Num82z6" style:family="text"/>
    <style:style style:name="WW8Num82z7" style:family="text"/>
    <style:style style:name="WW8Num82z8" style:family="text"/>
    <style:style style:name="WW8Num83z0" style:family="text"/>
    <style:style style:name="WW8Num83z1" style:family="text"/>
    <style:style style:name="WW8Num83z2" style:family="text"/>
    <style:style style:name="WW8Num83z3" style:family="text"/>
    <style:style style:name="WW8Num83z4" style:family="text"/>
    <style:style style:name="WW8Num83z5" style:family="text"/>
    <style:style style:name="WW8Num83z6" style:family="text"/>
    <style:style style:name="WW8Num83z7" style:family="text"/>
    <style:style style:name="WW8Num83z8" style:family="text"/>
    <style:style style:name="WW8Num84z0" style:family="text"/>
    <style:style style:name="WW8Num84z1" style:family="text"/>
    <style:style style:name="WW8Num84z2" style:family="text"/>
    <style:style style:name="WW8Num84z3" style:family="text"/>
    <style:style style:name="WW8Num84z4" style:family="text"/>
    <style:style style:name="WW8Num84z5" style:family="text"/>
    <style:style style:name="WW8Num84z6" style:family="text"/>
    <style:style style:name="WW8Num84z7" style:family="text"/>
    <style:style style:name="WW8Num84z8" style:family="text"/>
    <style:style style:name="WW8Num85z0" style:family="text"/>
    <style:style style:name="WW8Num85z1" style:family="text"/>
    <style:style style:name="WW8Num85z2" style:family="text">
      <style:text-properties fo:color="#000000" loext:opacity="100%"/>
    </style:style>
    <style:style style:name="WW8Num85z3" style:family="text"/>
    <style:style style:name="WW8Num85z4" style:family="text"/>
    <style:style style:name="WW8Num85z5" style:family="text"/>
    <style:style style:name="WW8Num85z6" style:family="text"/>
    <style:style style:name="WW8Num85z7" style:family="text"/>
    <style:style style:name="WW8Num85z8" style:family="text"/>
    <style:style style:name="WW8Num86z0" style:family="text"/>
    <style:style style:name="WW8Num86z1" style:family="text"/>
    <style:style style:name="WW8Num86z2" style:family="text"/>
    <style:style style:name="WW8Num86z3" style:family="text"/>
    <style:style style:name="WW8Num86z4" style:family="text"/>
    <style:style style:name="WW8Num86z5" style:family="text"/>
    <style:style style:name="WW8Num86z6" style:family="text"/>
    <style:style style:name="WW8Num86z7" style:family="text"/>
    <style:style style:name="WW8Num86z8" style:family="text"/>
    <style:style style:name="WW8Num87z0" style:family="text"/>
    <style:style style:name="WW8Num87z1" style:family="text"/>
    <style:style style:name="WW8Num87z2" style:family="text"/>
    <style:style style:name="WW8Num87z3" style:family="text"/>
    <style:style style:name="WW8Num87z4" style:family="text"/>
    <style:style style:name="WW8Num87z5" style:family="text"/>
    <style:style style:name="WW8Num87z6" style:family="text"/>
    <style:style style:name="WW8Num87z7" style:family="text"/>
    <style:style style:name="WW8Num87z8" style:family="text"/>
    <style:style style:name="WW8Num88z0" style:family="text"/>
    <style:style style:name="WW8Num88z1" style:family="text"/>
    <style:style style:name="WW8Num88z2" style:family="text"/>
    <style:style style:name="WW8Num88z3" style:family="text"/>
    <style:style style:name="WW8Num88z4" style:family="text"/>
    <style:style style:name="WW8Num88z5" style:family="text"/>
    <style:style style:name="WW8Num88z6" style:family="text"/>
    <style:style style:name="WW8Num88z7" style:family="text"/>
    <style:style style:name="WW8Num88z8" style:family="text"/>
    <style:style style:name="WW8Num89z0" style:family="text"/>
    <style:style style:name="WW8Num89z1" style:family="text"/>
    <style:style style:name="WW8Num89z2" style:family="text"/>
    <style:style style:name="WW8Num89z3" style:family="text"/>
    <style:style style:name="WW8Num89z4" style:family="text"/>
    <style:style style:name="WW8Num89z5" style:family="text"/>
    <style:style style:name="WW8Num89z6" style:family="text"/>
    <style:style style:name="WW8Num89z7" style:family="text"/>
    <style:style style:name="WW8Num89z8" style:family="text"/>
    <style:style style:name="WW8Num90z0" style:family="text"/>
    <style:style style:name="WW8Num90z1" style:family="text"/>
    <style:style style:name="WW8Num90z2" style:family="text"/>
    <style:style style:name="WW8Num90z3" style:family="text"/>
    <style:style style:name="WW8Num90z4" style:family="text"/>
    <style:style style:name="WW8Num90z5" style:family="text"/>
    <style:style style:name="WW8Num90z6" style:family="text"/>
    <style:style style:name="WW8Num90z7" style:family="text"/>
    <style:style style:name="WW8Num90z8" style:family="text"/>
    <style:style style:name="WW8Num91z0" style:family="text"/>
    <style:style style:name="WW8Num91z1" style:family="text"/>
    <style:style style:name="WW8Num91z2" style:family="text"/>
    <style:style style:name="WW8Num91z3" style:family="text"/>
    <style:style style:name="WW8Num91z4" style:family="text"/>
    <style:style style:name="WW8Num91z5" style:family="text"/>
    <style:style style:name="WW8Num91z6" style:family="text"/>
    <style:style style:name="WW8Num91z7" style:family="text"/>
    <style:style style:name="WW8Num91z8" style:family="text"/>
    <style:style style:name="WW8Num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0" style:family="text"/>
    <style:style style:name="WW8Num93z1" style:family="text"/>
    <style:style style:name="WW8Num93z2" style:family="text"/>
    <style:style style:name="WW8Num93z3" style:family="text"/>
    <style:style style:name="WW8Num93z4" style:family="text"/>
    <style:style style:name="WW8Num93z5" style:family="text"/>
    <style:style style:name="WW8Num93z6" style:family="text"/>
    <style:style style:name="WW8Num93z7" style:family="text"/>
    <style:style style:name="WW8Num93z8" style:family="text"/>
    <style:style style:name="WW8Num94z0" style:family="text"/>
    <style:style style:name="WW8Num94z1" style:family="text"/>
    <style:style style:name="WW8Num94z2" style:family="text"/>
    <style:style style:name="WW8Num94z3" style:family="text"/>
    <style:style style:name="WW8Num94z4" style:family="text"/>
    <style:style style:name="WW8Num94z5" style:family="text"/>
    <style:style style:name="WW8Num94z6" style:family="text"/>
    <style:style style:name="WW8Num94z7" style:family="text"/>
    <style:style style:name="WW8Num94z8" style:family="text"/>
    <style:style style:name="WW8Num95z0" style:family="text"/>
    <style:style style:name="WW8Num95z1" style:family="text"/>
    <style:style style:name="WW8Num95z2" style:family="text"/>
    <style:style style:name="WW8Num95z3" style:family="text"/>
    <style:style style:name="WW8Num95z4" style:family="text"/>
    <style:style style:name="WW8Num95z5" style:family="text"/>
    <style:style style:name="WW8Num95z6" style:family="text"/>
    <style:style style:name="WW8Num95z7" style:family="text"/>
    <style:style style:name="WW8Num95z8" style:family="text"/>
    <style:style style:name="WW8Num96z0" style:family="text"/>
    <style:style style:name="WW8Num96z1" style:family="text"/>
    <style:style style:name="WW8Num96z2" style:family="text"/>
    <style:style style:name="WW8Num96z3" style:family="text"/>
    <style:style style:name="WW8Num96z4" style:family="text"/>
    <style:style style:name="WW8Num96z5" style:family="text"/>
    <style:style style:name="WW8Num96z6" style:family="text"/>
    <style:style style:name="WW8Num96z7" style:family="text"/>
    <style:style style:name="WW8Num96z8" style:family="text"/>
    <style:style style:name="WW8Num97z0" style:family="text"/>
    <style:style style:name="WW8Num97z1" style:family="text"/>
    <style:style style:name="WW8Num97z2" style:family="text"/>
    <style:style style:name="WW8Num97z3" style:family="text"/>
    <style:style style:name="WW8Num97z4" style:family="text"/>
    <style:style style:name="WW8Num97z5" style:family="text"/>
    <style:style style:name="WW8Num97z6" style:family="text"/>
    <style:style style:name="WW8Num97z7" style:family="text"/>
    <style:style style:name="WW8Num97z8" style:family="text"/>
    <style:style style:name="WW8Num98z0" style:family="text"/>
    <style:style style:name="WW8Num98z1" style:family="text"/>
    <style:style style:name="WW8Num98z2" style:family="text"/>
    <style:style style:name="WW8Num98z3" style:family="text"/>
    <style:style style:name="WW8Num98z4" style:family="text"/>
    <style:style style:name="WW8Num98z5" style:family="text"/>
    <style:style style:name="WW8Num98z6" style:family="text"/>
    <style:style style:name="WW8Num98z7" style:family="text"/>
    <style:style style:name="WW8Num98z8" style:family="text"/>
    <style:style style:name="WW8Num99z0" style:family="text"/>
    <style:style style:name="WW8Num99z3" style:family="text"/>
    <style:style style:name="WW8Num99z4" style:family="text"/>
    <style:style style:name="WW8Num99z5" style:family="text"/>
    <style:style style:name="WW8Num99z6" style:family="text"/>
    <style:style style:name="WW8Num99z7" style:family="text"/>
    <style:style style:name="WW8Num99z8" style:family="text"/>
    <style:style style:name="WW8Num100z0" style:family="text"/>
    <style:style style:name="WW8Num100z1" style:family="text"/>
    <style:style style:name="WW8Num100z2" style:family="text"/>
    <style:style style:name="WW8Num100z3" style:family="text"/>
    <style:style style:name="WW8Num100z4" style:family="text"/>
    <style:style style:name="WW8Num100z5" style:family="text"/>
    <style:style style:name="WW8Num100z6" style:family="text"/>
    <style:style style:name="WW8Num100z7" style:family="text"/>
    <style:style style:name="WW8Num100z8" style:family="text"/>
    <style:style style:name="WW8Num101z0" style:family="text"/>
    <style:style style:name="WW8Num101z1" style:family="text"/>
    <style:style style:name="WW8Num101z2" style:family="text"/>
    <style:style style:name="WW8Num101z3" style:family="text"/>
    <style:style style:name="WW8Num101z4" style:family="text"/>
    <style:style style:name="WW8Num101z5" style:family="text"/>
    <style:style style:name="WW8Num101z6" style:family="text"/>
    <style:style style:name="WW8Num101z7" style:family="text"/>
    <style:style style:name="WW8Num101z8" style:family="text"/>
    <style:style style:name="WW8Num102z0" style:family="text"/>
    <style:style style:name="WW8Num102z1" style:family="text"/>
    <style:style style:name="WW8Num102z2" style:family="text"/>
    <style:style style:name="WW8Num102z3" style:family="text"/>
    <style:style style:name="WW8Num102z4" style:family="text"/>
    <style:style style:name="WW8Num102z5" style:family="text"/>
    <style:style style:name="WW8Num102z6" style:family="text"/>
    <style:style style:name="WW8Num102z7" style:family="text"/>
    <style:style style:name="WW8Num102z8" style:family="text"/>
    <style:style style:name="WW8Num103z0" style:family="text"/>
    <style:style style:name="WW8Num103z1" style:family="text"/>
    <style:style style:name="WW8Num103z2" style:family="text"/>
    <style:style style:name="WW8Num103z3" style:family="text"/>
    <style:style style:name="WW8Num103z4" style:family="text"/>
    <style:style style:name="WW8Num103z5" style:family="text"/>
    <style:style style:name="WW8Num103z6" style:family="text"/>
    <style:style style:name="WW8Num103z7" style:family="text"/>
    <style:style style:name="WW8Num103z8" style:family="text"/>
    <style:style style:name="WW8Num104z0" style:family="text"/>
    <style:style style:name="WW8Num104z1" style:family="text"/>
    <style:style style:name="WW8Num104z2" style:family="text"/>
    <style:style style:name="WW8Num104z3" style:family="text"/>
    <style:style style:name="WW8Num104z4" style:family="text"/>
    <style:style style:name="WW8Num104z5" style:family="text"/>
    <style:style style:name="WW8Num104z6" style:family="text"/>
    <style:style style:name="WW8Num104z7" style:family="text"/>
    <style:style style:name="WW8Num104z8" style:family="text"/>
    <style:style style:name="WW8Num105z0" style:family="text"/>
    <style:style style:name="WW8Num105z1" style:family="text"/>
    <style:style style:name="WW8Num105z2" style:family="text"/>
    <style:style style:name="WW8Num105z3" style:family="text"/>
    <style:style style:name="WW8Num105z4" style:family="text"/>
    <style:style style:name="WW8Num105z5" style:family="text"/>
    <style:style style:name="WW8Num105z6" style:family="text"/>
    <style:style style:name="WW8Num105z7" style:family="text"/>
    <style:style style:name="WW8Num105z8" style:family="text"/>
    <style:style style:name="WW8Num106z0" style:family="text"/>
    <style:style style:name="WW8Num106z1" style:family="text"/>
    <style:style style:name="WW8Num106z2" style:family="text"/>
    <style:style style:name="WW8Num106z3" style:family="text"/>
    <style:style style:name="WW8Num106z4" style:family="text"/>
    <style:style style:name="WW8Num106z5" style:family="text"/>
    <style:style style:name="WW8Num106z6" style:family="text"/>
    <style:style style:name="WW8Num106z7" style:family="text"/>
    <style:style style:name="WW8Num106z8" style:family="text"/>
    <style:style style:name="WW8Num107z0" style:family="text"/>
    <style:style style:name="WW8Num107z1" style:family="text"/>
    <style:style style:name="WW8Num107z2" style:family="text"/>
    <style:style style:name="WW8Num107z3" style:family="text"/>
    <style:style style:name="WW8Num107z4" style:family="text"/>
    <style:style style:name="WW8Num107z5" style:family="text"/>
    <style:style style:name="WW8Num107z6" style:family="text"/>
    <style:style style:name="WW8Num107z7" style:family="text"/>
    <style:style style:name="WW8Num107z8" style:family="text"/>
    <style:style style:name="WW8Num108z0" style:family="text"/>
    <style:style style:name="WW8Num108z1" style:family="text"/>
    <style:style style:name="WW8Num108z2" style:family="text"/>
    <style:style style:name="WW8Num108z3" style:family="text"/>
    <style:style style:name="WW8Num108z4" style:family="text"/>
    <style:style style:name="WW8Num108z5" style:family="text"/>
    <style:style style:name="WW8Num108z6" style:family="text"/>
    <style:style style:name="WW8Num108z7" style:family="text"/>
    <style:style style:name="WW8Num108z8" style:family="text"/>
    <style:style style:name="WW8Num109z0" style:family="text"/>
    <style:style style:name="WW8Num109z1" style:family="text"/>
    <style:style style:name="WW8Num109z2" style:family="text"/>
    <style:style style:name="WW8Num109z3" style:family="text"/>
    <style:style style:name="WW8Num109z4" style:family="text"/>
    <style:style style:name="WW8Num109z5" style:family="text"/>
    <style:style style:name="WW8Num109z6" style:family="text"/>
    <style:style style:name="WW8Num109z7" style:family="text"/>
    <style:style style:name="WW8Num109z8" style:family="text"/>
    <style:style style:name="WW8Num110z0" style:family="text"/>
    <style:style style:name="WW8Num110z1" style:family="text"/>
    <style:style style:name="WW8Num110z2" style:family="text"/>
    <style:style style:name="WW8Num110z3" style:family="text"/>
    <style:style style:name="WW8Num110z4" style:family="text"/>
    <style:style style:name="WW8Num110z5" style:family="text"/>
    <style:style style:name="WW8Num110z6" style:family="text"/>
    <style:style style:name="WW8Num110z7" style:family="text"/>
    <style:style style:name="WW8Num110z8" style:family="text"/>
    <style:style style:name="WW8Num111z0" style:family="text"/>
    <style:style style:name="WW8Num111z1" style:family="text"/>
    <style:style style:name="WW8Num111z2" style:family="text"/>
    <style:style style:name="WW8Num111z3" style:family="text"/>
    <style:style style:name="WW8Num111z4" style:family="text"/>
    <style:style style:name="WW8Num111z5" style:family="text"/>
    <style:style style:name="WW8Num111z6" style:family="text"/>
    <style:style style:name="WW8Num111z7" style:family="text"/>
    <style:style style:name="WW8Num111z8" style:family="text"/>
    <style:style style:name="WW8Num112z0" style:family="text"/>
    <style:style style:name="WW8Num112z1" style:family="text"/>
    <style:style style:name="WW8Num112z2" style:family="text"/>
    <style:style style:name="WW8Num112z3" style:family="text"/>
    <style:style style:name="WW8Num112z4" style:family="text"/>
    <style:style style:name="WW8Num112z5" style:family="text"/>
    <style:style style:name="WW8Num112z6" style:family="text"/>
    <style:style style:name="WW8Num112z7" style:family="text"/>
    <style:style style:name="WW8Num112z8" style:family="text"/>
    <style:style style:name="WW8Num113z0" style:family="text"/>
    <style:style style:name="WW8Num113z1" style:family="text"/>
    <style:style style:name="WW8Num113z2" style:family="text"/>
    <style:style style:name="WW8Num113z3" style:family="text"/>
    <style:style style:name="WW8Num113z4" style:family="text"/>
    <style:style style:name="WW8Num113z5" style:family="text"/>
    <style:style style:name="WW8Num113z6" style:family="text"/>
    <style:style style:name="WW8Num113z7" style:family="text"/>
    <style:style style:name="WW8Num113z8" style:family="text"/>
    <style:style style:name="WW8Num114z0" style:family="text"/>
    <style:style style:name="WW8Num114z1" style:family="text"/>
    <style:style style:name="WW8Num114z2" style:family="text"/>
    <style:style style:name="WW8Num114z3" style:family="text"/>
    <style:style style:name="WW8Num114z4" style:family="text"/>
    <style:style style:name="WW8Num114z5" style:family="text"/>
    <style:style style:name="WW8Num114z6" style:family="text"/>
    <style:style style:name="WW8Num114z7" style:family="text"/>
    <style:style style:name="WW8Num114z8" style:family="text"/>
    <style:style style:name="WW8Num115z0" style:family="text"/>
    <style:style style:name="WW8Num115z1" style:family="text"/>
    <style:style style:name="WW8Num115z2" style:family="text"/>
    <style:style style:name="WW8Num115z3" style:family="text"/>
    <style:style style:name="WW8Num115z4" style:family="text"/>
    <style:style style:name="WW8Num115z5" style:family="text"/>
    <style:style style:name="WW8Num115z6" style:family="text"/>
    <style:style style:name="WW8Num115z7" style:family="text"/>
    <style:style style:name="WW8Num115z8" style:family="text"/>
    <style:style style:name="WW8Num116z0" style:family="text"/>
    <style:style style:name="WW8Num116z1" style:family="text"/>
    <style:style style:name="WW8Num116z2" style:family="text"/>
    <style:style style:name="WW8Num116z3" style:family="text"/>
    <style:style style:name="WW8Num116z4" style:family="text"/>
    <style:style style:name="WW8Num116z5" style:family="text"/>
    <style:style style:name="WW8Num116z6" style:family="text"/>
    <style:style style:name="WW8Num116z7" style:family="text"/>
    <style:style style:name="WW8Num116z8" style:family="text"/>
    <style:style style:name="WW8Num117z0" style:family="text"/>
    <style:style style:name="WW8Num117z1" style:family="text"/>
    <style:style style:name="WW8Num117z2" style:family="text"/>
    <style:style style:name="WW8Num117z3" style:family="text"/>
    <style:style style:name="WW8Num117z4" style:family="text"/>
    <style:style style:name="WW8Num117z5" style:family="text"/>
    <style:style style:name="WW8Num117z6" style:family="text"/>
    <style:style style:name="WW8Num117z7" style:family="text"/>
    <style:style style:name="WW8Num117z8" style:family="text"/>
    <style:style style:name="WW8Num118z0" style:family="text"/>
    <style:style style:name="WW8Num118z1" style:family="text"/>
    <style:style style:name="WW8Num118z2" style:family="text"/>
    <style:style style:name="WW8Num118z3" style:family="text"/>
    <style:style style:name="WW8Num118z4" style:family="text"/>
    <style:style style:name="WW8Num118z5" style:family="text"/>
    <style:style style:name="WW8Num118z6" style:family="text"/>
    <style:style style:name="WW8Num118z7" style:family="text"/>
    <style:style style:name="WW8Num118z8" style:family="text"/>
    <style:style style:name="WW8Num119z0" style:family="text">
      <style:text-properties style:font-name-complex="Times New Roman" style:font-family-complex="'Times New Roman'" style:font-family-generic-complex="roman" style:font-pitch-complex="variable"/>
    </style:style>
    <style:style style:name="WW8Num120z0" style:family="text"/>
    <style:style style:name="WW8Num120z1" style:family="text"/>
    <style:style style:name="WW8Num120z2" style:family="text"/>
    <style:style style:name="WW8Num120z3" style:family="text"/>
    <style:style style:name="WW8Num120z4" style:family="text"/>
    <style:style style:name="WW8Num120z5" style:family="text"/>
    <style:style style:name="WW8Num120z6" style:family="text"/>
    <style:style style:name="WW8Num120z7" style:family="text"/>
    <style:style style:name="WW8Num120z8" style:family="text"/>
    <style:style style:name="WW8Num121z0" style:family="text"/>
    <style:style style:name="WW8Num121z1" style:family="text"/>
    <style:style style:name="WW8Num121z2" style:family="text"/>
    <style:style style:name="WW8Num121z3" style:family="text"/>
    <style:style style:name="WW8Num121z4" style:family="text"/>
    <style:style style:name="WW8Num121z5" style:family="text"/>
    <style:style style:name="WW8Num121z6" style:family="text"/>
    <style:style style:name="WW8Num121z7" style:family="text"/>
    <style:style style:name="WW8Num121z8" style:family="text"/>
    <style:style style:name="WW8Num122z0" style:family="text"/>
    <style:style style:name="WW8Num122z1" style:family="text"/>
    <style:style style:name="WW8Num122z2" style:family="text"/>
    <style:style style:name="WW8Num122z3" style:family="text"/>
    <style:style style:name="WW8Num122z4" style:family="text"/>
    <style:style style:name="WW8Num122z5" style:family="text"/>
    <style:style style:name="WW8Num122z6" style:family="text"/>
    <style:style style:name="WW8Num122z7" style:family="text"/>
    <style:style style:name="WW8Num122z8" style:family="text"/>
    <style:style style:name="WW8Num123z0" style:family="text"/>
    <style:style style:name="WW8Num123z1" style:family="text"/>
    <style:style style:name="WW8Num123z2" style:family="text"/>
    <style:style style:name="WW8Num123z3" style:family="text"/>
    <style:style style:name="WW8Num123z4" style:family="text"/>
    <style:style style:name="WW8Num123z5" style:family="text"/>
    <style:style style:name="WW8Num123z6" style:family="text"/>
    <style:style style:name="WW8Num123z7" style:family="text"/>
    <style:style style:name="WW8Num123z8" style:family="text"/>
    <style:style style:name="WW8Num124z0" style:family="text"/>
    <style:style style:name="WW8Num124z1" style:family="text"/>
    <style:style style:name="WW8Num124z2" style:family="text"/>
    <style:style style:name="WW8Num124z3" style:family="text"/>
    <style:style style:name="WW8Num124z4" style:family="text"/>
    <style:style style:name="WW8Num124z5" style:family="text"/>
    <style:style style:name="WW8Num124z6" style:family="text"/>
    <style:style style:name="WW8Num124z7" style:family="text"/>
    <style:style style:name="WW8Num124z8" style:family="text"/>
    <style:style style:name="WW8Num125z0" style:family="text"/>
    <style:style style:name="WW8Num125z1" style:family="text"/>
    <style:style style:name="WW8Num125z2" style:family="text"/>
    <style:style style:name="WW8Num125z3" style:family="text"/>
    <style:style style:name="WW8Num125z4" style:family="text"/>
    <style:style style:name="WW8Num125z5" style:family="text"/>
    <style:style style:name="WW8Num125z6" style:family="text"/>
    <style:style style:name="WW8Num125z7" style:family="text"/>
    <style:style style:name="WW8Num125z8" style:family="text"/>
    <style:style style:name="WW8Num126z0" style:family="text"/>
    <style:style style:name="WW8Num126z1" style:family="text"/>
    <style:style style:name="WW8Num126z2" style:family="text"/>
    <style:style style:name="WW8Num126z3" style:family="text"/>
    <style:style style:name="WW8Num126z4" style:family="text"/>
    <style:style style:name="WW8Num126z5" style:family="text"/>
    <style:style style:name="WW8Num126z6" style:family="text"/>
    <style:style style:name="WW8Num126z7" style:family="text"/>
    <style:style style:name="WW8Num126z8" style:family="text"/>
    <style:style style:name="WW8Num127z0" style:family="text"/>
    <style:style style:name="WW8Num127z1" style:family="text"/>
    <style:style style:name="WW8Num127z2" style:family="text"/>
    <style:style style:name="WW8Num127z3" style:family="text"/>
    <style:style style:name="WW8Num127z4" style:family="text"/>
    <style:style style:name="WW8Num127z5" style:family="text"/>
    <style:style style:name="WW8Num127z6" style:family="text"/>
    <style:style style:name="WW8Num127z7" style:family="text"/>
    <style:style style:name="WW8Num127z8" style:family="text"/>
    <style:style style:name="WW8Num128z0" style:family="text"/>
    <style:style style:name="WW8Num128z1" style:family="text"/>
    <style:style style:name="WW8Num128z2" style:family="text"/>
    <style:style style:name="WW8Num128z3" style:family="text"/>
    <style:style style:name="WW8Num128z4" style:family="text"/>
    <style:style style:name="WW8Num128z5" style:family="text"/>
    <style:style style:name="WW8Num128z6" style:family="text"/>
    <style:style style:name="WW8Num128z7" style:family="text"/>
    <style:style style:name="WW8Num128z8" style:family="text"/>
    <style:style style:name="WW8Num129z0" style:family="text"/>
    <style:style style:name="WW8Num129z1" style:family="text"/>
    <style:style style:name="WW8Num129z2" style:family="text"/>
    <style:style style:name="WW8Num129z3" style:family="text"/>
    <style:style style:name="WW8Num129z4" style:family="text"/>
    <style:style style:name="WW8Num129z5" style:family="text"/>
    <style:style style:name="WW8Num129z6" style:family="text"/>
    <style:style style:name="WW8Num129z7" style:family="text"/>
    <style:style style:name="WW8Num129z8" style:family="text"/>
    <style:style style:name="WW8Num130z0" style:family="text"/>
    <style:style style:name="WW8Num130z1" style:family="text"/>
    <style:style style:name="WW8Num130z2" style:family="text"/>
    <style:style style:name="WW8Num130z3" style:family="text"/>
    <style:style style:name="WW8Num130z4" style:family="text"/>
    <style:style style:name="WW8Num130z5" style:family="text"/>
    <style:style style:name="WW8Num130z6" style:family="text"/>
    <style:style style:name="WW8Num130z7" style:family="text"/>
    <style:style style:name="WW8Num130z8" style:family="text"/>
    <style:style style:name="WW8Num131z0" style:family="text"/>
    <style:style style:name="WW8Num131z1" style:family="text"/>
    <style:style style:name="WW8Num131z2" style:family="text"/>
    <style:style style:name="WW8Num131z3" style:family="text"/>
    <style:style style:name="WW8Num131z4" style:family="text"/>
    <style:style style:name="WW8Num131z5" style:family="text"/>
    <style:style style:name="WW8Num131z6" style:family="text"/>
    <style:style style:name="WW8Num131z7" style:family="text"/>
    <style:style style:name="WW8Num131z8" style:family="text"/>
    <style:style style:name="WW8Num132z0" style:family="text"/>
    <style:style style:name="WW8Num132z1" style:family="text"/>
    <style:style style:name="WW8Num132z2" style:family="text"/>
    <style:style style:name="WW8Num132z3" style:family="text"/>
    <style:style style:name="WW8Num132z4" style:family="text"/>
    <style:style style:name="WW8Num132z5" style:family="text"/>
    <style:style style:name="WW8Num132z6" style:family="text"/>
    <style:style style:name="WW8Num132z7" style:family="text"/>
    <style:style style:name="WW8Num132z8" style:family="text"/>
    <style:style style:name="WW8Num133z0" style:family="text"/>
    <style:style style:name="WW8Num133z1" style:family="text"/>
    <style:style style:name="WW8Num133z2" style:family="text"/>
    <style:style style:name="WW8Num133z3" style:family="text"/>
    <style:style style:name="WW8Num133z4" style:family="text"/>
    <style:style style:name="WW8Num133z5" style:family="text"/>
    <style:style style:name="WW8Num133z6" style:family="text"/>
    <style:style style:name="WW8Num133z7" style:family="text"/>
    <style:style style:name="WW8Num133z8" style:family="text"/>
    <style:style style:name="WW8Num134z0" style:family="text"/>
    <style:style style:name="WW8Num134z1" style:family="text"/>
    <style:style style:name="WW8Num134z2" style:family="text"/>
    <style:style style:name="WW8Num134z3" style:family="text"/>
    <style:style style:name="WW8Num134z4" style:family="text"/>
    <style:style style:name="WW8Num134z5" style:family="text"/>
    <style:style style:name="WW8Num134z6" style:family="text"/>
    <style:style style:name="WW8Num134z7" style:family="text"/>
    <style:style style:name="WW8Num134z8" style:family="text"/>
    <style:style style:name="WW8Num135z0" style:family="text"/>
    <style:style style:name="WW8Num135z1" style:family="text"/>
    <style:style style:name="WW8Num135z2" style:family="text"/>
    <style:style style:name="WW8Num135z3" style:family="text"/>
    <style:style style:name="WW8Num135z4" style:family="text"/>
    <style:style style:name="WW8Num135z5" style:family="text"/>
    <style:style style:name="WW8Num135z6" style:family="text"/>
    <style:style style:name="WW8Num135z7" style:family="text"/>
    <style:style style:name="WW8Num135z8" style:family="text"/>
    <style:style style:name="WW8Num136z0" style:family="text"/>
    <style:style style:name="WW8Num136z1" style:family="text"/>
    <style:style style:name="WW8Num136z2" style:family="text"/>
    <style:style style:name="WW8Num136z3" style:family="text"/>
    <style:style style:name="WW8Num136z4" style:family="text"/>
    <style:style style:name="WW8Num136z5" style:family="text"/>
    <style:style style:name="WW8Num136z6" style:family="text"/>
    <style:style style:name="WW8Num136z7" style:family="text"/>
    <style:style style:name="WW8Num136z8" style:family="text"/>
    <style:style style:name="WW8Num137z0" style:family="text"/>
    <style:style style:name="WW8Num137z1" style:family="text"/>
    <style:style style:name="WW8Num137z2" style:family="text"/>
    <style:style style:name="WW8Num137z3" style:family="text"/>
    <style:style style:name="WW8Num137z4" style:family="text"/>
    <style:style style:name="WW8Num137z5" style:family="text"/>
    <style:style style:name="WW8Num137z6" style:family="text"/>
    <style:style style:name="WW8Num137z7" style:family="text"/>
    <style:style style:name="WW8Num137z8" style:family="text"/>
    <style:style style:name="WW8Num138z0" style:family="text"/>
    <style:style style:name="WW8Num138z1" style:family="text"/>
    <style:style style:name="WW8Num138z2" style:family="text"/>
    <style:style style:name="WW8Num138z3" style:family="text"/>
    <style:style style:name="WW8Num138z4" style:family="text"/>
    <style:style style:name="WW8Num138z5" style:family="text"/>
    <style:style style:name="WW8Num138z6" style:family="text"/>
    <style:style style:name="WW8Num138z7" style:family="text"/>
    <style:style style:name="WW8Num138z8" style:family="text"/>
    <style:style style:name="WW8Num139z0" style:family="text"/>
    <style:style style:name="WW8Num139z1" style:family="text"/>
    <style:style style:name="WW8Num139z2" style:family="text"/>
    <style:style style:name="WW8Num139z3" style:family="text"/>
    <style:style style:name="WW8Num139z4" style:family="text"/>
    <style:style style:name="WW8Num139z5" style:family="text"/>
    <style:style style:name="WW8Num139z6" style:family="text"/>
    <style:style style:name="WW8Num139z7" style:family="text"/>
    <style:style style:name="WW8Num139z8" style:family="text"/>
    <style:style style:name="WW8Num140z0" style:family="text"/>
    <style:style style:name="WW8Num140z1" style:family="text"/>
    <style:style style:name="WW8Num140z2" style:family="text"/>
    <style:style style:name="WW8Num140z3" style:family="text"/>
    <style:style style:name="WW8Num140z4" style:family="text"/>
    <style:style style:name="WW8Num140z5" style:family="text"/>
    <style:style style:name="WW8Num140z6" style:family="text"/>
    <style:style style:name="WW8Num140z7" style:family="text"/>
    <style:style style:name="WW8Num140z8" style:family="text"/>
    <style:style style:name="WW8Num141z0" style:family="text"/>
    <style:style style:name="WW8Num141z1" style:family="text"/>
    <style:style style:name="WW8Num141z2" style:family="text"/>
    <style:style style:name="WW8Num141z3" style:family="text"/>
    <style:style style:name="WW8Num141z4" style:family="text"/>
    <style:style style:name="WW8Num141z5" style:family="text"/>
    <style:style style:name="WW8Num141z6" style:family="text"/>
    <style:style style:name="WW8Num141z7" style:family="text"/>
    <style:style style:name="WW8Num141z8" style:family="text"/>
    <style:style style:name="WW8Num142z0" style:family="text"/>
    <style:style style:name="WW8Num142z1" style:family="text"/>
    <style:style style:name="WW8Num142z2" style:family="text"/>
    <style:style style:name="WW8Num142z3" style:family="text"/>
    <style:style style:name="WW8Num142z4" style:family="text"/>
    <style:style style:name="WW8Num142z5" style:family="text"/>
    <style:style style:name="WW8Num142z6" style:family="text"/>
    <style:style style:name="WW8Num142z7" style:family="text"/>
    <style:style style:name="WW8Num142z8" style:family="text"/>
    <style:style style:name="WW8Num143z0" style:family="text"/>
    <style:style style:name="WW8Num143z1" style:family="text"/>
    <style:style style:name="WW8Num143z2" style:family="text"/>
    <style:style style:name="WW8Num143z3" style:family="text"/>
    <style:style style:name="WW8Num143z4" style:family="text"/>
    <style:style style:name="WW8Num143z5" style:family="text"/>
    <style:style style:name="WW8Num143z6" style:family="text"/>
    <style:style style:name="WW8Num143z7" style:family="text"/>
    <style:style style:name="WW8Num143z8" style:family="text"/>
    <style:style style:name="WW8Num144z0" style:family="text"/>
    <style:style style:name="WW8Num144z1" style:family="text"/>
    <style:style style:name="WW8Num144z2" style:family="text"/>
    <style:style style:name="WW8Num144z3" style:family="text"/>
    <style:style style:name="WW8Num144z4" style:family="text"/>
    <style:style style:name="WW8Num144z5" style:family="text"/>
    <style:style style:name="WW8Num144z6" style:family="text"/>
    <style:style style:name="WW8Num144z7" style:family="text"/>
    <style:style style:name="WW8Num144z8" style:family="text"/>
    <style:style style:name="WW8Num145z0" style:family="text"/>
    <style:style style:name="WW8Num145z1" style:family="text"/>
    <style:style style:name="WW8Num145z2" style:family="text"/>
    <style:style style:name="WW8Num145z3" style:family="text"/>
    <style:style style:name="WW8Num145z4" style:family="text"/>
    <style:style style:name="WW8Num145z5" style:family="text"/>
    <style:style style:name="WW8Num145z6" style:family="text"/>
    <style:style style:name="WW8Num145z7" style:family="text"/>
    <style:style style:name="WW8Num145z8" style:family="text"/>
    <style:style style:name="WW8Num146z0" style:family="text"/>
    <style:style style:name="WW8Num146z1" style:family="text"/>
    <style:style style:name="WW8Num146z2" style:family="text"/>
    <style:style style:name="WW8Num146z3" style:family="text"/>
    <style:style style:name="WW8Num146z4" style:family="text"/>
    <style:style style:name="WW8Num146z5" style:family="text"/>
    <style:style style:name="WW8Num146z6" style:family="text"/>
    <style:style style:name="WW8Num146z7" style:family="text"/>
    <style:style style:name="WW8Num146z8" style:family="text"/>
    <style:style style:name="WW8Num147z0" style:family="text"/>
    <style:style style:name="WW8Num147z1" style:family="text"/>
    <style:style style:name="WW8Num147z2" style:family="text"/>
    <style:style style:name="WW8Num147z3" style:family="text"/>
    <style:style style:name="WW8Num147z4" style:family="text"/>
    <style:style style:name="WW8Num147z5" style:family="text"/>
    <style:style style:name="WW8Num147z6" style:family="text"/>
    <style:style style:name="WW8Num147z7" style:family="text"/>
    <style:style style:name="WW8Num147z8" style:family="text"/>
    <style:style style:name="WW8Num1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8z1" style:family="text">
      <style:text-properties style:font-name="Courier New" fo:font-family="'Courier New'" style:font-family-generic="modern" style:font-name-complex="Courier New" style:font-family-complex="'Courier New'" style:font-family-generic-complex="modern"/>
    </style:style>
    <style:style style:name="WW8Num1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9z0" style:family="text"/>
    <style:style style:name="WW8Num149z1" style:family="text"/>
    <style:style style:name="WW8Num149z2" style:family="text"/>
    <style:style style:name="WW8Num149z3" style:family="text"/>
    <style:style style:name="WW8Num149z4" style:family="text"/>
    <style:style style:name="WW8Num149z5" style:family="text"/>
    <style:style style:name="WW8Num149z6" style:family="text"/>
    <style:style style:name="WW8Num149z7" style:family="text"/>
    <style:style style:name="WW8Num149z8" style:family="text"/>
    <style:style style:name="WW8Num150z0" style:family="text"/>
    <style:style style:name="WW8Num150z1" style:family="text"/>
    <style:style style:name="WW8Num150z2" style:family="text"/>
    <style:style style:name="WW8Num150z3" style:family="text"/>
    <style:style style:name="WW8Num150z4" style:family="text"/>
    <style:style style:name="WW8Num150z5" style:family="text"/>
    <style:style style:name="WW8Num150z6" style:family="text"/>
    <style:style style:name="WW8Num150z7" style:family="text"/>
    <style:style style:name="WW8Num150z8" style:family="text"/>
    <style:style style:name="WW8Num151z0" style:family="text"/>
    <style:style style:name="WW8Num151z1" style:family="text"/>
    <style:style style:name="WW8Num151z2" style:family="text"/>
    <style:style style:name="WW8Num151z3" style:family="text"/>
    <style:style style:name="WW8Num151z4" style:family="text"/>
    <style:style style:name="WW8Num151z5" style:family="text"/>
    <style:style style:name="WW8Num151z6" style:family="text"/>
    <style:style style:name="WW8Num151z7" style:family="text"/>
    <style:style style:name="WW8Num151z8" style:family="text"/>
    <style:style style:name="WW8Num152z0" style:family="text"/>
    <style:style style:name="WW8Num152z1" style:family="text"/>
    <style:style style:name="WW8Num152z2" style:family="text"/>
    <style:style style:name="WW8Num152z3" style:family="text"/>
    <style:style style:name="WW8Num152z4" style:family="text"/>
    <style:style style:name="WW8Num152z5" style:family="text"/>
    <style:style style:name="WW8Num152z6" style:family="text"/>
    <style:style style:name="WW8Num152z7" style:family="text"/>
    <style:style style:name="WW8Num152z8" style:family="text"/>
    <style:style style:name="WW8Num153z0" style:family="text"/>
    <style:style style:name="WW8Num153z1" style:family="text"/>
    <style:style style:name="WW8Num153z2" style:family="text"/>
    <style:style style:name="WW8Num153z3" style:family="text"/>
    <style:style style:name="WW8Num153z4" style:family="text"/>
    <style:style style:name="WW8Num153z5" style:family="text"/>
    <style:style style:name="WW8Num153z6" style:family="text"/>
    <style:style style:name="WW8Num153z7" style:family="text"/>
    <style:style style:name="WW8Num153z8" style:family="text"/>
    <style:style style:name="WW8Num154z0" style:family="text"/>
    <style:style style:name="WW8Num154z1" style:family="text"/>
    <style:style style:name="WW8Num154z2" style:family="text"/>
    <style:style style:name="WW8Num154z3" style:family="text"/>
    <style:style style:name="WW8Num154z4" style:family="text"/>
    <style:style style:name="WW8Num154z5" style:family="text"/>
    <style:style style:name="WW8Num154z6" style:family="text"/>
    <style:style style:name="WW8Num154z7" style:family="text"/>
    <style:style style:name="WW8Num154z8" style:family="text"/>
    <style:style style:name="WW8Num155z0" style:family="text"/>
    <style:style style:name="WW8Num155z1" style:family="text"/>
    <style:style style:name="WW8Num155z2" style:family="text"/>
    <style:style style:name="WW8Num155z3" style:family="text"/>
    <style:style style:name="WW8Num155z4" style:family="text"/>
    <style:style style:name="WW8Num155z5" style:family="text"/>
    <style:style style:name="WW8Num155z6" style:family="text"/>
    <style:style style:name="WW8Num155z7" style:family="text"/>
    <style:style style:name="WW8Num155z8" style:family="text"/>
    <style:style style:name="WW8Num156z0" style:family="text"/>
    <style:style style:name="WW8Num156z1" style:family="text"/>
    <style:style style:name="WW8Num156z2" style:family="text"/>
    <style:style style:name="WW8Num156z3" style:family="text"/>
    <style:style style:name="WW8Num156z4" style:family="text"/>
    <style:style style:name="WW8Num156z5" style:family="text"/>
    <style:style style:name="WW8Num156z6" style:family="text"/>
    <style:style style:name="WW8Num156z7" style:family="text"/>
    <style:style style:name="WW8Num156z8" style:family="text"/>
    <style:style style:name="WW8Num157z0" style:family="text"/>
    <style:style style:name="WW8Num157z1" style:family="text"/>
    <style:style style:name="WW8Num157z2" style:family="text"/>
    <style:style style:name="WW8Num157z3" style:family="text"/>
    <style:style style:name="WW8Num157z4" style:family="text"/>
    <style:style style:name="WW8Num157z5" style:family="text"/>
    <style:style style:name="WW8Num157z6" style:family="text"/>
    <style:style style:name="WW8Num157z7" style:family="text"/>
    <style:style style:name="WW8Num157z8" style:family="text"/>
    <style:style style:name="WW8Num158z0" style:family="text"/>
    <style:style style:name="WW8Num158z1" style:family="text"/>
    <style:style style:name="WW8Num158z2" style:family="text"/>
    <style:style style:name="WW8Num158z3" style:family="text"/>
    <style:style style:name="WW8Num158z4" style:family="text"/>
    <style:style style:name="WW8Num158z5" style:family="text"/>
    <style:style style:name="WW8Num158z6" style:family="text"/>
    <style:style style:name="WW8Num158z7" style:family="text"/>
    <style:style style:name="WW8Num158z8" style:family="text"/>
    <style:style style:name="WW8Num159z0" style:family="text"/>
    <style:style style:name="WW8Num159z1" style:family="text"/>
    <style:style style:name="WW8Num159z2" style:family="text"/>
    <style:style style:name="WW8Num159z3" style:family="text"/>
    <style:style style:name="WW8Num159z4" style:family="text"/>
    <style:style style:name="WW8Num159z5" style:family="text"/>
    <style:style style:name="WW8Num159z6" style:family="text"/>
    <style:style style:name="WW8Num159z7" style:family="text"/>
    <style:style style:name="WW8Num159z8" style:family="text"/>
    <style:style style:name="WW8Num160z0" style:family="text"/>
    <style:style style:name="WW8Num160z1" style:family="text"/>
    <style:style style:name="WW8Num160z2" style:family="text"/>
    <style:style style:name="WW8Num160z3" style:family="text"/>
    <style:style style:name="WW8Num160z4" style:family="text"/>
    <style:style style:name="WW8Num160z5" style:family="text"/>
    <style:style style:name="WW8Num160z6" style:family="text"/>
    <style:style style:name="WW8Num160z7" style:family="text"/>
    <style:style style:name="WW8Num160z8" style:family="text"/>
    <style:style style:name="WW8Num161z0" style:family="text">
      <style:text-properties fo:color="#000000" loext:opacity="1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2z0" style:family="text"/>
    <style:style style:name="WW8Num162z1" style:family="text"/>
    <style:style style:name="WW8Num162z2" style:family="text"/>
    <style:style style:name="WW8Num162z3" style:family="text"/>
    <style:style style:name="WW8Num162z4" style:family="text"/>
    <style:style style:name="WW8Num162z5" style:family="text"/>
    <style:style style:name="WW8Num162z6" style:family="text"/>
    <style:style style:name="WW8Num162z7" style:family="text"/>
    <style:style style:name="WW8Num162z8" style:family="text"/>
    <style:style style:name="WW8Num163z0" style:family="text"/>
    <style:style style:name="WW8Num163z1" style:family="text"/>
    <style:style style:name="WW8Num163z2" style:family="text"/>
    <style:style style:name="WW8Num163z3" style:family="text"/>
    <style:style style:name="WW8Num163z4" style:family="text"/>
    <style:style style:name="WW8Num163z5" style:family="text"/>
    <style:style style:name="WW8Num163z6" style:family="text"/>
    <style:style style:name="WW8Num163z7" style:family="text"/>
    <style:style style:name="WW8Num163z8" style:family="text"/>
    <style:style style:name="WW8Num164z0" style:family="text"/>
    <style:style style:name="WW8Num164z1" style:family="text"/>
    <style:style style:name="WW8Num164z2" style:family="text"/>
    <style:style style:name="WW8Num164z3" style:family="text"/>
    <style:style style:name="WW8Num164z4" style:family="text"/>
    <style:style style:name="WW8Num164z5" style:family="text"/>
    <style:style style:name="WW8Num164z6" style:family="text"/>
    <style:style style:name="WW8Num164z7" style:family="text"/>
    <style:style style:name="WW8Num164z8" style:family="text"/>
    <style:style style:name="WW8Num165z0" style:family="text"/>
    <style:style style:name="WW8Num165z1" style:family="text"/>
    <style:style style:name="WW8Num165z2" style:family="text"/>
    <style:style style:name="WW8Num165z3" style:family="text"/>
    <style:style style:name="WW8Num165z4" style:family="text"/>
    <style:style style:name="WW8Num165z5" style:family="text"/>
    <style:style style:name="WW8Num165z6" style:family="text"/>
    <style:style style:name="WW8Num165z7" style:family="text"/>
    <style:style style:name="WW8Num165z8" style:family="text"/>
    <style:style style:name="WW8Num166z0" style:family="text"/>
    <style:style style:name="WW8Num166z1" style:family="text"/>
    <style:style style:name="WW8Num166z2" style:family="text"/>
    <style:style style:name="WW8Num166z3" style:family="text"/>
    <style:style style:name="WW8Num166z4" style:family="text"/>
    <style:style style:name="WW8Num166z5" style:family="text"/>
    <style:style style:name="WW8Num166z6" style:family="text"/>
    <style:style style:name="WW8Num166z7" style:family="text"/>
    <style:style style:name="WW8Num166z8" style:family="text"/>
    <style:style style:name="WW8Num167z0" style:family="text"/>
    <style:style style:name="WW8Num167z1" style:family="text"/>
    <style:style style:name="WW8Num167z2" style:family="text"/>
    <style:style style:name="WW8Num167z3" style:family="text"/>
    <style:style style:name="WW8Num167z4" style:family="text"/>
    <style:style style:name="WW8Num167z5" style:family="text"/>
    <style:style style:name="WW8Num167z6" style:family="text"/>
    <style:style style:name="WW8Num167z7" style:family="text"/>
    <style:style style:name="WW8Num167z8" style:family="text"/>
    <style:style style:name="WW8Num168z0" style:family="text"/>
    <style:style style:name="WW8Num168z1" style:family="text"/>
    <style:style style:name="WW8Num168z2" style:family="text"/>
    <style:style style:name="WW8Num168z3" style:family="text"/>
    <style:style style:name="WW8Num168z4" style:family="text"/>
    <style:style style:name="WW8Num168z5" style:family="text"/>
    <style:style style:name="WW8Num168z6" style:family="text"/>
    <style:style style:name="WW8Num168z7" style:family="text"/>
    <style:style style:name="WW8Num168z8" style:family="text"/>
    <style:style style:name="WW8Num169z0" style:family="text"/>
    <style:style style:name="WW8Num169z1" style:family="text"/>
    <style:style style:name="WW8Num169z2" style:family="text"/>
    <style:style style:name="WW8Num169z3" style:family="text"/>
    <style:style style:name="WW8Num169z4" style:family="text"/>
    <style:style style:name="WW8Num169z5" style:family="text"/>
    <style:style style:name="WW8Num169z6" style:family="text"/>
    <style:style style:name="WW8Num169z7" style:family="text"/>
    <style:style style:name="WW8Num169z8" style:family="text"/>
    <style:style style:name="WW8Num170z0" style:family="text"/>
    <style:style style:name="WW8Num170z1" style:family="text"/>
    <style:style style:name="WW8Num170z2" style:family="text"/>
    <style:style style:name="WW8Num170z3" style:family="text"/>
    <style:style style:name="WW8Num170z4" style:family="text"/>
    <style:style style:name="WW8Num170z5" style:family="text"/>
    <style:style style:name="WW8Num170z6" style:family="text"/>
    <style:style style:name="WW8Num170z7" style:family="text"/>
    <style:style style:name="WW8Num170z8" style:family="text"/>
    <style:style style:name="WW8Num171z0" style:family="text"/>
    <style:style style:name="WW8Num171z1" style:family="text"/>
    <style:style style:name="WW8Num171z2" style:family="text"/>
    <style:style style:name="WW8Num171z3" style:family="text"/>
    <style:style style:name="WW8Num171z4" style:family="text"/>
    <style:style style:name="WW8Num171z5" style:family="text"/>
    <style:style style:name="WW8Num171z6" style:family="text"/>
    <style:style style:name="WW8Num171z7" style:family="text"/>
    <style:style style:name="WW8Num171z8" style:family="text"/>
    <style:style style:name="WW8Num172z0" style:family="text"/>
    <style:style style:name="WW8Num172z1" style:family="text"/>
    <style:style style:name="WW8Num172z2" style:family="text"/>
    <style:style style:name="WW8Num172z3" style:family="text"/>
    <style:style style:name="WW8Num172z4" style:family="text"/>
    <style:style style:name="WW8Num172z5" style:family="text"/>
    <style:style style:name="WW8Num172z6" style:family="text"/>
    <style:style style:name="WW8Num172z7" style:family="text"/>
    <style:style style:name="WW8Num172z8" style:family="text"/>
    <style:style style:name="WW8Num173z0" style:family="text"/>
    <style:style style:name="WW8Num173z1" style:family="text"/>
    <style:style style:name="WW8Num173z2" style:family="text"/>
    <style:style style:name="WW8Num173z3" style:family="text"/>
    <style:style style:name="WW8Num173z4" style:family="text"/>
    <style:style style:name="WW8Num173z5" style:family="text"/>
    <style:style style:name="WW8Num173z6" style:family="text"/>
    <style:style style:name="WW8Num173z7" style:family="text"/>
    <style:style style:name="WW8Num173z8" style:family="text"/>
    <style:style style:name="WW8Num174z0" style:family="text"/>
    <style:style style:name="WW8Num174z1" style:family="text"/>
    <style:style style:name="WW8Num174z2" style:family="text"/>
    <style:style style:name="WW8Num174z3" style:family="text"/>
    <style:style style:name="WW8Num174z4" style:family="text"/>
    <style:style style:name="WW8Num174z5" style:family="text"/>
    <style:style style:name="WW8Num174z6" style:family="text"/>
    <style:style style:name="WW8Num174z7" style:family="text"/>
    <style:style style:name="WW8Num174z8" style:family="text"/>
    <style:style style:name="WW8Num175z0" style:family="text"/>
    <style:style style:name="WW8Num175z1" style:family="text"/>
    <style:style style:name="WW8Num175z2" style:family="text"/>
    <style:style style:name="WW8Num175z3" style:family="text"/>
    <style:style style:name="WW8Num175z4" style:family="text"/>
    <style:style style:name="WW8Num175z5" style:family="text"/>
    <style:style style:name="WW8Num175z6" style:family="text"/>
    <style:style style:name="WW8Num175z7" style:family="text"/>
    <style:style style:name="WW8Num175z8" style:family="text"/>
    <style:style style:name="WW8Num176z0" style:family="text"/>
    <style:style style:name="WW8Num176z1" style:family="text"/>
    <style:style style:name="WW8Num176z2" style:family="text"/>
    <style:style style:name="WW8Num176z3" style:family="text"/>
    <style:style style:name="WW8Num176z4" style:family="text"/>
    <style:style style:name="WW8Num176z5" style:family="text"/>
    <style:style style:name="WW8Num176z6" style:family="text"/>
    <style:style style:name="WW8Num176z7" style:family="text"/>
    <style:style style:name="WW8Num176z8" style:family="text"/>
    <style:style style:name="WW8Num177z0" style:family="text"/>
    <style:style style:name="WW8Num177z1" style:family="text"/>
    <style:style style:name="WW8Num177z2" style:family="text"/>
    <style:style style:name="WW8Num177z3" style:family="text"/>
    <style:style style:name="WW8Num177z4" style:family="text"/>
    <style:style style:name="WW8Num177z5" style:family="text"/>
    <style:style style:name="WW8Num177z6" style:family="text"/>
    <style:style style:name="WW8Num177z7" style:family="text"/>
    <style:style style:name="WW8Num177z8" style:family="text"/>
    <style:style style:name="WW8Num178z0" style:family="text"/>
    <style:style style:name="WW8Num178z1" style:family="text"/>
    <style:style style:name="WW8Num178z2" style:family="text"/>
    <style:style style:name="WW8Num178z3" style:family="text"/>
    <style:style style:name="WW8Num178z4" style:family="text"/>
    <style:style style:name="WW8Num178z5" style:family="text"/>
    <style:style style:name="WW8Num178z6" style:family="text"/>
    <style:style style:name="WW8Num178z7" style:family="text"/>
    <style:style style:name="WW8Num178z8" style:family="text"/>
    <style:style style:name="WW8Num179z0" style:family="text"/>
    <style:style style:name="WW8Num179z1" style:family="text"/>
    <style:style style:name="WW8Num179z2" style:family="text"/>
    <style:style style:name="WW8Num179z3" style:family="text"/>
    <style:style style:name="WW8Num179z4" style:family="text"/>
    <style:style style:name="WW8Num179z5" style:family="text"/>
    <style:style style:name="WW8Num179z6" style:family="text"/>
    <style:style style:name="WW8Num179z7" style:family="text"/>
    <style:style style:name="WW8Num179z8" style:family="text"/>
    <style:style style:name="WW8Num180z0" style:family="text"/>
    <style:style style:name="WW8Num180z1" style:family="text"/>
    <style:style style:name="WW8Num180z2" style:family="text"/>
    <style:style style:name="WW8Num180z3" style:family="text"/>
    <style:style style:name="WW8Num180z4" style:family="text"/>
    <style:style style:name="WW8Num180z5" style:family="text"/>
    <style:style style:name="WW8Num180z6" style:family="text"/>
    <style:style style:name="WW8Num180z7" style:family="text"/>
    <style:style style:name="WW8Num180z8" style:family="text"/>
    <style:style style:name="WW8Num181z0" style:family="text"/>
    <style:style style:name="WW8Num181z1" style:family="text"/>
    <style:style style:name="WW8Num181z2" style:family="text"/>
    <style:style style:name="WW8Num181z3" style:family="text"/>
    <style:style style:name="WW8Num181z4" style:family="text"/>
    <style:style style:name="WW8Num181z5" style:family="text"/>
    <style:style style:name="WW8Num181z6" style:family="text"/>
    <style:style style:name="WW8Num181z7" style:family="text"/>
    <style:style style:name="WW8Num181z8" style:family="text"/>
    <style:style style:name="WW8Num182z0" style:family="text"/>
    <style:style style:name="WW8Num182z1" style:family="text"/>
    <style:style style:name="WW8Num182z2" style:family="text"/>
    <style:style style:name="WW8Num182z3" style:family="text"/>
    <style:style style:name="WW8Num182z4" style:family="text"/>
    <style:style style:name="WW8Num182z5" style:family="text"/>
    <style:style style:name="WW8Num182z6" style:family="text"/>
    <style:style style:name="WW8Num182z7" style:family="text"/>
    <style:style style:name="WW8Num182z8" style:family="text"/>
    <style:style style:name="WW8Num183z0" style:family="text"/>
    <style:style style:name="WW8Num183z1" style:family="text"/>
    <style:style style:name="WW8Num183z2" style:family="text"/>
    <style:style style:name="WW8Num183z3" style:family="text"/>
    <style:style style:name="WW8Num183z4" style:family="text"/>
    <style:style style:name="WW8Num183z5" style:family="text"/>
    <style:style style:name="WW8Num183z6" style:family="text"/>
    <style:style style:name="WW8Num183z7" style:family="text"/>
    <style:style style:name="WW8Num183z8" style:family="text"/>
    <style:style style:name="WW8Num184z0" style:family="text"/>
    <style:style style:name="WW8Num184z1" style:family="text"/>
    <style:style style:name="WW8Num184z2" style:family="text"/>
    <style:style style:name="WW8Num184z3" style:family="text"/>
    <style:style style:name="WW8Num184z4" style:family="text"/>
    <style:style style:name="WW8Num184z5" style:family="text"/>
    <style:style style:name="WW8Num184z6" style:family="text"/>
    <style:style style:name="WW8Num184z7" style:family="text"/>
    <style:style style:name="WW8Num184z8" style:family="text"/>
    <style:style style:name="WW8Num185z0" style:family="text"/>
    <style:style style:name="WW8Num185z1" style:family="text"/>
    <style:style style:name="WW8Num185z2" style:family="text"/>
    <style:style style:name="WW8Num185z3" style:family="text"/>
    <style:style style:name="WW8Num185z4" style:family="text"/>
    <style:style style:name="WW8Num185z5" style:family="text"/>
    <style:style style:name="WW8Num185z6" style:family="text"/>
    <style:style style:name="WW8Num185z7" style:family="text"/>
    <style:style style:name="WW8Num185z8" style:family="text"/>
    <style:style style:name="WW8Num186z0" style:family="text"/>
    <style:style style:name="WW8Num186z1" style:family="text"/>
    <style:style style:name="WW8Num186z2" style:family="text"/>
    <style:style style:name="WW8Num186z3" style:family="text"/>
    <style:style style:name="WW8Num186z4" style:family="text"/>
    <style:style style:name="WW8Num186z5" style:family="text"/>
    <style:style style:name="WW8Num186z6" style:family="text"/>
    <style:style style:name="WW8Num186z7" style:family="text"/>
    <style:style style:name="WW8Num186z8" style:family="text"/>
    <style:style style:name="WW8Num187z0" style:family="text"/>
    <style:style style:name="WW8Num187z1" style:family="text"/>
    <style:style style:name="WW8Num187z2" style:family="text"/>
    <style:style style:name="WW8Num187z3" style:family="text"/>
    <style:style style:name="WW8Num187z4" style:family="text"/>
    <style:style style:name="WW8Num187z5" style:family="text"/>
    <style:style style:name="WW8Num187z6" style:family="text"/>
    <style:style style:name="WW8Num187z7" style:family="text"/>
    <style:style style:name="WW8Num187z8" style:family="text"/>
    <style:style style:name="WW8Num188z0" style:family="text"/>
    <style:style style:name="WW8Num188z1" style:family="text"/>
    <style:style style:name="WW8Num188z2" style:family="text"/>
    <style:style style:name="WW8Num188z3" style:family="text"/>
    <style:style style:name="WW8Num188z4" style:family="text"/>
    <style:style style:name="WW8Num188z5" style:family="text"/>
    <style:style style:name="WW8Num188z6" style:family="text"/>
    <style:style style:name="WW8Num188z7" style:family="text"/>
    <style:style style:name="WW8Num188z8" style:family="text"/>
    <style:style style:name="WW8Num189z0" style:family="text"/>
    <style:style style:name="WW8Num189z1" style:family="text"/>
    <style:style style:name="WW8Num189z2" style:family="text"/>
    <style:style style:name="WW8Num189z3" style:family="text"/>
    <style:style style:name="WW8Num189z4" style:family="text"/>
    <style:style style:name="WW8Num189z5" style:family="text"/>
    <style:style style:name="WW8Num189z6" style:family="text"/>
    <style:style style:name="WW8Num189z7" style:family="text"/>
    <style:style style:name="WW8Num189z8" style:family="text"/>
    <style:style style:name="WW8Num190z0" style:family="text"/>
    <style:style style:name="WW8Num190z1" style:family="text"/>
    <style:style style:name="WW8Num190z2" style:family="text"/>
    <style:style style:name="WW8Num190z3" style:family="text"/>
    <style:style style:name="WW8Num190z4" style:family="text"/>
    <style:style style:name="WW8Num190z5" style:family="text"/>
    <style:style style:name="WW8Num190z6" style:family="text"/>
    <style:style style:name="WW8Num190z7" style:family="text"/>
    <style:style style:name="WW8Num190z8" style:family="text"/>
    <style:style style:name="WW8Num191z0" style:family="text"/>
    <style:style style:name="WW8Num191z1" style:family="text"/>
    <style:style style:name="WW8Num191z2" style:family="text"/>
    <style:style style:name="WW8Num191z3" style:family="text"/>
    <style:style style:name="WW8Num191z4" style:family="text"/>
    <style:style style:name="WW8Num191z5" style:family="text"/>
    <style:style style:name="WW8Num191z6" style:family="text"/>
    <style:style style:name="WW8Num191z7" style:family="text"/>
    <style:style style:name="WW8Num191z8" style:family="text"/>
    <style:style style:name="WW8Num192z0" style:family="text"/>
    <style:style style:name="WW8Num192z1" style:family="text"/>
    <style:style style:name="WW8Num192z2" style:family="text"/>
    <style:style style:name="WW8Num192z3" style:family="text"/>
    <style:style style:name="WW8Num192z4" style:family="text"/>
    <style:style style:name="WW8Num192z5" style:family="text"/>
    <style:style style:name="WW8Num192z6" style:family="text"/>
    <style:style style:name="WW8Num192z7" style:family="text"/>
    <style:style style:name="WW8Num192z8" style:family="text"/>
    <style:style style:name="WW8Num193z0" style:family="text"/>
    <style:style style:name="WW8Num193z1" style:family="text"/>
    <style:style style:name="WW8Num193z2" style:family="text"/>
    <style:style style:name="WW8Num193z3" style:family="text"/>
    <style:style style:name="WW8Num193z4" style:family="text"/>
    <style:style style:name="WW8Num193z5" style:family="text"/>
    <style:style style:name="WW8Num193z6" style:family="text"/>
    <style:style style:name="WW8Num193z7" style:family="text"/>
    <style:style style:name="WW8Num193z8" style:family="text"/>
    <style:style style:name="WW8Num194z0" style:family="text"/>
    <style:style style:name="WW8Num194z1" style:family="text"/>
    <style:style style:name="WW8Num194z2" style:family="text"/>
    <style:style style:name="WW8Num194z3" style:family="text"/>
    <style:style style:name="WW8Num194z4" style:family="text"/>
    <style:style style:name="WW8Num194z5" style:family="text"/>
    <style:style style:name="WW8Num194z6" style:family="text"/>
    <style:style style:name="WW8Num194z7" style:family="text"/>
    <style:style style:name="WW8Num194z8" style:family="text"/>
    <style:style style:name="WW8Num195z0" style:family="text"/>
    <style:style style:name="WW8Num195z1" style:family="text"/>
    <style:style style:name="WW8Num195z2" style:family="text"/>
    <style:style style:name="WW8Num195z3" style:family="text"/>
    <style:style style:name="WW8Num195z4" style:family="text"/>
    <style:style style:name="WW8Num195z5" style:family="text"/>
    <style:style style:name="WW8Num195z6" style:family="text"/>
    <style:style style:name="WW8Num195z7" style:family="text"/>
    <style:style style:name="WW8Num195z8" style:family="text"/>
    <style:style style:name="WW8Num196z0" style:family="text"/>
    <style:style style:name="WW8Num196z1" style:family="text"/>
    <style:style style:name="WW8Num196z2" style:family="text"/>
    <style:style style:name="WW8Num196z3" style:family="text"/>
    <style:style style:name="WW8Num196z4" style:family="text"/>
    <style:style style:name="WW8Num196z5" style:family="text"/>
    <style:style style:name="WW8Num196z6" style:family="text"/>
    <style:style style:name="WW8Num196z7" style:family="text"/>
    <style:style style:name="WW8Num196z8" style:family="text"/>
    <style:style style:name="WW8Num197z0" style:family="text"/>
    <style:style style:name="WW8Num197z1" style:family="text"/>
    <style:style style:name="WW8Num197z2" style:family="text"/>
    <style:style style:name="WW8Num197z3" style:family="text"/>
    <style:style style:name="WW8Num197z4" style:family="text"/>
    <style:style style:name="WW8Num197z5" style:family="text"/>
    <style:style style:name="WW8Num197z6" style:family="text"/>
    <style:style style:name="WW8Num197z7" style:family="text"/>
    <style:style style:name="WW8Num197z8" style:family="text"/>
    <style:style style:name="WW8Num198z0" style:family="text"/>
    <style:style style:name="WW8Num198z1" style:family="text"/>
    <style:style style:name="WW8Num198z2" style:family="text"/>
    <style:style style:name="WW8Num198z3" style:family="text"/>
    <style:style style:name="WW8Num198z4" style:family="text"/>
    <style:style style:name="WW8Num198z5" style:family="text"/>
    <style:style style:name="WW8Num198z6" style:family="text"/>
    <style:style style:name="WW8Num198z7" style:family="text"/>
    <style:style style:name="WW8Num198z8" style:family="text"/>
    <style:style style:name="WW8Num199z0" style:family="text"/>
    <style:style style:name="WW8Num199z1" style:family="text"/>
    <style:style style:name="WW8Num199z2" style:family="text"/>
    <style:style style:name="WW8Num199z3" style:family="text"/>
    <style:style style:name="WW8Num199z4" style:family="text"/>
    <style:style style:name="WW8Num199z5" style:family="text"/>
    <style:style style:name="WW8Num199z6" style:family="text"/>
    <style:style style:name="WW8Num199z7" style:family="text"/>
    <style:style style:name="WW8Num199z8" style:family="text"/>
    <style:style style:name="WW8Num200z0" style:family="text"/>
    <style:style style:name="WW8Num200z1" style:family="text"/>
    <style:style style:name="WW8Num200z2" style:family="text"/>
    <style:style style:name="WW8Num200z3" style:family="text"/>
    <style:style style:name="WW8Num200z4" style:family="text"/>
    <style:style style:name="WW8Num200z5" style:family="text"/>
    <style:style style:name="WW8Num200z6" style:family="text"/>
    <style:style style:name="WW8Num200z7" style:family="text"/>
    <style:style style:name="WW8Num200z8" style:family="text"/>
    <style:style style:name="WW8Num201z0" style:family="text"/>
    <style:style style:name="WW8Num201z1" style:family="text"/>
    <style:style style:name="WW8Num201z2" style:family="text"/>
    <style:style style:name="WW8Num201z3" style:family="text"/>
    <style:style style:name="WW8Num201z4" style:family="text"/>
    <style:style style:name="WW8Num201z5" style:family="text"/>
    <style:style style:name="WW8Num201z6" style:family="text"/>
    <style:style style:name="WW8Num201z7" style:family="text"/>
    <style:style style:name="WW8Num201z8" style:family="text"/>
    <style:style style:name="WW8Num202z0" style:family="text"/>
    <style:style style:name="WW8Num202z1" style:family="text"/>
    <style:style style:name="WW8Num202z2" style:family="text"/>
    <style:style style:name="WW8Num202z3" style:family="text"/>
    <style:style style:name="WW8Num202z4" style:family="text"/>
    <style:style style:name="WW8Num202z5" style:family="text"/>
    <style:style style:name="WW8Num202z6" style:family="text"/>
    <style:style style:name="WW8Num202z7" style:family="text"/>
    <style:style style:name="WW8Num202z8" style:family="text"/>
    <style:style style:name="WW8Num203z0" style:family="text"/>
    <style:style style:name="WW8Num203z1" style:family="text"/>
    <style:style style:name="WW8Num203z2" style:family="text"/>
    <style:style style:name="WW8Num203z3" style:family="text"/>
    <style:style style:name="WW8Num203z4" style:family="text"/>
    <style:style style:name="WW8Num203z5" style:family="text"/>
    <style:style style:name="WW8Num203z6" style:family="text"/>
    <style:style style:name="WW8Num203z7" style:family="text"/>
    <style:style style:name="WW8Num203z8" style:family="text"/>
    <style:style style:name="WW8Num204z0" style:family="text"/>
    <style:style style:name="WW8Num204z1" style:family="text"/>
    <style:style style:name="WW8Num204z2" style:family="text"/>
    <style:style style:name="WW8Num204z3" style:family="text"/>
    <style:style style:name="WW8Num204z4" style:family="text"/>
    <style:style style:name="WW8Num204z5" style:family="text"/>
    <style:style style:name="WW8Num204z6" style:family="text"/>
    <style:style style:name="WW8Num204z7" style:family="text"/>
    <style:style style:name="WW8Num204z8" style:family="text"/>
    <style:style style:name="WW8Num205z0" style:family="text"/>
    <style:style style:name="WW8Num205z1" style:family="text"/>
    <style:style style:name="WW8Num205z2" style:family="text"/>
    <style:style style:name="WW8Num205z3" style:family="text"/>
    <style:style style:name="WW8Num205z4" style:family="text"/>
    <style:style style:name="WW8Num205z5" style:family="text"/>
    <style:style style:name="WW8Num205z6" style:family="text"/>
    <style:style style:name="WW8Num205z7" style:family="text"/>
    <style:style style:name="WW8Num205z8" style:family="text"/>
    <style:style style:name="WW8Num206z0" style:family="text"/>
    <style:style style:name="WW8Num206z1" style:family="text"/>
    <style:style style:name="WW8Num206z2" style:family="text"/>
    <style:style style:name="WW8Num206z3" style:family="text"/>
    <style:style style:name="WW8Num206z4" style:family="text"/>
    <style:style style:name="WW8Num206z5" style:family="text"/>
    <style:style style:name="WW8Num206z6" style:family="text"/>
    <style:style style:name="WW8Num206z7" style:family="text"/>
    <style:style style:name="WW8Num206z8" style:family="text"/>
    <style:style style:name="WW8Num207z0" style:family="text"/>
    <style:style style:name="WW8Num207z1" style:family="text"/>
    <style:style style:name="WW8Num207z2" style:family="text"/>
    <style:style style:name="WW8Num207z3" style:family="text"/>
    <style:style style:name="WW8Num207z4" style:family="text"/>
    <style:style style:name="WW8Num207z5" style:family="text"/>
    <style:style style:name="WW8Num207z6" style:family="text"/>
    <style:style style:name="WW8Num207z7" style:family="text"/>
    <style:style style:name="WW8Num207z8" style:family="text"/>
    <style:style style:name="WW8Num208z0" style:family="text"/>
    <style:style style:name="WW8Num208z1" style:family="text"/>
    <style:style style:name="WW8Num208z2" style:family="text"/>
    <style:style style:name="WW8Num208z3" style:family="text"/>
    <style:style style:name="WW8Num208z4" style:family="text"/>
    <style:style style:name="WW8Num208z5" style:family="text"/>
    <style:style style:name="WW8Num208z6" style:family="text"/>
    <style:style style:name="WW8Num208z7" style:family="text"/>
    <style:style style:name="WW8Num208z8" style:family="text"/>
    <style:style style:name="WW8Num209z0" style:family="text"/>
    <style:style style:name="WW8Num209z1" style:family="text"/>
    <style:style style:name="WW8Num209z2" style:family="text"/>
    <style:style style:name="WW8Num209z3" style:family="text"/>
    <style:style style:name="WW8Num209z4" style:family="text"/>
    <style:style style:name="WW8Num209z5" style:family="text"/>
    <style:style style:name="WW8Num209z6" style:family="text"/>
    <style:style style:name="WW8Num209z7" style:family="text"/>
    <style:style style:name="WW8Num209z8" style:family="text"/>
    <style:style style:name="WW8Num210z0" style:family="text"/>
    <style:style style:name="WW8Num211z0" style:family="text"/>
    <style:style style:name="WW8Num211z1" style:family="text"/>
    <style:style style:name="WW8Num211z2" style:family="text"/>
    <style:style style:name="WW8Num211z3" style:family="text"/>
    <style:style style:name="WW8Num211z4" style:family="text"/>
    <style:style style:name="WW8Num211z5" style:family="text"/>
    <style:style style:name="WW8Num211z6" style:family="text"/>
    <style:style style:name="WW8Num211z7" style:family="text"/>
    <style:style style:name="WW8Num211z8" style:family="text"/>
    <style:style style:name="WW8Num212z0" style:family="text"/>
    <style:style style:name="WW8Num212z1" style:family="text"/>
    <style:style style:name="WW8Num212z2" style:family="text"/>
    <style:style style:name="WW8Num212z3" style:family="text"/>
    <style:style style:name="WW8Num212z4" style:family="text"/>
    <style:style style:name="WW8Num212z5" style:family="text"/>
    <style:style style:name="WW8Num212z6" style:family="text"/>
    <style:style style:name="WW8Num212z7" style:family="text"/>
    <style:style style:name="WW8Num212z8" style:family="text"/>
    <style:style style:name="WW8Num213z0" style:family="text"/>
    <style:style style:name="WW8Num213z1" style:family="text"/>
    <style:style style:name="WW8Num213z2" style:family="text"/>
    <style:style style:name="WW8Num213z3" style:family="text"/>
    <style:style style:name="WW8Num213z4" style:family="text"/>
    <style:style style:name="WW8Num213z5" style:family="text"/>
    <style:style style:name="WW8Num213z6" style:family="text"/>
    <style:style style:name="WW8Num213z7" style:family="text"/>
    <style:style style:name="WW8Num213z8" style:family="text"/>
    <style:style style:name="WW8Num214z0" style:family="text"/>
    <style:style style:name="WW8Num214z1" style:family="text"/>
    <style:style style:name="WW8Num214z2" style:family="text"/>
    <style:style style:name="WW8Num214z3" style:family="text"/>
    <style:style style:name="WW8Num214z4" style:family="text"/>
    <style:style style:name="WW8Num214z5" style:family="text"/>
    <style:style style:name="WW8Num214z6" style:family="text"/>
    <style:style style:name="WW8Num214z7" style:family="text"/>
    <style:style style:name="WW8Num214z8" style:family="text"/>
    <style:style style:name="WW8Num215z0" style:family="text"/>
    <style:style style:name="WW8Num215z1" style:family="text"/>
    <style:style style:name="WW8Num215z2" style:family="text"/>
    <style:style style:name="WW8Num215z3" style:family="text"/>
    <style:style style:name="WW8Num215z4" style:family="text"/>
    <style:style style:name="WW8Num215z5" style:family="text"/>
    <style:style style:name="WW8Num215z6" style:family="text"/>
    <style:style style:name="WW8Num215z7" style:family="text"/>
    <style:style style:name="WW8Num215z8" style:family="text"/>
    <style:style style:name="WW8Num216z0" style:family="text"/>
    <style:style style:name="WW8Num216z1" style:family="text"/>
    <style:style style:name="WW8Num216z2" style:family="text"/>
    <style:style style:name="WW8Num216z3" style:family="text"/>
    <style:style style:name="WW8Num216z4" style:family="text"/>
    <style:style style:name="WW8Num216z5" style:family="text"/>
    <style:style style:name="WW8Num216z6" style:family="text"/>
    <style:style style:name="WW8Num216z7" style:family="text"/>
    <style:style style:name="WW8Num216z8" style:family="text"/>
    <style:style style:name="WW8Num2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7z1" style:family="text">
      <style:text-properties style:font-name="Courier New" fo:font-family="'Courier New'" style:font-family-generic="modern" style:font-name-complex="Courier New" style:font-family-complex="'Courier New'" style:font-family-generic-complex="modern"/>
    </style:style>
    <style:style style:name="WW8Num2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8z0" style:family="text"/>
    <style:style style:name="WW8Num218z1" style:family="text"/>
    <style:style style:name="WW8Num218z2" style:family="text"/>
    <style:style style:name="WW8Num218z3" style:family="text"/>
    <style:style style:name="WW8Num218z4" style:family="text"/>
    <style:style style:name="WW8Num218z5" style:family="text"/>
    <style:style style:name="WW8Num218z6" style:family="text"/>
    <style:style style:name="WW8Num218z7" style:family="text"/>
    <style:style style:name="WW8Num218z8" style:family="text"/>
    <style:style style:name="WW8Num219z0" style:family="text"/>
    <style:style style:name="WW8Num219z1" style:family="text"/>
    <style:style style:name="WW8Num219z2" style:family="text"/>
    <style:style style:name="WW8Num219z3" style:family="text"/>
    <style:style style:name="WW8Num219z4" style:family="text"/>
    <style:style style:name="WW8Num219z5" style:family="text"/>
    <style:style style:name="WW8Num219z6" style:family="text"/>
    <style:style style:name="WW8Num219z7" style:family="text"/>
    <style:style style:name="WW8Num219z8" style:family="text"/>
    <style:style style:name="WW8Num220z0" style:family="text"/>
    <style:style style:name="WW8Num220z1" style:family="text"/>
    <style:style style:name="WW8Num220z2" style:family="text"/>
    <style:style style:name="WW8Num220z3" style:family="text"/>
    <style:style style:name="WW8Num220z4" style:family="text"/>
    <style:style style:name="WW8Num220z5" style:family="text"/>
    <style:style style:name="WW8Num220z6" style:family="text"/>
    <style:style style:name="WW8Num220z7" style:family="text"/>
    <style:style style:name="WW8Num220z8" style:family="text"/>
    <style:style style:name="WW8Num221z0" style:family="text"/>
    <style:style style:name="WW8Num221z1" style:family="text">
      <style:text-properties style:font-name="Courier New" fo:font-family="'Courier New'" style:font-family-generic="modern" style:font-name-complex="Courier New" style:font-family-complex="'Courier New'" style:font-family-generic-complex="modern"/>
    </style:style>
    <style:style style:name="WW8Num2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2z0" style:family="text"/>
    <style:style style:name="WW8Num222z1" style:family="text"/>
    <style:style style:name="WW8Num222z2" style:family="text"/>
    <style:style style:name="WW8Num222z3" style:family="text"/>
    <style:style style:name="WW8Num222z4" style:family="text"/>
    <style:style style:name="WW8Num222z5" style:family="text"/>
    <style:style style:name="WW8Num222z6" style:family="text"/>
    <style:style style:name="WW8Num222z7" style:family="text"/>
    <style:style style:name="WW8Num222z8" style:family="text"/>
    <style:style style:name="WW8Num223z0" style:family="text"/>
    <style:style style:name="WW8Num223z1" style:family="text"/>
    <style:style style:name="WW8Num223z2" style:family="text"/>
    <style:style style:name="WW8Num223z3" style:family="text"/>
    <style:style style:name="WW8Num223z4" style:family="text"/>
    <style:style style:name="WW8Num223z5" style:family="text"/>
    <style:style style:name="WW8Num223z6" style:family="text"/>
    <style:style style:name="WW8Num223z7" style:family="text"/>
    <style:style style:name="WW8Num223z8" style:family="text"/>
    <style:style style:name="WW8Num224z0" style:family="text"/>
    <style:style style:name="WW8Num224z1" style:family="text"/>
    <style:style style:name="WW8Num224z2" style:family="text"/>
    <style:style style:name="WW8Num224z3" style:family="text"/>
    <style:style style:name="WW8Num224z4" style:family="text"/>
    <style:style style:name="WW8Num224z5" style:family="text"/>
    <style:style style:name="WW8Num224z6" style:family="text"/>
    <style:style style:name="WW8Num224z7" style:family="text"/>
    <style:style style:name="WW8Num224z8" style:family="text"/>
    <style:style style:name="WW8Num225z0" style:family="text"/>
    <style:style style:name="WW8Num225z1" style:family="text"/>
    <style:style style:name="WW8Num225z2" style:family="text"/>
    <style:style style:name="WW8Num225z3" style:family="text"/>
    <style:style style:name="WW8Num225z4" style:family="text"/>
    <style:style style:name="WW8Num225z5" style:family="text"/>
    <style:style style:name="WW8Num225z6" style:family="text"/>
    <style:style style:name="WW8Num225z7" style:family="text"/>
    <style:style style:name="WW8Num225z8" style:family="text"/>
    <style:style style:name="WW8Num226z0" style:family="text"/>
    <style:style style:name="WW8Num226z1" style:family="text"/>
    <style:style style:name="WW8Num226z2" style:family="text"/>
    <style:style style:name="WW8Num226z3" style:family="text"/>
    <style:style style:name="WW8Num226z4" style:family="text"/>
    <style:style style:name="WW8Num226z5" style:family="text"/>
    <style:style style:name="WW8Num226z6" style:family="text"/>
    <style:style style:name="WW8Num226z7" style:family="text"/>
    <style:style style:name="WW8Num226z8" style:family="text"/>
    <style:style style:name="WW8Num227z0" style:family="text"/>
    <style:style style:name="WW8Num227z1" style:family="text"/>
    <style:style style:name="WW8Num227z2" style:family="text"/>
    <style:style style:name="WW8Num227z3" style:family="text"/>
    <style:style style:name="WW8Num227z4" style:family="text"/>
    <style:style style:name="WW8Num227z5" style:family="text"/>
    <style:style style:name="WW8Num227z6" style:family="text"/>
    <style:style style:name="WW8Num227z7" style:family="text"/>
    <style:style style:name="WW8Num227z8" style:family="text"/>
    <style:style style:name="WW8Num228z0" style:family="text">
      <style:text-properties fo:font-size="13.5pt" style:font-size-asian="13.5pt"/>
    </style:style>
    <style:style style:name="WW8Num228z1" style:family="text"/>
    <style:style style:name="WW8Num228z2" style:family="text"/>
    <style:style style:name="WW8Num228z3" style:family="text"/>
    <style:style style:name="WW8Num228z4" style:family="text"/>
    <style:style style:name="WW8Num228z5" style:family="text"/>
    <style:style style:name="WW8Num228z6" style:family="text"/>
    <style:style style:name="WW8Num228z7" style:family="text"/>
    <style:style style:name="WW8Num228z8" style:family="text"/>
    <style:style style:name="WW8Num229z0" style:family="text"/>
    <style:style style:name="WW8Num229z1" style:family="text"/>
    <style:style style:name="WW8Num229z2" style:family="text"/>
    <style:style style:name="WW8Num229z3" style:family="text"/>
    <style:style style:name="WW8Num229z4" style:family="text"/>
    <style:style style:name="WW8Num229z5" style:family="text"/>
    <style:style style:name="WW8Num229z6" style:family="text"/>
    <style:style style:name="WW8Num229z7" style:family="text"/>
    <style:style style:name="WW8Num229z8" style:family="text"/>
    <style:style style:name="WW8Num230z0" style:family="text"/>
    <style:style style:name="WW8Num230z1" style:family="text"/>
    <style:style style:name="WW8Num230z2" style:family="text"/>
    <style:style style:name="WW8Num230z3" style:family="text"/>
    <style:style style:name="WW8Num230z4" style:family="text"/>
    <style:style style:name="WW8Num230z5" style:family="text"/>
    <style:style style:name="WW8Num230z6" style:family="text"/>
    <style:style style:name="WW8Num230z7" style:family="text"/>
    <style:style style:name="WW8Num230z8" style:family="text"/>
    <style:style style:name="WW8Num231z0" style:family="text"/>
    <style:style style:name="WW8Num231z1" style:family="text"/>
    <style:style style:name="WW8Num231z2" style:family="text"/>
    <style:style style:name="WW8Num231z3" style:family="text"/>
    <style:style style:name="WW8Num231z4" style:family="text"/>
    <style:style style:name="WW8Num231z5" style:family="text"/>
    <style:style style:name="WW8Num231z6" style:family="text"/>
    <style:style style:name="WW8Num231z7" style:family="text"/>
    <style:style style:name="WW8Num231z8" style:family="text"/>
    <style:style style:name="WW8Num232z0" style:family="text"/>
    <style:style style:name="WW8Num232z1" style:family="text"/>
    <style:style style:name="WW8Num232z2" style:family="text"/>
    <style:style style:name="WW8Num232z3" style:family="text"/>
    <style:style style:name="WW8Num232z4" style:family="text"/>
    <style:style style:name="WW8Num232z5" style:family="text"/>
    <style:style style:name="WW8Num232z6" style:family="text"/>
    <style:style style:name="WW8Num232z7" style:family="text"/>
    <style:style style:name="WW8Num232z8" style:family="text"/>
    <style:style style:name="WW8Num233z0" style:family="text"/>
    <style:style style:name="WW8Num233z1" style:family="text"/>
    <style:style style:name="WW8Num233z2" style:family="text"/>
    <style:style style:name="WW8Num233z3" style:family="text"/>
    <style:style style:name="WW8Num233z4" style:family="text"/>
    <style:style style:name="WW8Num233z5" style:family="text"/>
    <style:style style:name="WW8Num233z6" style:family="text"/>
    <style:style style:name="WW8Num233z7" style:family="text"/>
    <style:style style:name="WW8Num233z8" style:family="text"/>
    <style:style style:name="WW8Num2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5z0" style:family="text"/>
    <style:style style:name="WW8Num235z1" style:family="text"/>
    <style:style style:name="WW8Num235z2" style:family="text"/>
    <style:style style:name="WW8Num235z3" style:family="text"/>
    <style:style style:name="WW8Num235z4" style:family="text"/>
    <style:style style:name="WW8Num235z5" style:family="text"/>
    <style:style style:name="WW8Num235z6" style:family="text"/>
    <style:style style:name="WW8Num235z7" style:family="text"/>
    <style:style style:name="WW8Num235z8" style:family="text"/>
    <style:style style:name="WW8Num236z0" style:family="text"/>
    <style:style style:name="WW8Num236z1" style:family="text"/>
    <style:style style:name="WW8Num236z2" style:family="text"/>
    <style:style style:name="WW8Num236z3" style:family="text"/>
    <style:style style:name="WW8Num236z4" style:family="text"/>
    <style:style style:name="WW8Num236z5" style:family="text"/>
    <style:style style:name="WW8Num236z6" style:family="text"/>
    <style:style style:name="WW8Num236z7" style:family="text"/>
    <style:style style:name="WW8Num236z8" style:family="text"/>
    <style:style style:name="WW8Num237z0" style:family="text"/>
    <style:style style:name="WW8Num237z1" style:family="text"/>
    <style:style style:name="WW8Num237z2" style:family="text"/>
    <style:style style:name="WW8Num237z3" style:family="text"/>
    <style:style style:name="WW8Num237z4" style:family="text"/>
    <style:style style:name="WW8Num237z5" style:family="text"/>
    <style:style style:name="WW8Num237z6" style:family="text"/>
    <style:style style:name="WW8Num237z7" style:family="text"/>
    <style:style style:name="WW8Num237z8" style:family="text"/>
    <style:style style:name="WW8Num238z0" style:family="text"/>
    <style:style style:name="WW8Num238z1" style:family="text"/>
    <style:style style:name="WW8Num238z2" style:family="text"/>
    <style:style style:name="WW8Num238z3" style:family="text"/>
    <style:style style:name="WW8Num238z4" style:family="text"/>
    <style:style style:name="WW8Num238z5" style:family="text"/>
    <style:style style:name="WW8Num238z6" style:family="text"/>
    <style:style style:name="WW8Num238z7" style:family="text"/>
    <style:style style:name="WW8Num238z8" style:family="text"/>
    <style:style style:name="WW8Num239z0" style:family="text"/>
    <style:style style:name="WW8Num239z1" style:family="text"/>
    <style:style style:name="WW8Num239z2" style:family="text"/>
    <style:style style:name="WW8Num239z3" style:family="text"/>
    <style:style style:name="WW8Num239z4" style:family="text"/>
    <style:style style:name="WW8Num239z5" style:family="text"/>
    <style:style style:name="WW8Num239z6" style:family="text"/>
    <style:style style:name="WW8Num239z7" style:family="text"/>
    <style:style style:name="WW8Num239z8" style:family="text"/>
    <style:style style:name="WW8Num240z0" style:family="text"/>
    <style:style style:name="WW8Num240z1" style:family="text"/>
    <style:style style:name="WW8Num240z2" style:family="text"/>
    <style:style style:name="WW8Num240z3" style:family="text"/>
    <style:style style:name="WW8Num240z4" style:family="text"/>
    <style:style style:name="WW8Num240z5" style:family="text"/>
    <style:style style:name="WW8Num240z6" style:family="text"/>
    <style:style style:name="WW8Num240z7" style:family="text"/>
    <style:style style:name="WW8Num240z8" style:family="text"/>
    <style:style style:name="WW8Num241z0" style:family="text"/>
    <style:style style:name="WW8Num241z1" style:family="text"/>
    <style:style style:name="WW8Num241z2" style:family="text"/>
    <style:style style:name="WW8Num241z3" style:family="text"/>
    <style:style style:name="WW8Num241z4" style:family="text"/>
    <style:style style:name="WW8Num241z5" style:family="text"/>
    <style:style style:name="WW8Num241z6" style:family="text"/>
    <style:style style:name="WW8Num241z7" style:family="text"/>
    <style:style style:name="WW8Num241z8" style:family="text"/>
    <style:style style:name="WW8Num242z0" style:family="text"/>
    <style:style style:name="WW8Num242z1" style:family="text"/>
    <style:style style:name="WW8Num242z2" style:family="text"/>
    <style:style style:name="WW8Num242z3" style:family="text"/>
    <style:style style:name="WW8Num242z4" style:family="text"/>
    <style:style style:name="WW8Num242z5" style:family="text"/>
    <style:style style:name="WW8Num242z6" style:family="text"/>
    <style:style style:name="WW8Num242z7" style:family="text"/>
    <style:style style:name="WW8Num242z8" style:family="text"/>
    <style:style style:name="WW8Num243z0" style:family="text"/>
    <style:style style:name="WW8Num243z1" style:family="text"/>
    <style:style style:name="WW8Num243z2" style:family="text"/>
    <style:style style:name="WW8Num243z3" style:family="text"/>
    <style:style style:name="WW8Num243z4" style:family="text"/>
    <style:style style:name="WW8Num243z5" style:family="text"/>
    <style:style style:name="WW8Num243z6" style:family="text"/>
    <style:style style:name="WW8Num243z7" style:family="text"/>
    <style:style style:name="WW8Num243z8" style:family="text"/>
    <style:style style:name="WW8Num244z0" style:family="text"/>
    <style:style style:name="WW8Num244z1" style:family="text"/>
    <style:style style:name="WW8Num244z2" style:family="text"/>
    <style:style style:name="WW8Num244z3" style:family="text"/>
    <style:style style:name="WW8Num244z4" style:family="text"/>
    <style:style style:name="WW8Num244z5" style:family="text"/>
    <style:style style:name="WW8Num244z6" style:family="text"/>
    <style:style style:name="WW8Num244z7" style:family="text"/>
    <style:style style:name="WW8Num244z8" style:family="text"/>
    <style:style style:name="WW8Num245z0" style:family="text"/>
    <style:style style:name="WW8Num245z1" style:family="text"/>
    <style:style style:name="WW8Num245z2" style:family="text"/>
    <style:style style:name="WW8Num245z3" style:family="text"/>
    <style:style style:name="WW8Num245z4" style:family="text"/>
    <style:style style:name="WW8Num245z5" style:family="text"/>
    <style:style style:name="WW8Num245z6" style:family="text"/>
    <style:style style:name="WW8Num245z7" style:family="text"/>
    <style:style style:name="WW8Num245z8" style:family="text"/>
    <style:style style:name="WW8Num246z0" style:family="text"/>
    <style:style style:name="WW8Num246z1" style:family="text"/>
    <style:style style:name="WW8Num246z2" style:family="text"/>
    <style:style style:name="WW8Num246z3" style:family="text"/>
    <style:style style:name="WW8Num246z4" style:family="text"/>
    <style:style style:name="WW8Num246z5" style:family="text"/>
    <style:style style:name="WW8Num246z6" style:family="text"/>
    <style:style style:name="WW8Num246z7" style:family="text"/>
    <style:style style:name="WW8Num246z8" style:family="text"/>
    <style:style style:name="WW8Num247z0" style:family="text"/>
    <style:style style:name="WW8Num247z1" style:family="text"/>
    <style:style style:name="WW8Num247z2" style:family="text"/>
    <style:style style:name="WW8Num247z3" style:family="text"/>
    <style:style style:name="WW8Num247z4" style:family="text"/>
    <style:style style:name="WW8Num247z5" style:family="text"/>
    <style:style style:name="WW8Num247z6" style:family="text"/>
    <style:style style:name="WW8Num247z7" style:family="text"/>
    <style:style style:name="WW8Num247z8" style:family="text"/>
    <style:style style:name="WW8Num248z0" style:family="text"/>
    <style:style style:name="WW8Num248z1" style:family="text"/>
    <style:style style:name="WW8Num248z2" style:family="text"/>
    <style:style style:name="WW8Num248z3" style:family="text"/>
    <style:style style:name="WW8Num248z4" style:family="text"/>
    <style:style style:name="WW8Num248z5" style:family="text"/>
    <style:style style:name="WW8Num248z6" style:family="text"/>
    <style:style style:name="WW8Num248z7" style:family="text"/>
    <style:style style:name="WW8Num248z8" style:family="text"/>
    <style:style style:name="WW8Num249z0" style:family="text"/>
    <style:style style:name="WW8Num249z1" style:family="text"/>
    <style:style style:name="WW8Num249z2" style:family="text"/>
    <style:style style:name="WW8Num249z3" style:family="text"/>
    <style:style style:name="WW8Num249z4" style:family="text"/>
    <style:style style:name="WW8Num249z5" style:family="text"/>
    <style:style style:name="WW8Num249z6" style:family="text"/>
    <style:style style:name="WW8Num249z7" style:family="text"/>
    <style:style style:name="WW8Num249z8" style:family="text"/>
    <style:style style:name="WW8Num250z0" style:family="text"/>
    <style:style style:name="WW8Num250z1" style:family="text"/>
    <style:style style:name="WW8Num250z2" style:family="text"/>
    <style:style style:name="WW8Num250z3" style:family="text"/>
    <style:style style:name="WW8Num250z4" style:family="text"/>
    <style:style style:name="WW8Num250z5" style:family="text"/>
    <style:style style:name="WW8Num250z6" style:family="text"/>
    <style:style style:name="WW8Num250z7" style:family="text"/>
    <style:style style:name="WW8Num250z8" style:family="text"/>
    <style:style style:name="WW8Num251z0" style:family="text"/>
    <style:style style:name="WW8Num251z1" style:family="text"/>
    <style:style style:name="WW8Num251z2" style:family="text"/>
    <style:style style:name="WW8Num251z3" style:family="text"/>
    <style:style style:name="WW8Num251z4" style:family="text"/>
    <style:style style:name="WW8Num251z5" style:family="text"/>
    <style:style style:name="WW8Num251z6" style:family="text"/>
    <style:style style:name="WW8Num251z7" style:family="text"/>
    <style:style style:name="WW8Num251z8" style:family="text"/>
    <style:style style:name="WW8Num252z0" style:family="text"/>
    <style:style style:name="WW8Num252z1" style:family="text"/>
    <style:style style:name="WW8Num252z2" style:family="text"/>
    <style:style style:name="WW8Num252z3" style:family="text"/>
    <style:style style:name="WW8Num252z4" style:family="text"/>
    <style:style style:name="WW8Num252z5" style:family="text"/>
    <style:style style:name="WW8Num252z6" style:family="text"/>
    <style:style style:name="WW8Num252z7" style:family="text"/>
    <style:style style:name="WW8Num252z8" style:family="text"/>
    <style:style style:name="WW8Num253z0" style:family="text"/>
    <style:style style:name="WW8Num253z1" style:family="text"/>
    <style:style style:name="WW8Num253z2" style:family="text"/>
    <style:style style:name="WW8Num253z3" style:family="text"/>
    <style:style style:name="WW8Num253z4" style:family="text"/>
    <style:style style:name="WW8Num253z5" style:family="text"/>
    <style:style style:name="WW8Num253z6" style:family="text"/>
    <style:style style:name="WW8Num253z7" style:family="text"/>
    <style:style style:name="WW8Num253z8" style:family="text"/>
    <style:style style:name="WW8Num254z0" style:family="text"/>
    <style:style style:name="WW8Num254z1" style:family="text"/>
    <style:style style:name="WW8Num254z2" style:family="text"/>
    <style:style style:name="WW8Num254z3" style:family="text"/>
    <style:style style:name="WW8Num254z4" style:family="text"/>
    <style:style style:name="WW8Num254z5" style:family="text"/>
    <style:style style:name="WW8Num254z6" style:family="text"/>
    <style:style style:name="WW8Num254z7" style:family="text"/>
    <style:style style:name="WW8Num254z8" style:family="text"/>
    <style:style style:name="WW8Num255z0" style:family="text"/>
    <style:style style:name="WW8Num255z1" style:family="text"/>
    <style:style style:name="WW8Num255z2" style:family="text"/>
    <style:style style:name="WW8Num255z3" style:family="text"/>
    <style:style style:name="WW8Num255z4" style:family="text"/>
    <style:style style:name="WW8Num255z5" style:family="text"/>
    <style:style style:name="WW8Num255z6" style:family="text"/>
    <style:style style:name="WW8Num255z7" style:family="text"/>
    <style:style style:name="WW8Num255z8" style:family="text"/>
    <style:style style:name="WW8Num256z0" style:family="text"/>
    <style:style style:name="WW8Num256z1" style:family="text"/>
    <style:style style:name="WW8Num256z2" style:family="text"/>
    <style:style style:name="WW8Num256z3" style:family="text"/>
    <style:style style:name="WW8Num256z4" style:family="text"/>
    <style:style style:name="WW8Num256z5" style:family="text"/>
    <style:style style:name="WW8Num256z6" style:family="text"/>
    <style:style style:name="WW8Num256z7" style:family="text"/>
    <style:style style:name="WW8Num256z8" style:family="text"/>
    <style:style style:name="WW8Num257z0" style:family="text"/>
    <style:style style:name="WW8Num257z1" style:family="text"/>
    <style:style style:name="WW8Num257z2" style:family="text"/>
    <style:style style:name="WW8Num257z3" style:family="text"/>
    <style:style style:name="WW8Num257z4" style:family="text"/>
    <style:style style:name="WW8Num257z5" style:family="text"/>
    <style:style style:name="WW8Num257z6" style:family="text"/>
    <style:style style:name="WW8Num257z7" style:family="text"/>
    <style:style style:name="WW8Num257z8" style:family="text"/>
    <style:style style:name="WW8Num258z0" style:family="text"/>
    <style:style style:name="WW8Num258z1" style:family="text"/>
    <style:style style:name="WW8Num258z2" style:family="text"/>
    <style:style style:name="WW8Num258z3" style:family="text"/>
    <style:style style:name="WW8Num258z4" style:family="text"/>
    <style:style style:name="WW8Num258z5" style:family="text"/>
    <style:style style:name="WW8Num258z6" style:family="text"/>
    <style:style style:name="WW8Num258z7" style:family="text"/>
    <style:style style:name="WW8Num258z8" style:family="text"/>
    <style:style style:name="WW8Num259z0" style:family="text"/>
    <style:style style:name="WW8Num259z1" style:family="text"/>
    <style:style style:name="WW8Num259z2" style:family="text"/>
    <style:style style:name="WW8Num259z3" style:family="text"/>
    <style:style style:name="WW8Num259z4" style:family="text"/>
    <style:style style:name="WW8Num259z5" style:family="text"/>
    <style:style style:name="WW8Num259z6" style:family="text"/>
    <style:style style:name="WW8Num259z7" style:family="text"/>
    <style:style style:name="WW8Num259z8" style:family="text"/>
    <style:style style:name="WW8Num260z0" style:family="text"/>
    <style:style style:name="WW8Num260z1" style:family="text"/>
    <style:style style:name="WW8Num260z2" style:family="text"/>
    <style:style style:name="WW8Num260z3" style:family="text"/>
    <style:style style:name="WW8Num260z4" style:family="text"/>
    <style:style style:name="WW8Num260z5" style:family="text"/>
    <style:style style:name="WW8Num260z6" style:family="text"/>
    <style:style style:name="WW8Num260z7" style:family="text"/>
    <style:style style:name="WW8Num260z8" style:family="text"/>
    <style:style style:name="WW8Num261z0" style:family="text"/>
    <style:style style:name="WW8Num261z1" style:family="text"/>
    <style:style style:name="WW8Num261z2" style:family="text"/>
    <style:style style:name="WW8Num261z3" style:family="text"/>
    <style:style style:name="WW8Num261z4" style:family="text"/>
    <style:style style:name="WW8Num261z5" style:family="text"/>
    <style:style style:name="WW8Num261z6" style:family="text"/>
    <style:style style:name="WW8Num261z7" style:family="text"/>
    <style:style style:name="WW8Num261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loext:opacity="100%" style:font-name="Cambria" fo:font-family="Cambria" style:font-family-generic="roman" style:font-pitch="variable" fo:font-size="16pt" fo:language="none" fo:country="none"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3_20_Знак" style:display-name="Заголовок 3 Знак" style:family="text">
      <style:text-properties style:font-name="Arial" fo:font-family="Arial" style:font-family-generic="swiss" style:font-pitch="variable" fo:font-size="13pt" fo:language="none" fo:country="none"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Calibri" fo:font-family="Calibri" style:font-family-generic="swiss" style:font-pitch="variable" fo:font-size="14pt" fo:language="none" fo:country="none"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language="none" fo:country="none"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style:font-name="Times New Roman" fo:font-family="'Times New Roman'" style:font-family-generic="roman" style:font-pitch="variable" fo:font-size="10pt" fo:language="none" fo:country="none"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Заголовок_20_8_20_Знак" style:display-name="Заголовок 8 Знак" style:family="text">
      <style:text-properties style:font-name="Times New Roman" fo:font-family="'Times New Roman'" style:font-family-generic="roman" style:font-pitch="variable" fo:font-size="14pt" fo:language="none" fo:country="none"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2pt" style:font-style-complex="italic"/>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4pt" fo:language="none" fo:country="non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Основной_20_текст_20_2_20_Знак" style:display-name="Основной текст 2 Знак" style:family="text">
      <style:text-properties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pple-converted-space" style:family="text"/>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0pt" fo:language="en" fo:country="US" style:letter-kerning="tru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Основной_20_текст_20_с_20_отступом_20_Знак" style:display-name="Основной текст с отступом Знак"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Основной_20_текст_20_с_20_отступом_20_Знак1" style:display-name="Основной текст с отступом Знак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ubmenu-table" style:family="text"/>
    <style:style style:name="Текст_20_выноски_20_Знак" style:display-name="Текст выноски Знак" style:family="text">
      <style:text-properties style:font-name="Tahoma" fo:font-family="Tahoma" style:font-family-generic="swiss" style:font-pitch="variable" fo:font-size="8pt" fo:language="none"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w" style:family="text"/>
    <style:style style:name="Internet_20_link" style:display-name="Internet link" style:family="tex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Стандартный_20_HTML_20_Знак" style:display-name="Стандартный HTML Знак" style:family="text">
      <style:text-properties style:font-name="Courier New" fo:font-family="'Courier New'" style:font-family-generic="modern"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Strong_20_Emphasis" style:display-name="Strong Emphasis" style:family="text">
      <style:text-properties fo:font-weight="bold" style:font-weight-asian="bold" style:font-weight-complex="bold"/>
    </style:style>
    <style:style style:name="c1" style:family="text"/>
    <style:style style:name="Font_20_Style156" style:display-name="Font Style156"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Font_20_Style159" style:display-name="Font Style159" style:family="text">
      <style:text-properties style:font-name="Times New Roman" fo:font-family="'Times New Roman'" style:font-family-generic="roman" style:font-pitch="variable" fo:font-size="11pt" fo:letter-spacing="-0.018cm"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nt_20_Style172" style:display-name="Font Style172" style:family="text">
      <style:text-properties fo:font-variant="small-caps" style:font-name="Book Antiqua" fo:font-family="'Book Antiqua'" style:font-family-generic="roman" style:font-pitch="variable" fo:font-size="10pt" fo:letter-spacing="-0.035cm" fo:font-style="italic" style:font-size-asian="10pt" style:font-style-asian="italic" style:font-name-complex="Book Antiqua" style:font-family-complex="'Book Antiqua'" style:font-family-generic-complex="roman" style:font-pitch-complex="variable" style:font-size-complex="10pt" style:font-style-complex="italic"/>
    </style:style>
    <style:style style:name="Текст_20_Знак" style:display-name="Текст Знак" style:family="text">
      <style:text-properties style:font-name="Courier New" fo:font-family="'Courier New'" style:font-family-generic="modern"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Основной_20_абзац_20_Знак" style:display-name="Основной абзац Знак" style:family="text">
      <style:text-properties style:font-name="Times New Roman" fo:font-family="'Times New Roman'" style:font-family-generic="roman" style:font-pitch="variable"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Замещающий_20_текст" style:display-name="Замещающий текст" style:family="text">
      <style:text-properties fo:color="#808080" loext:opacity="100%"/>
    </style:style>
    <style:style style:name="spellingerror" style:family="text">
      <style:text-properties style:font-name-complex="Times New Roman" style:font-family-complex="'Times New Roman'" style:font-family-generic-complex="roman" style:font-pitch-complex="variable"/>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Тема_20_примечания_20_Знак" style:display-name="Тема примечания Знак" style:family="tex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Название_20_Знак" style:display-name="Название Знак" style:family="text">
      <style:text-properties style:font-name="Times New Roman" fo:font-family="'Times New Roman'" style:font-family-generic="roman" style:font-pitch="variable" fo:font-size="14pt" fo:language="none" fo:country="non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Основной_20_текст_20_3_20_Знак" style:display-name="Основной текст 3 Знак" style:family="text">
      <style:text-properties fo:color="#000000" loext:opacity="100%" style:font-name="Times New Roman" fo:font-family="'Times New Roman'" style:font-family-generic="roman" style:font-pitch="variable" fo:font-size="8pt" fo:language="none"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Основной_20_текст_20_с_20_отступом_20_3_20_Знак" style:display-name="Основной текст с отступом 3 Знак" style:family="text">
      <style:text-properties fo:color="#000000" loext:opacity="100%" style:font-name="Times New Roman" fo:font-family="'Times New Roman'" style:font-family-generic="roman" style:font-pitch="variable" fo:font-size="8pt" fo:language="none"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apple-style-span" style:family="text"/>
    <style:style style:name="Текст_20_сноски_20_Знак" style:display-name="Текст сноски Знак" style:family="text">
      <style:text-properties style:font-name="Times New Roman" fo:font-family="'Times New Roman'" style:font-family-generic="roman" style:font-pitch="variable" fo:font-size="10pt" fo:language="none" fo:country="non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blk" style:family="text"/>
    <style:style style:name="Верхний_20_колонтитул_20_Знак" style:display-name="Верхний колонтитул Знак" style:family="text">
      <style:text-properties fo:color="#000000" loext:opacity="100%" style:font-name="Times New Roman" fo:font-family="'Times New Roman'" style:font-family-generic="roman" style:font-pitch="variable" fo:font-size="14pt" fo:language="none" fo:country="non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serp-url_5f__5f_item" style:display-name="serp-url__item" style:family="text"/>
    <style:style style:name="Основной_20_текст_20_с_20_отступом_20_2_20_Знак" style:display-name="Основной текст с отступом 2 Знак" style:family="text">
      <style:text-properties fo:color="#000000" loext:opacity="100%" style:font-name="Times New Roman" fo:font-family="'Times New Roman'" style:font-family-generic="roman" style:font-pitch="variable" fo:font-size="14pt" fo:language="none" fo:country="non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Центрированный_20_жирный_20_Знак" style:display-name="Центрированный жирный Знак" style:family="text">
      <style:text-properties style:font-name="Times New Roman" fo:font-family="'Times New Roman'" style:font-family-generic="roman" style:font-pitch="variable" fo:font-size="10pt" fo:language="none" fo:country="none"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style>
    <style:style style:name="Схема_20_документа_20_Знак" style:display-name="Схема документа Знак" style:family="text">
      <style:text-properties fo:color="#000000" loext:opacity="100%" style:font-name="Tahoma" fo:font-family="Tahoma" style:font-family-generic="swiss" style:font-pitch="variable" fo:font-size="8pt" fo:language="none" fo:country="none"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635cm" fo:margin-left="3.041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635cm" fo:margin-left="5.581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635cm" fo:margin-left="6.851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635cm" fo:margin-left="9.391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635cm" fo:margin-left="10.661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text:start-value="13">
        <style:list-level-properties text:list-level-position-and-space-mode="label-alignment">
          <style:list-level-label-alignment text:label-followed-by="listtab" fo:text-indent="-0.635cm" fo:margin-left="1.88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WW8Num21z1" style:num-suffix="."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WW8Num21z2" style:num-suffix="."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WW8Num21z3" style:num-suffix="."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WW8Num21z4" style:num-suffix="."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WW8Num21z5" style:num-suffix="."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WW8Num21z6" style:num-suffix="."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WW8Num21z7" style:num-suffix="."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WW8Num21z8" style:num-suffix="."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3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3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0" style:num-suffix="." style:num-format="1" text:display-levels="2">
        <style:list-level-properties text:list-level-position-and-space-mode="label-alignment">
          <style:list-level-label-alignment text:label-followed-by="listtab" text:list-tab-stop-position="4.075cm" fo:text-indent="-1.535cm" fo:margin-left="4.075cm"/>
        </style:list-level-properties>
      </text:list-level-style-number>
      <text:list-level-style-number text:level="3" text:style-name="WW8Num27z2"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7z3"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7z4" style:num-suffix="."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7z5" style:num-suffix="."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7z6" style:num-suffix="."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7z7" style:num-suffix="."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7z8" style:num-suffix="."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8Num43z1" style:num-suffix="." style:num-format="a" style:num-letter-sync="true" text:display-levels="2">
        <style:list-level-properties text:list-level-position-and-space-mode="label-alignment">
          <style:list-level-label-alignment text:label-followed-by="listtab" fo:text-indent="-0.635cm" fo:margin-left="2.656cm"/>
        </style:list-level-properties>
      </text:list-level-style-number>
      <text:list-level-style-number text:level="3" text:style-name="WW8Num43z2"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8Num43z3" style:num-suffix="." style:num-format="1" text:display-levels="2">
        <style:list-level-properties text:list-level-position-and-space-mode="label-alignment">
          <style:list-level-label-alignment text:label-followed-by="listtab" fo:text-indent="-0.635cm" fo:margin-left="5.196cm"/>
        </style:list-level-properties>
      </text:list-level-style-number>
      <text:list-level-style-number text:level="5" text:style-name="WW8Num43z4" style:num-suffix="." style:num-format="a" style:num-letter-sync="true" text:display-levels="2">
        <style:list-level-properties text:list-level-position-and-space-mode="label-alignment">
          <style:list-level-label-alignment text:label-followed-by="listtab" fo:text-indent="-0.635cm" fo:margin-left="6.466cm"/>
        </style:list-level-properties>
      </text:list-level-style-number>
      <text:list-level-style-number text:level="6" text:style-name="WW8Num43z5" style:num-suffix="." style:num-format="i" text:display-levels="2">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8Num43z6" style:num-suffix="." style:num-format="1" text:display-levels="2">
        <style:list-level-properties text:list-level-position-and-space-mode="label-alignment">
          <style:list-level-label-alignment text:label-followed-by="listtab" fo:text-indent="-0.635cm" fo:margin-left="9.006cm"/>
        </style:list-level-properties>
      </text:list-level-style-number>
      <text:list-level-style-number text:level="8" text:style-name="WW8Num43z7" style:num-suffix="." style:num-format="a" style:num-letter-sync="true" text:display-levels="2">
        <style:list-level-properties text:list-level-position-and-space-mode="label-alignment">
          <style:list-level-label-alignment text:label-followed-by="listtab" fo:text-indent="-0.635cm" fo:margin-left="10.276cm"/>
        </style:list-level-properties>
      </text:list-level-style-number>
      <text:list-level-style-number text:level="9" text:style-name="WW8Num43z8" style:num-suffix="." style:num-format="i" text:display-levels="2">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WW8Num45z1" style:num-suffix="."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text:style-name="WW8Num45z2" style:num-suffix="."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8Num45z3" style:num-suffix="."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text:style-name="WW8Num45z4" style:num-suffix="."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text:style-name="WW8Num45z5" style:num-suffix="."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8Num45z6" style:num-suffix="."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text:style-name="WW8Num45z7" style:num-suffix="."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text:style-name="WW8Num45z8" style:num-suffix="."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text:style-name="WW8Num50z0"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WW8Num50z1" style:num-suffix="."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text:style-name="WW8Num50z2" style:num-suffix="."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8Num50z3" style:num-suffix="."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text:style-name="WW8Num50z4" style:num-suffix="."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text:style-name="WW8Num50z5" style:num-suffix="."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8Num50z6" style:num-suffix="."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text:style-name="WW8Num50z7" style:num-suffix="."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text:style-name="WW8Num50z8" style:num-suffix="."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56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56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56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56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56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56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56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56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6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6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6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6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6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6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6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6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6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6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6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6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6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6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6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63z1" style:num-suffix="." style:num-format="a" style:num-letter-sync="true" text:display-levels="2">
        <style:list-level-properties text:list-level-position-and-space-mode="label-alignment">
          <style:list-level-label-alignment text:label-followed-by="listtab" fo:text-indent="-0.635cm" fo:margin-left="3.54cm"/>
        </style:list-level-properties>
      </text:list-level-style-number>
      <text:list-level-style-number text:level="3" text:style-name="WW8Num63z2"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WW8Num63z3" style:num-suffix="." style:num-format="1" text:display-levels="2">
        <style:list-level-properties text:list-level-position-and-space-mode="label-alignment">
          <style:list-level-label-alignment text:label-followed-by="listtab" fo:text-indent="-0.635cm" fo:margin-left="6.08cm"/>
        </style:list-level-properties>
      </text:list-level-style-number>
      <text:list-level-style-number text:level="5" text:style-name="WW8Num63z4" style:num-suffix="." style:num-format="a" style:num-letter-sync="true" text:display-levels="2">
        <style:list-level-properties text:list-level-position-and-space-mode="label-alignment">
          <style:list-level-label-alignment text:label-followed-by="listtab" fo:text-indent="-0.635cm" fo:margin-left="7.35cm"/>
        </style:list-level-properties>
      </text:list-level-style-number>
      <text:list-level-style-number text:level="6" text:style-name="WW8Num63z5" style:num-suffix="." style:num-format="i" text:display-levels="2">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WW8Num63z6" style:num-suffix="." style:num-format="1" text:display-levels="2">
        <style:list-level-properties text:list-level-position-and-space-mode="label-alignment">
          <style:list-level-label-alignment text:label-followed-by="listtab" fo:text-indent="-0.635cm" fo:margin-left="9.89cm"/>
        </style:list-level-properties>
      </text:list-level-style-number>
      <text:list-level-style-number text:level="8" text:style-name="WW8Num63z7" style:num-suffix="." style:num-format="a" style:num-letter-sync="true" text:display-levels="2">
        <style:list-level-properties text:list-level-position-and-space-mode="label-alignment">
          <style:list-level-label-alignment text:label-followed-by="listtab" fo:text-indent="-0.635cm" fo:margin-left="11.16cm"/>
        </style:list-level-properties>
      </text:list-level-style-number>
      <text:list-level-style-number text:level="9" text:style-name="WW8Num63z8" style:num-suffix="." style:num-format="i" text:display-levels="2">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number text:level="1" text:style-name="WW8Num64z0"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8Num64z1" style:num-suffix="." style:num-format="a" style:num-letter-sync="true" text:display-levels="2">
        <style:list-level-properties text:list-level-position-and-space-mode="label-alignment">
          <style:list-level-label-alignment text:label-followed-by="listtab" fo:text-indent="-0.635cm" fo:margin-left="2.656cm"/>
        </style:list-level-properties>
      </text:list-level-style-number>
      <text:list-level-style-number text:level="3" text:style-name="WW8Num64z2"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8Num64z3" style:num-suffix="." style:num-format="1" text:display-levels="2">
        <style:list-level-properties text:list-level-position-and-space-mode="label-alignment">
          <style:list-level-label-alignment text:label-followed-by="listtab" fo:text-indent="-0.635cm" fo:margin-left="5.196cm"/>
        </style:list-level-properties>
      </text:list-level-style-number>
      <text:list-level-style-number text:level="5" text:style-name="WW8Num64z4" style:num-suffix="." style:num-format="a" style:num-letter-sync="true" text:display-levels="2">
        <style:list-level-properties text:list-level-position-and-space-mode="label-alignment">
          <style:list-level-label-alignment text:label-followed-by="listtab" fo:text-indent="-0.635cm" fo:margin-left="6.466cm"/>
        </style:list-level-properties>
      </text:list-level-style-number>
      <text:list-level-style-number text:level="6" text:style-name="WW8Num64z5" style:num-suffix="." style:num-format="i" text:display-levels="2">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8Num64z6" style:num-suffix="." style:num-format="1" text:display-levels="2">
        <style:list-level-properties text:list-level-position-and-space-mode="label-alignment">
          <style:list-level-label-alignment text:label-followed-by="listtab" fo:text-indent="-0.635cm" fo:margin-left="9.006cm"/>
        </style:list-level-properties>
      </text:list-level-style-number>
      <text:list-level-style-number text:level="8" text:style-name="WW8Num64z7" style:num-suffix="." style:num-format="a" style:num-letter-sync="true" text:display-levels="2">
        <style:list-level-properties text:list-level-position-and-space-mode="label-alignment">
          <style:list-level-label-alignment text:label-followed-by="listtab" fo:text-indent="-0.635cm" fo:margin-left="10.276cm"/>
        </style:list-level-properties>
      </text:list-level-style-number>
      <text:list-level-style-number text:level="9" text:style-name="WW8Num64z8" style:num-suffix="." style:num-format="i" text:display-levels="2">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65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65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65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65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65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65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65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65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67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67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67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67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67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67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67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67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6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6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6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6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6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number text:level="1" text:style-name="WW8Num70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7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0z1"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0z1"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0z1"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0z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0z1"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71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71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71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71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71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71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71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71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number text:level="1" text:style-name="WW8Num7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number text:level="1" text:style-name="WW8Num7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text:style-name="WW8Num7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number text:level="1" text:style-name="WW8Num7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78z0" style:num-suffix="." style:num-format="1" text:display-levels="2">
        <style:list-level-properties text:list-level-position-and-space-mode="label-alignment">
          <style:list-level-label-alignment text:label-followed-by="listtab" text:list-tab-stop-position="4.075cm" fo:text-indent="-1.535cm" fo:margin-left="4.075cm"/>
        </style:list-level-properties>
      </text:list-level-style-number>
      <text:list-level-style-number text:level="3" text:style-name="WW8Num78z2"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78z3"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78z4" style:num-suffix="."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78z5" style:num-suffix="."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78z6" style:num-suffix="."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78z7" style:num-suffix="."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78z8" style:num-suffix="."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7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7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7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7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7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text:style-name="WW8Num8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number text:level="1" text:style-name="WW8Num8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text:style-name="WW8Num8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number text:level="1" text:style-name="WW8Num8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5z1"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5z2" style:num-suffix="." style:num-format="1" text:start-value="15" text:display-levels="2">
        <style:list-level-properties text:list-level-position-and-space-mode="label-alignment">
          <style:list-level-label-alignment text:label-followed-by="listtab" fo:text-indent="-0.635cm" fo:margin-left="4.128cm"/>
        </style:list-level-properties>
      </text:list-level-style-number>
      <text:list-level-style-number text:level="4" text:style-name="WW8Num8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number text:level="1" text:style-name="WW8Num86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86z1" style:num-suffix="." style:num-format="a" style:num-letter-sync="true" text:display-levels="2">
        <style:list-level-properties text:list-level-position-and-space-mode="label-alignment">
          <style:list-level-label-alignment text:label-followed-by="listtab" fo:text-indent="-0.635cm" fo:margin-left="3.789cm"/>
        </style:list-level-properties>
      </text:list-level-style-number>
      <text:list-level-style-number text:level="3" text:style-name="WW8Num86z2" style:num-suffix="."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86z3" style:num-suffix="."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5" text:style-name="WW8Num86z4" style:num-suffix="." style:num-format="a" style:num-letter-sync="true" text:display-levels="2">
        <style:list-level-properties text:list-level-position-and-space-mode="label-alignment">
          <style:list-level-label-alignment text:label-followed-by="listtab" fo:text-indent="-0.635cm" fo:margin-left="7.599cm"/>
        </style:list-level-properties>
      </text:list-level-style-number>
      <text:list-level-style-number text:level="6" text:style-name="WW8Num86z5" style:num-suffix="." style:num-format="i" text:display-levels="2">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86z6" style:num-suffix="." style:num-format="1" text:display-levels="2">
        <style:list-level-properties text:list-level-position-and-space-mode="label-alignment">
          <style:list-level-label-alignment text:label-followed-by="listtab" fo:text-indent="-0.635cm" fo:margin-left="10.139cm"/>
        </style:list-level-properties>
      </text:list-level-style-number>
      <text:list-level-style-number text:level="8" text:style-name="WW8Num86z7" style:num-suffix="." style:num-format="a" style:num-letter-sync="true" text:display-levels="2">
        <style:list-level-properties text:list-level-position-and-space-mode="label-alignment">
          <style:list-level-label-alignment text:label-followed-by="listtab" fo:text-indent="-0.635cm" fo:margin-left="11.409cm"/>
        </style:list-level-properties>
      </text:list-level-style-number>
      <text:list-level-style-number text:level="9" text:style-name="WW8Num86z8" style:num-suffix="." style:num-format="i" text:display-levels="2">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number text:level="1" text:style-name="WW8Num8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number text:level="1" text:style-name="WW8Num8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number text:level="1" text:style-name="WW8Num8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8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8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8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8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8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consecutive-numbering="true">
      <text:list-level-style-number text:level="1" text:style-name="WW8Num9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9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9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9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9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9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number text:level="1" text:style-name="WW8Num9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9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9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9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9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9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number text:level="1" text:style-name="WW8Num93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93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93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93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93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93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93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93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93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text:style-name="WW8Num9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9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9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9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9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9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number text:level="1" text:style-name="WW8Num9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9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9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9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9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9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number text:level="1" text:style-name="WW8Num96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96z1" style:num-suffix="."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text:style-name="WW8Num96z2"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WW8Num96z3" style:num-suffix="." style:num-format="1" text:display-levels="2">
        <style:list-level-properties text:list-level-position-and-space-mode="label-alignment">
          <style:list-level-label-alignment text:label-followed-by="listtab" fo:text-indent="-0.635cm" fo:margin-left="4.946cm"/>
        </style:list-level-properties>
      </text:list-level-style-number>
      <text:list-level-style-number text:level="5" text:style-name="WW8Num96z4" style:num-suffix="." style:num-format="a" style:num-letter-sync="true" text:display-levels="2">
        <style:list-level-properties text:list-level-position-and-space-mode="label-alignment">
          <style:list-level-label-alignment text:label-followed-by="listtab" fo:text-indent="-0.635cm" fo:margin-left="6.216cm"/>
        </style:list-level-properties>
      </text:list-level-style-number>
      <text:list-level-style-number text:level="6" text:style-name="WW8Num96z5" style:num-suffix="." style:num-format="i" text:display-levels="2">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WW8Num96z6" style:num-suffix="." style:num-format="1" text:display-levels="2">
        <style:list-level-properties text:list-level-position-and-space-mode="label-alignment">
          <style:list-level-label-alignment text:label-followed-by="listtab" fo:text-indent="-0.635cm" fo:margin-left="8.756cm"/>
        </style:list-level-properties>
      </text:list-level-style-number>
      <text:list-level-style-number text:level="8" text:style-name="WW8Num96z7" style:num-suffix="." style:num-format="a" style:num-letter-sync="true" text:display-levels="2">
        <style:list-level-properties text:list-level-position-and-space-mode="label-alignment">
          <style:list-level-label-alignment text:label-followed-by="listtab" fo:text-indent="-0.635cm" fo:margin-left="10.026cm"/>
        </style:list-level-properties>
      </text:list-level-style-number>
      <text:list-level-style-number text:level="9" text:style-name="WW8Num96z8" style:num-suffix="." style:num-format="i" text:display-levels="2">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number text:level="1" text:style-name="WW8Num9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9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9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9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9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9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number text:level="1" text:style-name="WW8Num9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9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9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9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9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9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number text:level="1" text:style-name="WW8Num9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99z0" style:num-suffix="." style:num-format="1" text:display-levels="2">
        <style:list-level-properties text:list-level-position-and-space-mode="label-alignment">
          <style:list-level-label-alignment text:label-followed-by="listtab" text:list-tab-stop-position="4.075cm" fo:text-indent="-1.535cm" fo:margin-left="4.075cm"/>
        </style:list-level-properties>
      </text:list-level-style-number>
      <text:list-level-style-number text:level="3" text:style-name="WW8Num99z0" style:num-suffix="." style:num-format="1" text:start-value="10" text:display-levels="2">
        <style:list-level-properties text:list-level-position-and-space-mode="label-alignment">
          <style:list-level-label-alignment text:label-followed-by="listtab" fo:text-indent="-0.635cm" fo:margin-left="4.763cm"/>
        </style:list-level-properties>
      </text:list-level-style-number>
      <text:list-level-style-number text:level="4" text:style-name="WW8Num99z3"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99z4" style:num-suffix="." style:num-format="a" style:num-letter-sync="true" text:display-levels="2">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99z5" style:num-suffix="." style:num-format="i" text:display-levels="2">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99z6" style:num-suffix="." style:num-format="1"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99z7" style:num-suffix="." style:num-format="a" style:num-letter-sync="true" text:display-levels="2">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99z8" style:num-suffix="." style:num-format="i" text:display-levels="2">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number text:level="1" text:style-name="WW8Num10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number text:level="1" text:style-name="WW8Num10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text:style-name="WW8Num10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number text:level="1" text:style-name="WW8Num10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number text:level="1" text:style-name="WW8Num10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number text:level="1" text:style-name="WW8Num10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number text:level="1" text:style-name="WW8Num10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number text:level="1" text:style-name="WW8Num10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number text:level="1" text:style-name="WW8Num10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0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0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0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0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0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number text:level="1" text:style-name="WW8Num1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number text:level="1" text:style-name="WW8Num1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number text:level="1" text:style-name="WW8Num1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number text:level="1" text:style-name="WW8Num1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number text:level="1" text:style-name="WW8Num1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1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number text:level="1" text:style-name="WW8Num1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number text:level="1" text:style-name="WW8Num1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number text:level="1" text:style-name="WW8Num1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17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117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17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117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117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17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117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117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number text:level="1" text:style-name="WW8Num1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1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1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1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1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1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consecutive-numbering="true">
      <text:list-level-style-number text:level="1" text:style-name="WW8Num119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consecutive-numbering="true">
      <text:list-level-style-number text:level="1" text:style-name="WW8Num1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1" text:consecutive-numbering="true">
      <text:list-level-style-number text:level="1" text:style-name="WW8Num1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2" text:consecutive-numbering="true">
      <text:list-level-style-number text:level="1" text:style-name="WW8Num1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2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2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2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2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2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3" text:consecutive-numbering="true">
      <text:list-level-style-number text:level="1" text:style-name="WW8Num1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4" text:consecutive-numbering="true">
      <text:list-level-style-number text:level="1" text:style-name="WW8Num1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5" text:consecutive-numbering="true">
      <text:list-level-style-number text:level="1" text:style-name="WW8Num1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6" text:consecutive-numbering="true">
      <text:list-level-style-number text:level="1" text:style-name="WW8Num1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7" text:consecutive-numbering="true">
      <text:list-level-style-number text:level="1" text:style-name="WW8Num1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8" text:consecutive-numbering="true">
      <text:list-level-style-number text:level="1" text:style-name="WW8Num1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2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2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2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2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2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9" text:consecutive-numbering="true">
      <text:list-level-style-number text:level="1" text:style-name="WW8Num129z0"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WW8Num129z1" style:num-suffix="."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text:style-name="WW8Num129z2" style:num-suffix="."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8Num129z3" style:num-suffix="."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text:style-name="WW8Num129z4" style:num-suffix="."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text:style-name="WW8Num129z5" style:num-suffix="."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8Num129z6" style:num-suffix="."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text:style-name="WW8Num129z7" style:num-suffix="."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text:style-name="WW8Num129z8" style:num-suffix="."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0" text:consecutive-numbering="true">
      <text:list-level-style-number text:level="1" text:style-name="WW8Num130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30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130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30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130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130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30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130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130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1" text:consecutive-numbering="true">
      <text:list-level-style-number text:level="1" text:style-name="WW8Num1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2" text:consecutive-numbering="true">
      <text:list-level-style-number text:level="1" text:style-name="WW8Num1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3" text:consecutive-numbering="true">
      <text:list-level-style-number text:level="1" text:style-name="WW8Num133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133z1" style:num-suffix="." style:num-format="a" style:num-letter-sync="true" text:display-levels="2">
        <style:list-level-properties text:list-level-position-and-space-mode="label-alignment">
          <style:list-level-label-alignment text:label-followed-by="listtab" fo:text-indent="-0.635cm" fo:margin-left="2.406cm"/>
        </style:list-level-properties>
      </text:list-level-style-number>
      <text:list-level-style-number text:level="3" text:style-name="WW8Num133z2"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WW8Num133z3" style:num-suffix="." style:num-format="1" text:display-levels="2">
        <style:list-level-properties text:list-level-position-and-space-mode="label-alignment">
          <style:list-level-label-alignment text:label-followed-by="listtab" fo:text-indent="-0.635cm" fo:margin-left="4.946cm"/>
        </style:list-level-properties>
      </text:list-level-style-number>
      <text:list-level-style-number text:level="5" text:style-name="WW8Num133z4" style:num-suffix="." style:num-format="a" style:num-letter-sync="true" text:display-levels="2">
        <style:list-level-properties text:list-level-position-and-space-mode="label-alignment">
          <style:list-level-label-alignment text:label-followed-by="listtab" fo:text-indent="-0.635cm" fo:margin-left="6.216cm"/>
        </style:list-level-properties>
      </text:list-level-style-number>
      <text:list-level-style-number text:level="6" text:style-name="WW8Num133z5" style:num-suffix="." style:num-format="i" text:display-levels="2">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WW8Num133z6" style:num-suffix="." style:num-format="1" text:display-levels="2">
        <style:list-level-properties text:list-level-position-and-space-mode="label-alignment">
          <style:list-level-label-alignment text:label-followed-by="listtab" fo:text-indent="-0.635cm" fo:margin-left="8.756cm"/>
        </style:list-level-properties>
      </text:list-level-style-number>
      <text:list-level-style-number text:level="8" text:style-name="WW8Num133z7" style:num-suffix="." style:num-format="a" style:num-letter-sync="true" text:display-levels="2">
        <style:list-level-properties text:list-level-position-and-space-mode="label-alignment">
          <style:list-level-label-alignment text:label-followed-by="listtab" fo:text-indent="-0.635cm" fo:margin-left="10.026cm"/>
        </style:list-level-properties>
      </text:list-level-style-number>
      <text:list-level-style-number text:level="9" text:style-name="WW8Num133z8" style:num-suffix="." style:num-format="i" text:display-levels="2">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4" text:consecutive-numbering="true">
      <text:list-level-style-number text:level="1" text:style-name="WW8Num1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5" text:consecutive-numbering="true">
      <text:list-level-style-number text:level="1" text:style-name="WW8Num1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6" text:consecutive-numbering="true">
      <text:list-level-style-number text:level="1" text:style-name="WW8Num1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7" text:consecutive-numbering="true">
      <text:list-level-style-number text:level="1" text:style-name="WW8Num1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8" text:consecutive-numbering="true">
      <text:list-level-style-number text:level="1" text:style-name="WW8Num1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3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3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3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3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3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9" text:consecutive-numbering="true">
      <text:list-level-style-number text:level="1" text:style-name="WW8Num13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9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139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9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139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139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9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139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139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0" text:consecutive-numbering="true">
      <text:list-level-style-number text:level="1" text:style-name="WW8Num1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1" text:consecutive-numbering="true">
      <text:list-level-style-number text:level="1" text:style-name="WW8Num1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2" text:consecutive-numbering="true">
      <text:list-level-style-number text:level="1" text:style-name="WW8Num1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3" text:consecutive-numbering="true">
      <text:list-level-style-number text:level="1" text:style-name="WW8Num1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4" text:consecutive-numbering="true">
      <text:list-level-style-number text:level="1" text:style-name="WW8Num1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5" text:consecutive-numbering="true">
      <text:list-level-style-number text:level="1" text:style-name="WW8Num1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6" text:consecutive-numbering="true">
      <text:list-level-style-number text:level="1" text:style-name="WW8Num1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7" text:consecutive-numbering="true">
      <text:list-level-style-number text:level="1" text:style-name="WW8Num147z0"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8Num147z1" style:num-suffix="." style:num-format="a" style:num-letter-sync="true" text:display-levels="2">
        <style:list-level-properties text:list-level-position-and-space-mode="label-alignment">
          <style:list-level-label-alignment text:label-followed-by="listtab" fo:text-indent="-0.635cm" fo:margin-left="2.656cm"/>
        </style:list-level-properties>
      </text:list-level-style-number>
      <text:list-level-style-number text:level="3" text:style-name="WW8Num147z2"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8Num147z3" style:num-suffix="." style:num-format="1" text:display-levels="2">
        <style:list-level-properties text:list-level-position-and-space-mode="label-alignment">
          <style:list-level-label-alignment text:label-followed-by="listtab" fo:text-indent="-0.635cm" fo:margin-left="5.196cm"/>
        </style:list-level-properties>
      </text:list-level-style-number>
      <text:list-level-style-number text:level="5" text:style-name="WW8Num147z4" style:num-suffix="." style:num-format="a" style:num-letter-sync="true" text:display-levels="2">
        <style:list-level-properties text:list-level-position-and-space-mode="label-alignment">
          <style:list-level-label-alignment text:label-followed-by="listtab" fo:text-indent="-0.635cm" fo:margin-left="6.466cm"/>
        </style:list-level-properties>
      </text:list-level-style-number>
      <text:list-level-style-number text:level="6" text:style-name="WW8Num147z5" style:num-suffix="." style:num-format="i" text:display-levels="2">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8Num147z6" style:num-suffix="." style:num-format="1" text:display-levels="2">
        <style:list-level-properties text:list-level-position-and-space-mode="label-alignment">
          <style:list-level-label-alignment text:label-followed-by="listtab" fo:text-indent="-0.635cm" fo:margin-left="9.006cm"/>
        </style:list-level-properties>
      </text:list-level-style-number>
      <text:list-level-style-number text:level="8" text:style-name="WW8Num147z7" style:num-suffix="." style:num-format="a" style:num-letter-sync="true" text:display-levels="2">
        <style:list-level-properties text:list-level-position-and-space-mode="label-alignment">
          <style:list-level-label-alignment text:label-followed-by="listtab" fo:text-indent="-0.635cm" fo:margin-left="10.276cm"/>
        </style:list-level-properties>
      </text:list-level-style-number>
      <text:list-level-style-number text:level="9" text:style-name="WW8Num147z8" style:num-suffix="." style:num-format="i" text:display-levels="2">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8">
      <text:list-level-style-bullet text:level="1" text:style-name="WW8Num148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Symbol"/>
      </text:list-level-style-bullet>
      <text:list-level-style-bullet text:level="2" text:style-name="WW8Num148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text:style-name="WW8Num1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9" text:consecutive-numbering="true">
      <text:list-level-style-number text:level="1" text:style-name="WW8Num1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4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4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4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4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4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0" text:consecutive-numbering="true">
      <text:list-level-style-number text:level="1" text:style-name="WW8Num1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1" text:consecutive-numbering="true">
      <text:list-level-style-number text:level="1" text:style-name="WW8Num1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2" text:consecutive-numbering="true">
      <text:list-level-style-number text:level="1" text:style-name="WW8Num152z0"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WW8Num152z1" style:num-suffix="." style:num-format="a" style:num-letter-sync="true" text:display-levels="2">
        <style:list-level-properties text:list-level-position-and-space-mode="label-alignment">
          <style:list-level-label-alignment text:label-followed-by="listtab" fo:text-indent="-0.635cm" fo:margin-left="3.54cm"/>
        </style:list-level-properties>
      </text:list-level-style-number>
      <text:list-level-style-number text:level="3" text:style-name="WW8Num152z2"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WW8Num152z3" style:num-suffix="." style:num-format="1" text:display-levels="2">
        <style:list-level-properties text:list-level-position-and-space-mode="label-alignment">
          <style:list-level-label-alignment text:label-followed-by="listtab" fo:text-indent="-0.635cm" fo:margin-left="6.08cm"/>
        </style:list-level-properties>
      </text:list-level-style-number>
      <text:list-level-style-number text:level="5" text:style-name="WW8Num152z4" style:num-suffix="." style:num-format="a" style:num-letter-sync="true" text:display-levels="2">
        <style:list-level-properties text:list-level-position-and-space-mode="label-alignment">
          <style:list-level-label-alignment text:label-followed-by="listtab" fo:text-indent="-0.635cm" fo:margin-left="7.35cm"/>
        </style:list-level-properties>
      </text:list-level-style-number>
      <text:list-level-style-number text:level="6" text:style-name="WW8Num152z5" style:num-suffix="." style:num-format="i" text:display-levels="2">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WW8Num152z6" style:num-suffix="." style:num-format="1" text:display-levels="2">
        <style:list-level-properties text:list-level-position-and-space-mode="label-alignment">
          <style:list-level-label-alignment text:label-followed-by="listtab" fo:text-indent="-0.635cm" fo:margin-left="9.89cm"/>
        </style:list-level-properties>
      </text:list-level-style-number>
      <text:list-level-style-number text:level="8" text:style-name="WW8Num152z7" style:num-suffix="." style:num-format="a" style:num-letter-sync="true" text:display-levels="2">
        <style:list-level-properties text:list-level-position-and-space-mode="label-alignment">
          <style:list-level-label-alignment text:label-followed-by="listtab" fo:text-indent="-0.635cm" fo:margin-left="11.16cm"/>
        </style:list-level-properties>
      </text:list-level-style-number>
      <text:list-level-style-number text:level="9" text:style-name="WW8Num152z8" style:num-suffix="." style:num-format="i" text:display-levels="2">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3" text:consecutive-numbering="true">
      <text:list-level-style-number text:level="1" text:style-name="WW8Num1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4" text:consecutive-numbering="true">
      <text:list-level-style-number text:level="1" text:style-name="WW8Num15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5" text:consecutive-numbering="true">
      <text:list-level-style-number text:level="1" text:style-name="WW8Num1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6" text:consecutive-numbering="true">
      <text:list-level-style-number text:level="1" text:style-name="WW8Num15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6z1"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7" text:consecutive-numbering="true">
      <text:list-level-style-number text:level="1" text:style-name="WW8Num15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7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7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7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7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7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7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7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7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8">
      <text:list-level-style-number text:level="1" text:style-name="WW8Num158z0"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2" text:style-name="WW8Num158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8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8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8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8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8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9" text:consecutive-numbering="true">
      <text:list-level-style-number text:level="1" text:style-name="WW8Num1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0" text:consecutive-numbering="true">
      <text:list-level-style-number text:level="1" text:style-name="WW8Num1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1" text:consecutive-numbering="true">
      <text:list-level-style-number text:level="1" text:style-name="WW8Num16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2" text:consecutive-numbering="true">
      <text:list-level-style-number text:level="1" text:style-name="WW8Num1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3" text:consecutive-numbering="true">
      <text:list-level-style-number text:level="1" text:style-name="WW8Num1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4" text:consecutive-numbering="true">
      <text:list-level-style-number text:level="1" text:style-name="WW8Num1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5" text:consecutive-numbering="true">
      <text:list-level-style-number text:level="1" text:style-name="WW8Num165z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WW8Num165z1" style:num-suffix="."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3" text:style-name="WW8Num165z2" style:num-suffix="."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WW8Num165z3" style:num-suffix="."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5" text:style-name="WW8Num165z4" style:num-suffix="."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6" text:style-name="WW8Num165z5" style:num-suffix="." style:num-format="i" text:display-levels="2">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WW8Num165z6" style:num-suffix="."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8" text:style-name="WW8Num165z7" style:num-suffix="."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9" text:style-name="WW8Num165z8" style:num-suffix="." style:num-format="i" text:display-levels="2">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6" text:consecutive-numbering="true">
      <text:list-level-style-number text:level="1" text:style-name="WW8Num1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7" text:consecutive-numbering="true">
      <text:list-level-style-number text:level="1" text:style-name="WW8Num1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8" text:consecutive-numbering="true">
      <text:list-level-style-number text:level="1" text:style-name="WW8Num16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68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168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68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168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168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68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168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168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9" text:consecutive-numbering="true">
      <text:list-level-style-number text:level="1" text:style-name="WW8Num1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6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6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6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6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6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0" text:consecutive-numbering="true">
      <text:list-level-style-number text:level="1" text:style-name="WW8Num170z0"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WW8Num170z1" style:num-suffix="." style:num-format="a" style:num-letter-sync="true" text:display-levels="2">
        <style:list-level-properties text:list-level-position-and-space-mode="label-alignment">
          <style:list-level-label-alignment text:label-followed-by="listtab" fo:text-indent="-0.635cm" fo:margin-left="3.54cm"/>
        </style:list-level-properties>
      </text:list-level-style-number>
      <text:list-level-style-number text:level="3" text:style-name="WW8Num170z2"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WW8Num170z3" style:num-suffix="." style:num-format="1" text:display-levels="2">
        <style:list-level-properties text:list-level-position-and-space-mode="label-alignment">
          <style:list-level-label-alignment text:label-followed-by="listtab" fo:text-indent="-0.635cm" fo:margin-left="6.08cm"/>
        </style:list-level-properties>
      </text:list-level-style-number>
      <text:list-level-style-number text:level="5" text:style-name="WW8Num170z4" style:num-suffix="." style:num-format="a" style:num-letter-sync="true" text:display-levels="2">
        <style:list-level-properties text:list-level-position-and-space-mode="label-alignment">
          <style:list-level-label-alignment text:label-followed-by="listtab" fo:text-indent="-0.635cm" fo:margin-left="7.35cm"/>
        </style:list-level-properties>
      </text:list-level-style-number>
      <text:list-level-style-number text:level="6" text:style-name="WW8Num170z5" style:num-suffix="." style:num-format="i" text:display-levels="2">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WW8Num170z6" style:num-suffix="." style:num-format="1" text:display-levels="2">
        <style:list-level-properties text:list-level-position-and-space-mode="label-alignment">
          <style:list-level-label-alignment text:label-followed-by="listtab" fo:text-indent="-0.635cm" fo:margin-left="9.89cm"/>
        </style:list-level-properties>
      </text:list-level-style-number>
      <text:list-level-style-number text:level="8" text:style-name="WW8Num170z7" style:num-suffix="." style:num-format="a" style:num-letter-sync="true" text:display-levels="2">
        <style:list-level-properties text:list-level-position-and-space-mode="label-alignment">
          <style:list-level-label-alignment text:label-followed-by="listtab" fo:text-indent="-0.635cm" fo:margin-left="11.16cm"/>
        </style:list-level-properties>
      </text:list-level-style-number>
      <text:list-level-style-number text:level="9" text:style-name="WW8Num170z8" style:num-suffix="." style:num-format="i" text:display-levels="2">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1" text:consecutive-numbering="true">
      <text:list-level-style-number text:level="1" text:style-name="WW8Num1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2" text:consecutive-numbering="true">
      <text:list-level-style-number text:level="1" text:style-name="WW8Num172z0" style:num-suffix="."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text:style-name="WW8Num17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3" text:consecutive-numbering="true">
      <text:list-level-style-number text:level="1" text:style-name="WW8Num1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4" text:consecutive-numbering="true">
      <text:list-level-style-number text:level="1" text:style-name="WW8Num1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5" text:consecutive-numbering="true">
      <text:list-level-style-number text:level="1" text:style-name="WW8Num17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6" text:consecutive-numbering="true">
      <text:list-level-style-number text:level="1" text:style-name="WW8Num17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7" text:consecutive-numbering="true">
      <text:list-level-style-number text:level="1" text:style-name="WW8Num17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7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7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7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7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7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8" text:consecutive-numbering="true">
      <text:list-level-style-number text:level="1" text:style-name="WW8Num17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8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8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8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8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8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8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9" text:consecutive-numbering="true">
      <text:list-level-style-number text:level="1" text:style-name="WW8Num179z0"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WW8Num179z1" style:num-suffix="."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text:style-name="WW8Num179z2" style:num-suffix="."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8Num179z3" style:num-suffix="."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text:style-name="WW8Num179z4" style:num-suffix="."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text:style-name="WW8Num179z5" style:num-suffix="."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8Num179z6" style:num-suffix="."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text:style-name="WW8Num179z7" style:num-suffix="."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text:style-name="WW8Num179z8" style:num-suffix="."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0" text:consecutive-numbering="true">
      <text:list-level-style-number text:level="1" text:style-name="WW8Num1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1" text:consecutive-numbering="true">
      <text:list-level-style-number text:level="1" text:style-name="WW8Num18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2" text:consecutive-numbering="true">
      <text:list-level-style-number text:level="1" text:style-name="WW8Num18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3" text:consecutive-numbering="true">
      <text:list-level-style-number text:level="1" text:style-name="WW8Num18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83z1"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WW8Num183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83z3" style:num-suffix="."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WW8Num183z4" style:num-suffix="."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WW8Num183z5" style:num-suffix="."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83z6" style:num-suffix="."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WW8Num183z7" style:num-suffix="."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WW8Num183z8" style:num-suffix="."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4" text:consecutive-numbering="true">
      <text:list-level-style-number text:level="1" text:style-name="WW8Num18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5" text:consecutive-numbering="true">
      <text:list-level-style-number text:level="1" text:style-name="WW8Num18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6" text:consecutive-numbering="true">
      <text:list-level-style-number text:level="1" text:style-name="WW8Num18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7" text:consecutive-numbering="true">
      <text:list-level-style-number text:level="1" text:style-name="WW8Num18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8" text:consecutive-numbering="true">
      <text:list-level-style-number text:level="1" text:style-name="WW8Num18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consecutive-numbering="true">
      <text:list-level-style-number text:level="1" text:style-name="WW8Num18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8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8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8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8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8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0" text:consecutive-numbering="true">
      <text:list-level-style-number text:level="1" text:style-name="WW8Num19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1" text:consecutive-numbering="true">
      <text:list-level-style-number text:level="1" text:style-name="WW8Num191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19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2" text:consecutive-numbering="true">
      <text:list-level-style-number text:level="1" text:style-name="WW8Num19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3" text:consecutive-numbering="true">
      <text:list-level-style-number text:level="1" text:style-name="WW8Num19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4" text:consecutive-numbering="true">
      <text:list-level-style-number text:level="1" text:style-name="WW8Num19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5" text:consecutive-numbering="true">
      <text:list-level-style-number text:level="1" text:style-name="WW8Num19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6" text:consecutive-numbering="true">
      <text:list-level-style-number text:level="1" text:style-name="WW8Num19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7" text:consecutive-numbering="true">
      <text:list-level-style-number text:level="1" text:style-name="WW8Num19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8" text:consecutive-numbering="true">
      <text:list-level-style-number text:level="1" text:style-name="WW8Num19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9" text:consecutive-numbering="true">
      <text:list-level-style-number text:level="1" text:style-name="WW8Num19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9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9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9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9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9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9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9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9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0" text:consecutive-numbering="true">
      <text:list-level-style-number text:level="1" text:style-name="WW8Num20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1" text:consecutive-numbering="true">
      <text:list-level-style-number text:level="1" text:style-name="WW8Num201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20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2" text:consecutive-numbering="true">
      <text:list-level-style-number text:level="1" text:style-name="WW8Num20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2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202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2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202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202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2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202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202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3" text:consecutive-numbering="true">
      <text:list-level-style-number text:level="1" text:style-name="WW8Num20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4" text:consecutive-numbering="true">
      <text:list-level-style-number text:level="1" text:style-name="WW8Num20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5" text:consecutive-numbering="true">
      <text:list-level-style-number text:level="1" text:style-name="WW8Num20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6" text:consecutive-numbering="true">
      <text:list-level-style-number text:level="1" text:style-name="WW8Num20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7" text:consecutive-numbering="true">
      <text:list-level-style-number text:level="1" text:style-name="WW8Num20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8" text:consecutive-numbering="true">
      <text:list-level-style-number text:level="1" text:style-name="WW8Num20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08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208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08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208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208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08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208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208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9" text:consecutive-numbering="true">
      <text:list-level-style-number text:level="1" text:style-name="WW8Num20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0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0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0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0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0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0">
      <text:list-level-style-number text:level="1" text:style-name="WW8Num2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0z0" style:num-suffix="." style:num-format="1" text:start-value="3" text:display-levels="2">
        <style:list-level-properties text:list-level-position-and-space-mode="label-alignment">
          <style:list-level-label-alignment text:label-followed-by="listtab" fo:text-indent="-1.058cm" fo:margin-left="2cm"/>
        </style:list-level-properties>
      </text:list-level-style-number>
      <text:list-level-style-number text:level="3" text:style-name="WW8Num210z0" style:num-suffix="." style:num-format="1" text:start-value="2" text:display-levels="3">
        <style:list-level-properties text:list-level-position-and-space-mode="label-alignment">
          <style:list-level-label-alignment text:label-followed-by="listtab" fo:text-indent="-1.27cm" fo:margin-left="2.519cm"/>
        </style:list-level-properties>
      </text:list-level-style-number>
      <text:list-level-style-number text:level="4" text:style-name="WW8Num210z0" style:num-suffix="." style:num-format="1" text:display-levels="4">
        <style:list-level-properties text:list-level-position-and-space-mode="label-alignment">
          <style:list-level-label-alignment text:label-followed-by="listtab" fo:text-indent="-1.27cm" fo:margin-left="2.826cm"/>
        </style:list-level-properties>
      </text:list-level-style-number>
      <text:list-level-style-number text:level="5" text:style-name="WW8Num210z0" style:num-suffix="." style:num-format="1" text:display-levels="5">
        <style:list-level-properties text:list-level-position-and-space-mode="label-alignment">
          <style:list-level-label-alignment text:label-followed-by="listtab" fo:text-indent="-1.905cm" fo:margin-left="3.768cm"/>
        </style:list-level-properties>
      </text:list-level-style-number>
      <text:list-level-style-number text:level="6" text:style-name="WW8Num210z0" style:num-suffix="." style:num-format="1" text:display-levels="6">
        <style:list-level-properties text:list-level-position-and-space-mode="label-alignment">
          <style:list-level-label-alignment text:label-followed-by="listtab" fo:text-indent="-1.905cm" fo:margin-left="4.075cm"/>
        </style:list-level-properties>
      </text:list-level-style-number>
      <text:list-level-style-number text:level="7" text:style-name="WW8Num210z0" style:num-suffix="." style:num-format="1" text:display-levels="7">
        <style:list-level-properties text:list-level-position-and-space-mode="label-alignment">
          <style:list-level-label-alignment text:label-followed-by="listtab" fo:text-indent="-2.54cm" fo:margin-left="5.017cm"/>
        </style:list-level-properties>
      </text:list-level-style-number>
      <text:list-level-style-number text:level="8" text:style-name="WW8Num210z0" style:num-suffix="." style:num-format="1" text:display-levels="8">
        <style:list-level-properties text:list-level-position-and-space-mode="label-alignment">
          <style:list-level-label-alignment text:label-followed-by="listtab" fo:text-indent="-2.54cm" fo:margin-left="5.323cm"/>
        </style:list-level-properties>
      </text:list-level-style-number>
      <text:list-level-style-number text:level="9" text:style-name="WW8Num210z0" style:num-suffix="." style:num-format="1" text:display-levels="9">
        <style:list-level-properties text:list-level-position-and-space-mode="label-alignment">
          <style:list-level-label-alignment text:label-followed-by="listtab" fo:text-indent="-3.175cm" fo:margin-left="6.2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1" text:consecutive-numbering="true">
      <text:list-level-style-number text:level="1" text:style-name="WW8Num2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1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1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1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1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1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2" text:consecutive-numbering="true">
      <text:list-level-style-number text:level="1" text:style-name="WW8Num21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12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212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12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212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212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12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212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212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3" text:consecutive-numbering="true">
      <text:list-level-style-number text:level="1" text:style-name="WW8Num2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1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1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1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1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1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4" text:consecutive-numbering="true">
      <text:list-level-style-number text:level="1" text:style-name="WW8Num2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1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1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1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1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1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5" text:consecutive-numbering="true">
      <text:list-level-style-number text:level="1" text:style-name="WW8Num215z0"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WW8Num21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1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1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1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1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1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6" text:consecutive-numbering="true">
      <text:list-level-style-number text:level="1" text:style-name="WW8Num21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16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216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6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216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216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6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216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216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7" text:consecutive-numbering="true">
      <text:list-level-style-bullet text:level="1" text:style-name="WW8Num2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17z1"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3" text:style-name="WW8Num217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7z1"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21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2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217z1"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21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8" text:consecutive-numbering="true">
      <text:list-level-style-number text:level="1" text:style-name="WW8Num2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1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1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1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1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1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9" text:consecutive-numbering="true">
      <text:list-level-style-number text:level="1" text:style-name="WW8Num219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19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219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9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219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219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9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219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219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0" text:consecutive-numbering="true">
      <text:list-level-style-number text:level="1" text:style-name="WW8Num2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2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2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2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2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2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1" text:consecutive-numbering="true">
      <text:list-level-style-number text:level="1" text:style-name="WW8Num2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2" text:consecutive-numbering="true">
      <text:list-level-style-number text:level="1" text:style-name="WW8Num2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2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2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2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2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2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3" text:consecutive-numbering="true">
      <text:list-level-style-number text:level="1" text:style-name="WW8Num2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2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2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2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2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2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4" text:consecutive-numbering="true">
      <text:list-level-style-number text:level="1" text:style-name="WW8Num22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2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2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2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2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2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5" text:consecutive-numbering="true">
      <text:list-level-style-number text:level="1" text:style-name="WW8Num2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2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2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2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2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2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6" text:consecutive-numbering="true">
      <text:list-level-style-number text:level="1" text:style-name="WW8Num2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2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2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2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2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2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7" text:consecutive-numbering="true">
      <text:list-level-style-number text:level="1" text:style-name="WW8Num2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2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2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2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2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2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8" text:consecutive-numbering="true">
      <text:list-level-style-number text:level="1" text:style-name="WW8Num228z0" style:num-suffix="." style:num-format="1" text:start-value="3">
        <style:list-level-properties text:list-level-position-and-space-mode="label-alignment">
          <style:list-level-label-alignment text:label-followed-by="listtab" fo:text-indent="-0.635cm" fo:margin-left="1.386cm"/>
        </style:list-level-properties>
      </text:list-level-style-number>
      <text:list-level-style-number text:level="2" text:style-name="WW8Num228z1" style:num-suffix="." style:num-format="a" style:num-letter-sync="true" text:display-levels="2">
        <style:list-level-properties text:list-level-position-and-space-mode="label-alignment">
          <style:list-level-label-alignment text:label-followed-by="listtab" fo:text-indent="-0.635cm" fo:margin-left="2.656cm"/>
        </style:list-level-properties>
      </text:list-level-style-number>
      <text:list-level-style-number text:level="3" text:style-name="WW8Num228z2"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8Num228z3" style:num-suffix="." style:num-format="1" text:display-levels="2">
        <style:list-level-properties text:list-level-position-and-space-mode="label-alignment">
          <style:list-level-label-alignment text:label-followed-by="listtab" fo:text-indent="-0.635cm" fo:margin-left="5.196cm"/>
        </style:list-level-properties>
      </text:list-level-style-number>
      <text:list-level-style-number text:level="5" text:style-name="WW8Num228z4" style:num-suffix="." style:num-format="a" style:num-letter-sync="true" text:display-levels="2">
        <style:list-level-properties text:list-level-position-and-space-mode="label-alignment">
          <style:list-level-label-alignment text:label-followed-by="listtab" fo:text-indent="-0.635cm" fo:margin-left="6.466cm"/>
        </style:list-level-properties>
      </text:list-level-style-number>
      <text:list-level-style-number text:level="6" text:style-name="WW8Num228z5" style:num-suffix="." style:num-format="i" text:display-levels="2">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8Num228z6" style:num-suffix="." style:num-format="1" text:display-levels="2">
        <style:list-level-properties text:list-level-position-and-space-mode="label-alignment">
          <style:list-level-label-alignment text:label-followed-by="listtab" fo:text-indent="-0.635cm" fo:margin-left="9.006cm"/>
        </style:list-level-properties>
      </text:list-level-style-number>
      <text:list-level-style-number text:level="8" text:style-name="WW8Num228z7" style:num-suffix="." style:num-format="a" style:num-letter-sync="true" text:display-levels="2">
        <style:list-level-properties text:list-level-position-and-space-mode="label-alignment">
          <style:list-level-label-alignment text:label-followed-by="listtab" fo:text-indent="-0.635cm" fo:margin-left="10.276cm"/>
        </style:list-level-properties>
      </text:list-level-style-number>
      <text:list-level-style-number text:level="9" text:style-name="WW8Num228z8" style:num-suffix="." style:num-format="i" text:display-levels="2">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9" text:consecutive-numbering="true">
      <text:list-level-style-number text:level="1" text:style-name="WW8Num229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229z1" style:num-suffix="." style:num-format="a" style:num-letter-sync="true" text:display-levels="2">
        <style:list-level-properties text:list-level-position-and-space-mode="label-alignment">
          <style:list-level-label-alignment text:label-followed-by="listtab" fo:text-indent="-0.635cm" fo:margin-left="3.791cm"/>
        </style:list-level-properties>
      </text:list-level-style-number>
      <text:list-level-style-number text:level="3" text:style-name="WW8Num229z2"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229z3" style:num-suffix="." style:num-format="1" text:display-levels="2">
        <style:list-level-properties text:list-level-position-and-space-mode="label-alignment">
          <style:list-level-label-alignment text:label-followed-by="listtab" fo:text-indent="-0.635cm" fo:margin-left="6.331cm"/>
        </style:list-level-properties>
      </text:list-level-style-number>
      <text:list-level-style-number text:level="5" text:style-name="WW8Num229z4" style:num-suffix="." style:num-format="a" style:num-letter-sync="true" text:display-levels="2">
        <style:list-level-properties text:list-level-position-and-space-mode="label-alignment">
          <style:list-level-label-alignment text:label-followed-by="listtab" fo:text-indent="-0.635cm" fo:margin-left="7.601cm"/>
        </style:list-level-properties>
      </text:list-level-style-number>
      <text:list-level-style-number text:level="6" text:style-name="WW8Num229z5" style:num-suffix="." style:num-format="i" text:display-levels="2">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229z6" style:num-suffix="." style:num-format="1" text:display-levels="2">
        <style:list-level-properties text:list-level-position-and-space-mode="label-alignment">
          <style:list-level-label-alignment text:label-followed-by="listtab" fo:text-indent="-0.635cm" fo:margin-left="10.141cm"/>
        </style:list-level-properties>
      </text:list-level-style-number>
      <text:list-level-style-number text:level="8" text:style-name="WW8Num229z7" style:num-suffix="." style:num-format="a" style:num-letter-sync="true" text:display-levels="2">
        <style:list-level-properties text:list-level-position-and-space-mode="label-alignment">
          <style:list-level-label-alignment text:label-followed-by="listtab" fo:text-indent="-0.635cm" fo:margin-left="11.411cm"/>
        </style:list-level-properties>
      </text:list-level-style-number>
      <text:list-level-style-number text:level="9" text:style-name="WW8Num229z8" style:num-suffix="." style:num-format="i" text:display-levels="2">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0" text:consecutive-numbering="true">
      <text:list-level-style-number text:level="1" text:style-name="WW8Num230z0"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2" text:style-name="WW8Num230z1" style:num-suffix="." style:num-format="a" style:num-letter-sync="true" text:display-levels="2">
        <style:list-level-properties text:list-level-position-and-space-mode="label-alignment">
          <style:list-level-label-alignment text:label-followed-by="listtab" fo:text-indent="-0.635cm" fo:margin-left="3.425cm"/>
        </style:list-level-properties>
      </text:list-level-style-number>
      <text:list-level-style-number text:level="3" text:style-name="WW8Num230z2" style:num-suffix="." style:num-format="i" text:display-levels="2">
        <style:list-level-properties text:list-level-position-and-space-mode="label-alignment" fo:text-align="end">
          <style:list-level-label-alignment text:label-followed-by="listtab" fo:text-indent="-0.318cm" fo:margin-left="4.695cm"/>
        </style:list-level-properties>
      </text:list-level-style-number>
      <text:list-level-style-number text:level="4" text:style-name="WW8Num230z3" style:num-suffix="." style:num-format="1" text:display-levels="2">
        <style:list-level-properties text:list-level-position-and-space-mode="label-alignment">
          <style:list-level-label-alignment text:label-followed-by="listtab" fo:text-indent="-0.635cm" fo:margin-left="5.965cm"/>
        </style:list-level-properties>
      </text:list-level-style-number>
      <text:list-level-style-number text:level="5" text:style-name="WW8Num230z4" style:num-suffix="." style:num-format="a" style:num-letter-sync="true" text:display-levels="2">
        <style:list-level-properties text:list-level-position-and-space-mode="label-alignment">
          <style:list-level-label-alignment text:label-followed-by="listtab" fo:text-indent="-0.635cm" fo:margin-left="7.235cm"/>
        </style:list-level-properties>
      </text:list-level-style-number>
      <text:list-level-style-number text:level="6" text:style-name="WW8Num230z5" style:num-suffix="." style:num-format="i" text:display-levels="2">
        <style:list-level-properties text:list-level-position-and-space-mode="label-alignment" fo:text-align="end">
          <style:list-level-label-alignment text:label-followed-by="listtab" fo:text-indent="-0.318cm" fo:margin-left="8.505cm"/>
        </style:list-level-properties>
      </text:list-level-style-number>
      <text:list-level-style-number text:level="7" text:style-name="WW8Num230z6" style:num-suffix="." style:num-format="1" text:display-levels="2">
        <style:list-level-properties text:list-level-position-and-space-mode="label-alignment">
          <style:list-level-label-alignment text:label-followed-by="listtab" fo:text-indent="-0.635cm" fo:margin-left="9.775cm"/>
        </style:list-level-properties>
      </text:list-level-style-number>
      <text:list-level-style-number text:level="8" text:style-name="WW8Num230z7" style:num-suffix="." style:num-format="a" style:num-letter-sync="true" text:display-levels="2">
        <style:list-level-properties text:list-level-position-and-space-mode="label-alignment">
          <style:list-level-label-alignment text:label-followed-by="listtab" fo:text-indent="-0.635cm" fo:margin-left="11.045cm"/>
        </style:list-level-properties>
      </text:list-level-style-number>
      <text:list-level-style-number text:level="9" text:style-name="WW8Num230z8" style:num-suffix="." style:num-format="i" text:display-levels="2">
        <style:list-level-properties text:list-level-position-and-space-mode="label-alignment" fo:text-align="end">
          <style:list-level-label-alignment text:label-followed-by="listtab" fo:text-indent="-0.318cm" fo:margin-left="12.3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1" text:consecutive-numbering="true">
      <text:list-level-style-number text:level="1" text:style-name="WW8Num2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3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3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3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3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3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2" text:consecutive-numbering="true">
      <text:list-level-style-number text:level="1" text:style-name="WW8Num23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32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232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2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232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232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2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232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232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3" text:consecutive-numbering="true">
      <text:list-level-style-number text:level="1" text:style-name="WW8Num2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3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3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3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3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3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4" text:consecutive-numbering="true">
      <text:list-level-style-bullet text:level="1" text:style-name="WW8Num2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5" text:consecutive-numbering="true">
      <text:list-level-style-number text:level="1" text:style-name="WW8Num23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35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235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35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235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235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35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235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235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6" text:consecutive-numbering="true">
      <text:list-level-style-number text:level="1" text:style-name="WW8Num2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3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3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3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3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3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7" text:consecutive-numbering="true">
      <text:list-level-style-number text:level="1" text:style-name="WW8Num2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3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3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3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3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3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8" text:consecutive-numbering="true">
      <text:list-level-style-number text:level="1" text:style-name="WW8Num2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3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3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3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3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3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9" text:consecutive-numbering="true">
      <text:list-level-style-number text:level="1" text:style-name="WW8Num23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3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3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3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3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3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0" text:consecutive-numbering="true">
      <text:list-level-style-number text:level="1" text:style-name="WW8Num240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40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240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40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240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240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40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240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240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1" text:consecutive-numbering="true">
      <text:list-level-style-number text:level="1" text:style-name="WW8Num2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2" text:consecutive-numbering="true">
      <text:list-level-style-number text:level="1" text:style-name="WW8Num2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2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2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2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2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2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2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2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3" text:consecutive-numbering="true">
      <text:list-level-style-number text:level="1" text:style-name="WW8Num2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4" text:consecutive-numbering="true">
      <text:list-level-style-number text:level="1" text:style-name="WW8Num2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5" text:consecutive-numbering="true">
      <text:list-level-style-number text:level="1" text:style-name="WW8Num2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6" text:consecutive-numbering="true">
      <text:list-level-style-number text:level="1" text:style-name="WW8Num2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6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6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6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6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6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6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6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6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7" text:consecutive-numbering="true">
      <text:list-level-style-number text:level="1" text:style-name="WW8Num2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8" text:consecutive-numbering="true">
      <text:list-level-style-number text:level="1" text:style-name="WW8Num248z0"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WW8Num24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9" text:consecutive-numbering="true">
      <text:list-level-style-number text:level="1" text:style-name="WW8Num2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4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4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4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4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4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4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0" text:consecutive-numbering="true">
      <text:list-level-style-number text:level="1" text:style-name="WW8Num2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1" text:consecutive-numbering="true">
      <text:list-level-style-number text:level="1" text:style-name="WW8Num2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2" text:consecutive-numbering="true">
      <text:list-level-style-number text:level="1" text:style-name="WW8Num252z0"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WW8Num252z1" style:num-suffix="." style:num-format="a" style:num-letter-sync="true" text:display-levels="2">
        <style:list-level-properties text:list-level-position-and-space-mode="label-alignment">
          <style:list-level-label-alignment text:label-followed-by="listtab" fo:text-indent="-0.635cm" fo:margin-left="3.54cm"/>
        </style:list-level-properties>
      </text:list-level-style-number>
      <text:list-level-style-number text:level="3" text:style-name="WW8Num252z2"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WW8Num252z3" style:num-suffix="." style:num-format="1" text:display-levels="2">
        <style:list-level-properties text:list-level-position-and-space-mode="label-alignment">
          <style:list-level-label-alignment text:label-followed-by="listtab" fo:text-indent="-0.635cm" fo:margin-left="6.08cm"/>
        </style:list-level-properties>
      </text:list-level-style-number>
      <text:list-level-style-number text:level="5" text:style-name="WW8Num252z4" style:num-suffix="." style:num-format="a" style:num-letter-sync="true" text:display-levels="2">
        <style:list-level-properties text:list-level-position-and-space-mode="label-alignment">
          <style:list-level-label-alignment text:label-followed-by="listtab" fo:text-indent="-0.635cm" fo:margin-left="7.35cm"/>
        </style:list-level-properties>
      </text:list-level-style-number>
      <text:list-level-style-number text:level="6" text:style-name="WW8Num252z5" style:num-suffix="." style:num-format="i" text:display-levels="2">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WW8Num252z6" style:num-suffix="." style:num-format="1" text:display-levels="2">
        <style:list-level-properties text:list-level-position-and-space-mode="label-alignment">
          <style:list-level-label-alignment text:label-followed-by="listtab" fo:text-indent="-0.635cm" fo:margin-left="9.89cm"/>
        </style:list-level-properties>
      </text:list-level-style-number>
      <text:list-level-style-number text:level="8" text:style-name="WW8Num252z7" style:num-suffix="." style:num-format="a" style:num-letter-sync="true" text:display-levels="2">
        <style:list-level-properties text:list-level-position-and-space-mode="label-alignment">
          <style:list-level-label-alignment text:label-followed-by="listtab" fo:text-indent="-0.635cm" fo:margin-left="11.16cm"/>
        </style:list-level-properties>
      </text:list-level-style-number>
      <text:list-level-style-number text:level="9" text:style-name="WW8Num252z8" style:num-suffix="." style:num-format="i" text:display-levels="2">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3" text:consecutive-numbering="true">
      <text:list-level-style-number text:level="1" text:style-name="WW8Num2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4" text:consecutive-numbering="true">
      <text:list-level-style-number text:level="1" text:style-name="WW8Num2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4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4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4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4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4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4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4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4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5" text:consecutive-numbering="true">
      <text:list-level-style-number text:level="1" text:style-name="WW8Num25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6" text:consecutive-numbering="true">
      <text:list-level-style-number text:level="1" text:style-name="WW8Num256z0"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WW8Num256z1" style:num-suffix="."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text:style-name="WW8Num256z2" style:num-suffix="."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8Num256z3" style:num-suffix="."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text:style-name="WW8Num256z4" style:num-suffix="."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text:style-name="WW8Num256z5" style:num-suffix="."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8Num256z6" style:num-suffix="."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text:style-name="WW8Num256z7" style:num-suffix="."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text:style-name="WW8Num256z8" style:num-suffix="."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7" text:consecutive-numbering="true">
      <text:list-level-style-number text:level="1" text:style-name="WW8Num2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7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7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7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7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7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7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7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7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8" text:consecutive-numbering="true">
      <text:list-level-style-number text:level="1" text:style-name="WW8Num25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8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8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8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8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8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8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8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8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9" text:consecutive-numbering="true">
      <text:list-level-style-number text:level="1" text:style-name="WW8Num2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5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5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5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5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5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0" text:consecutive-numbering="true">
      <text:list-level-style-number text:level="1" text:style-name="WW8Num2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0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60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0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60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60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0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60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60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1" text:consecutive-numbering="true">
      <text:list-level-style-number text:level="1" text:style-name="WW8Num26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1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261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1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261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261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1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261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261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ru" number:country="RU">
      <number:year number:style="long"/>
    </number:date-style>
    <style:default-page-layout>
      <style:page-layout-properties style:layout-grid-standard-mode="true"/>
    </style:default-page-layout>
  </office:styles>
  <office:automatic-styles>
    <style:style style:name="MP1" style:family="paragraph" style:parent-style-name="Standard">
      <style:paragraph-properties fo:orphans="0" fo:widows="0" fo:hyphenation-ladder-count="no-limit" style:text-autospace="none" style:punctuation-wrap="simple">
        <style:tab-stops>
          <style:tab-stop style:position="7.62cm" style:type="center"/>
          <style:tab-stop style:position="15.24cm" style:type="right"/>
        </style:tab-stops>
      </style:paragraph-properties>
      <style:text-properties fo:language="en" fo:country="US" style:language-asian="en" style:country-asian="US" fo:hyphenate="true" fo:hyphenation-remain-char-count="2" fo:hyphenation-push-char-count="2" loext:hyphenation-no-caps="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27cm" fo:margin-bottom="1.52cm" fo:margin-left="2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
      </style:header>
      <style:header-first>
        <text:p text:style-name="Header"/>
      </style:header-first>
      <style:footer>
        <text:p text:style-name="MP1"><draw:frame draw:style-name="Mfr1" draw:name="Врезка1" text:anchor-type="paragraph" svg:y="0.002cm" draw:z-index="7"><draw:text-box fo:min-height="0.058cm" fo:min-width="0cm"><text:p text:style-name="Footer"><text:span text:style-name="Page_20_Number"><text:page-number text:select-page="current">3</text:page-number></text:span></text:p></draw:text-box></draw:frame></text:p>
      </style:footer>
      <style:footer-first>
        <text:p text:style-name="Footer"/>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title/>
    <dc:subject/>
    <meta:keyword/>
    <meta:initial-creator>toshiba</meta:initial-creator>
    <meta:creation-date>2021-04-02T00:11:00</meta:creation-date>
    <dc:date>2021-04-29T13:28:49.416740430</dc:date>
    <meta:editing-cycles>5</meta:editing-cycles>
    <meta:editing-duration>PT1H16M45S</meta:editing-duration>
    <meta:document-statistic meta:table-count="3" meta:image-count="2" meta:object-count="4" meta:page-count="3" meta:paragraph-count="90" meta:word-count="895" meta:character-count="7196" meta:non-whitespace-character-count="6368"/>
    <meta:generator>LibreOffice/7.1.2.2$Linux_X86_64 LibreOffice_project/5751006d328844ba3fa6124ed263bbf122f0788a</meta:generator>
  </office:meta>
</office:document-meta>
</file>